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2cm"/>
    </style:style>
    <style:style style:name="co2" style:family="table-column">
      <style:table-column-properties fo:break-before="auto" style:column-width="2.392cm"/>
    </style:style>
    <style:style style:name="co3" style:family="table-column">
      <style:table-column-properties fo:break-before="auto" style:column-width="1.767cm"/>
    </style:style>
    <style:style style:name="co4" style:family="table-column">
      <style:table-column-properties fo:break-before="auto" style:column-width="1.716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8.657cm"/>
    </style:style>
    <style:style style:name="co10" style:family="table-column">
      <style:table-column-properties fo:break-before="auto" style:column-width="1.221cm"/>
    </style:style>
    <style:style style:name="co11" style:family="table-column">
      <style:table-column-properties fo:break-before="auto" style:column-width="1.192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164cm"/>
    </style:style>
    <style:style style:name="co14" style:family="table-column">
      <style:table-column-properties fo:break-before="auto" style:column-width="1.519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788cm" fo:break-before="auto" style:use-optimal-row-height="true"/>
    </style:style>
    <style:style style:name="ro9" style:family="table-row">
      <style:table-row-properties style:row-height="0.736cm" fo:break-before="auto" style:use-optimal-row-height="true"/>
    </style:style>
    <style:style style:name="ro10" style:family="table-row">
      <style:table-row-properties style:row-height="1.157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2.21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73cm" fo:break-before="auto" style:use-optimal-row-height="true"/>
    </style:style>
    <style:style style:name="ro17" style:family="table-row">
      <style:table-row-properties style:row-height="3.343cm" fo:break-before="auto" style:use-optimal-row-height="true"/>
    </style:style>
    <style:style style:name="ro18" style:family="table-row">
      <style:table-row-properties style:row-height="2.316cm" fo:break-before="auto" style:use-optimal-row-height="true"/>
    </style:style>
    <style:style style:name="ro19" style:family="table-row">
      <style:table-row-properties style:row-height="3.106cm" fo:break-before="auto" style:use-optimal-row-height="true"/>
    </style:style>
    <style:style style:name="ro20" style:family="table-row">
      <style:table-row-properties style:row-height="2.817cm" fo:break-before="auto" style:use-optimal-row-height="true"/>
    </style:style>
    <style:style style:name="ro21" style:family="table-row">
      <style:table-row-properties style:row-height="1.947cm" fo:break-before="auto" style:use-optimal-row-height="true"/>
    </style:style>
    <style:style style:name="ro22" style:family="table-row">
      <style:table-row-properties style:row-height="3.369cm" fo:break-before="auto" style:use-optimal-row-height="true"/>
    </style:style>
    <style:style style:name="ro23" style:family="table-row">
      <style:table-row-properties style:row-height="1.42cm" fo:break-before="auto" style:use-optimal-row-height="true"/>
    </style:style>
    <style:style style:name="ta1" style:family="table" style:master-page-name="PageStyle_5f_общежития_2c__20_расшифровка_20_площаде_2c__20_к-во_20_проживающих._20_спец._20_комм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0.002cm solid #000000" style:rotation-angle="9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45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border="0.002cm solid #000000" style:rotation-angle="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56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6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1" style:font-size-complex="7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6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3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1" style:family="table-cell" style:parent-style-name="Default" style:data-style-name="N3">
      <style:table-cell-properties style:glyph-orientation-vertical="0" fo:background-color="#00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style:glyph-orientation-vertical="0" fo:background-color="#ff00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5" style:family="table-cell" style:parent-style-name="Default" style:data-style-name="N3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8" style:family="table-cell" style:parent-style-name="Default" style:data-style-name="N3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81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3" style:family="table-cell" style:parent-style-name="Default" style:data-style-name="N4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5" style:family="table-cell" style:parent-style-name="Default" style:data-style-name="N4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6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8" style:family="table-cell" style:parent-style-name="Default" style:data-style-name="N4">
      <style:table-cell-properties style:glyph-orientation-vertical="0" fo:background-color="#23ff23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2" style:family="table-cell" style:parent-style-name="Default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3" style:family="table-cell" style:parent-style-name="Default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style:glyph-orientation-vertical="0" fo:background-color="#00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5" style:family="table-cell" style:parent-style-name="Default" style:data-style-name="N11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96" style:family="table-cell" style:parent-style-name="Default" style:data-style-name="N11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7" style:family="table-cell" style:parent-style-name="Default" style:data-style-name="N11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 style:data-style-name="N114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100" style:family="table-cell" style:parent-style-name="Default" style:data-style-name="N114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1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2" style:family="table-cell" style:parent-style-name="Default" style:data-style-name="N114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3" style:family="table-cell" style:parent-style-name="Default" style:data-style-name="N114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4" style:family="table-cell" style:parent-style-name="Default" style:data-style-name="N114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9" style:family="table-cell" style:parent-style-name="Default" style:data-style-name="N114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0" style:family="table-cell" style:parent-style-name="Default" style:data-style-name="N114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1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2" style:family="table-cell" style:parent-style-name="Default" style:data-style-name="N11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3" style:family="table-cell" style:parent-style-name="Default" style:data-style-name="N11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11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1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3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37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1" style:font-size-complex="10.5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ff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1" style:family="table-cell" style:parent-style-name="Default">
      <style:table-cell-properties fo:background-color="#ffcc99"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47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ffd32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15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2" style:family="table-cell" style:parent-style-name="Default">
      <style:table-cell-properties fo:background-color="#ffcc99"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6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6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fo:color="#000000" style:font-name="Times New Roman" fo:font-size="9pt" fo:font-weight="normal" style:font-size-asian="9pt" style:font-weight-asian="normal" style:font-size-complex="9pt" style:font-weight-complex="normal"/>
    </style:style>
    <style:style style:name="ce170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1" style:family="table-cell" style:parent-style-name="Default">
      <style:table-cell-properties fo:background-color="#ffff99"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7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74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7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79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85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00ff0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88" style:family="table-cell" style:parent-style-name="Default">
      <style:table-cell-properties fo:background-color="#ffff99" style:diagonal-bl-tr="none" style:diagonal-tl-br="none" style:text-align-source="fix" style:repeat-content="false" fo:border="0.002cm solid #000000" style:rotation-align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ffff99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d320" style:text-align-source="fix" style:repeat-content="false" fo:wrap-option="wrap" fo:border="0.002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cccccc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ccff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ackground-color="#00dc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9" style:family="table-cell" style:parent-style-name="Default">
      <style:table-cell-properties style:glyph-orientation-vertical="0" fo:background-color="#ffd32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1" style:font-size-complex="8pt" style:font-style-complex="normal" style:font-weight-complex="bold"/>
    </style:style>
    <style:style style:name="ce20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6" style:family="table-cell" style:parent-style-name="Default">
      <style:table-cell-properties fo:background-color="transparent"/>
      <style:text-properties style:font-name="Times New Roman" fo:font-size="10pt" style:font-size-asian="10pt" style:font-size-complex="10pt"/>
    </style:style>
    <style:style style:name="ce2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11" style:family="table-cell" style:parent-style-name="Default">
      <style:table-cell-properties style:glyph-orientation-vertical="0"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cc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00dc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Times New Roman" fo:font-size="10pt" style:font-size-asian="10pt" style:font-size-complex="10pt"/>
    </style:style>
    <style:style style:name="ce21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style:glyph-orientation-vertical="0" fo:background-color="#00dc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20" style:family="table-cell" style:parent-style-name="Default">
      <style:text-properties style:font-name="Times New Roman" fo:font-size="16pt" style:font-size-asian="16pt" style:font-size-complex="16pt"/>
    </style:style>
    <style:style style:name="ce221" style:family="table-cell" style:parent-style-name="Default">
      <style:text-properties style:font-name="Times New Roman" fo:font-size="9pt" style:font-size-asian="9pt" style:font-size-complex="9pt"/>
    </style:style>
    <style:style style:name="ce222" style:family="table-cell" style:parent-style-name="Default">
      <style:text-properties style:font-name="Times New Roman" fo:font-size="14pt" style:font-size-asian="14pt" style:font-size-complex="14pt"/>
    </style:style>
    <style:style style:name="ce223" style:family="table-cell" style:parent-style-name="Default">
      <style:text-properties style:font-name="Times New Roman" fo:font-size="10pt" style:font-size-asian="10pt" style:font-size-complex="10pt"/>
    </style:style>
    <style:style style:name="ce224" style:family="table-cell" style:parent-style-name="Defaul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ce225" style:family="table-cell" style:parent-style-name="Default">
      <style:table-cell-properties fo:background-color="transparent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>
      <style:text-properties style:font-name="Times New Roman" fo:font-size="8pt" style:font-size-asian="8pt" style:font-size-complex="8pt"/>
    </style:style>
    <style:style style:name="ce227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use-window-font-color="true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use-window-font-color="true" style:text-outline="false" style:text-line-through-style="none" style:text-position="0% 100%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общежития, расшифровка поквартирно" table:style-name="ta1" table:print="false">
        <office:forms form:automatic-focus="false" form:apply-design-mode="false"/>
        <table:table-column table:style-name="co1" table:default-cell-style-name="ce16"/>
        <table:table-column table:style-name="co2" table:default-cell-style-name="ce44"/>
        <table:table-column table:style-name="co3" table:default-cell-style-name="ce44"/>
        <table:table-column table:style-name="co4" table:default-cell-style-name="ce62"/>
        <table:table-column table:style-name="co5" table:default-cell-style-name="ce79"/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136"/>
        <table:table-column table:style-name="co10" table:default-cell-style-name="ce44"/>
        <table:table-column table:style-name="co11" table:default-cell-style-name="ce44"/>
        <table:table-column table:style-name="co12" table:default-cell-style-name="ce184"/>
        <table:table-column table:style-name="co13" table:default-cell-style-name="ce44"/>
        <table:table-column table:style-name="co14" table:default-cell-style-name="ce33"/>
        <table:table-column table:style-name="co15" table:default-cell-style-name="ce44"/>
        <table:table-column table:style-name="co15" table:number-columns-repeated="315" table:default-cell-style-name="ce207"/>
        <table:table-column table:style-name="co15" table:number-columns-repeated="692" table:default-cell-style-name="ce44"/>
        <table:table-column table:style-name="co15" table:number-columns-repeated="2" table:default-cell-style-name="ce223"/>
        <table:table-row table:style-name="ro1">
          <table:table-cell table:style-name="ce1" office:value-type="string" table:number-columns-spanned="13" table:number-rows-spanned="1">
            <text:p>Перечень муниципальных жилых помещений в жилых домах (бывшие общежития)</text:p>
          </table:table-cell>
          <table:covered-table-cell table:number-columns-repeated="3" table:style-name="ce17"/>
          <table:covered-table-cell table:style-name="ce63"/>
          <table:covered-table-cell table:number-columns-repeated="2" table:style-name="ce17"/>
          <table:covered-table-cell table:style-name="ce95"/>
          <table:covered-table-cell table:style-name="ce115"/>
          <table:covered-table-cell table:style-name="ce17"/>
          <table:covered-table-cell table:style-name="ce156"/>
          <table:covered-table-cell table:style-name="ce17"/>
          <table:covered-table-cell table:style-name="ce185"/>
          <table:table-cell table:style-name="ce17"/>
          <table:table-cell table:style-name="ce115" table:number-columns-repeated="316"/>
          <table:table-cell table:style-name="ce17" table:number-columns-repeated="692"/>
          <table:table-cell table:style-name="ce220" table:number-columns-repeated="2"/>
        </table:table-row>
        <table:table-row table:style-name="ro2">
          <table:table-cell table:style-name="ce2"/>
          <table:table-cell table:style-name="ce18" table:number-columns-repeated="3"/>
          <table:table-cell table:style-name="ce64"/>
          <table:table-cell table:style-name="ce18" table:number-columns-repeated="2"/>
          <table:table-cell table:style-name="ce96"/>
          <table:table-cell table:style-name="ce116" table:number-columns-repeated="2"/>
          <table:table-cell table:style-name="ce157"/>
          <table:table-cell table:style-name="ce116"/>
          <table:table-cell table:style-name="ce186" office:value-type="string">
            <text:p>проверить дату внесения в реестр по всем зданиям</text:p>
          </table:table-cell>
          <table:table-cell table:style-name="ce116" table:number-columns-repeated="317"/>
          <table:table-cell table:style-name="ce18" table:number-columns-repeated="692"/>
          <table:table-cell table:style-name="ce221" table:number-columns-repeated="2"/>
        </table:table-row>
        <table:table-row table:style-name="ro3">
          <table:table-cell table:style-name="ce3"/>
          <table:table-cell table:style-name="ce19" table:number-columns-repeated="2"/>
          <table:table-cell table:style-name="ce55"/>
          <table:table-cell table:style-name="ce15"/>
          <table:table-cell table:style-name="ce19"/>
          <table:table-cell table:style-name="Default"/>
          <table:table-cell table:style-name="ce19" office:value-type="string">
            <text:p>на:</text:p>
          </table:table-cell>
          <table:table-cell table:style-name="ce117" office:value-type="string">
            <text:p>24.09.2014</text:p>
          </table:table-cell>
          <table:table-cell table:style-name="ce137" office:value-type="string">
            <text:p>!!переадресацию прошу менять по адресным справкам!</text:p>
          </table:table-cell>
          <table:table-cell table:style-name="ce158"/>
          <table:table-cell table:style-name="ce166"/>
          <table:table-cell table:style-name="ce158"/>
          <table:table-cell table:style-name="ce19"/>
          <table:table-cell table:style-name="ce202" table:number-columns-repeated="316"/>
          <table:table-cell table:style-name="ce19" table:number-columns-repeated="692"/>
          <table:table-cell table:style-name="ce222" table:number-columns-repeated="2"/>
        </table:table-row>
        <table:table-row table:style-name="ro4">
          <table:table-cell table:style-name="ce3"/>
          <table:table-cell table:style-name="ce20" table:number-columns-repeated="2"/>
          <table:table-cell table:style-name="ce55"/>
          <table:table-cell table:style-name="ce15"/>
          <table:table-cell table:style-name="ce20" table:number-columns-repeated="2"/>
          <table:table-cell table:style-name="ce97"/>
          <table:table-cell table:style-name="ce118"/>
          <table:table-cell table:style-name="ce138" office:value-type="string">
            <text:p>вносить изменения по актам ввода в экспл</text:p>
          </table:table-cell>
          <table:table-cell table:style-name="ce159"/>
          <table:table-cell table:style-name="ce167"/>
          <table:table-cell table:style-name="ce159"/>
          <table:table-cell table:style-name="ce20"/>
          <table:table-cell table:style-name="ce159" table:number-columns-repeated="316"/>
          <table:table-cell table:style-name="ce20" table:number-columns-repeated="692"/>
          <table:table-cell table:number-columns-repeated="2"/>
        </table:table-row>
        <table:table-row table:style-name="ro5">
          <table:table-cell table:style-name="ce4" office:value-type="string">
            <text:p>№ п/п</text:p>
          </table:table-cell>
          <table:table-cell table:style-name="ce21" office:value-type="string">
            <text:p>Улица/ Sобщ ж/п в доме</text:p>
          </table:table-cell>
          <table:table-cell table:style-name="ce4" office:value-type="string">
            <text:p>№ дома</text:p>
          </table:table-cell>
          <table:table-cell table:style-name="ce21" office:value-type="string">
            <text:p>№</text:p>
            <text:p>Этажа</text:p>
          </table:table-cell>
          <table:table-cell table:style-name="ce65" office:value-type="string">
            <text:p>№ ж/п</text:p>
          </table:table-cell>
          <table:table-cell table:style-name="ce80" office:value-type="string">
            <text:p>Общая площадь, м2</text:p>
          </table:table-cell>
          <table:table-cell table:style-name="ce80" office:value-type="string">
            <text:p>Жилая площадь, м2</text:p>
          </table:table-cell>
          <table:table-cell table:style-name="ce98" office:value-type="string">
            <text:p>Количество помещений</text:p>
          </table:table-cell>
          <table:table-cell table:style-name="ce119" office:value-type="string">
            <text:p>Примечание</text:p>
          </table:table-cell>
          <table:table-cell table:style-name="ce139" office:value-type="string">
            <text:p><text:s/>отнес к коммерч. Жф, (к)</text:p>
          </table:table-cell>
          <table:table-cell table:style-name="ce160" office:value-type="string">
            <text:p>Итого <text:s/>жп в комм фонде</text:p>
          </table:table-cell>
          <table:table-cell table:style-name="ce168" office:value-type="string">
            <text:p>отнес к спец.жф, (с) </text:p>
          </table:table-cell>
          <table:table-cell table:style-name="ce187" office:value-type="string">
            <text:p><text:s text:c="795"/></text:p>
          </table:table-cell>
          <table:table-cell table:style-name="ce193" office:value-type="string">
            <text:p>% ж/п в муниципальной собственности</text:p>
          </table:table-cell>
          <table:table-cell table:style-name="ce133" table:number-columns-repeated="316"/>
          <table:table-cell table:style-name="ce14" table:number-columns-repeated="692"/>
          <table:table-cell table:style-name="ce224" table:number-columns-repeated="2"/>
        </table:table-row>
        <table:table-header-rows>
          <table:table-row table:style-name="ro4">
            <table:table-cell table:style-name="ce5" office:value-type="float" office:value="1">
              <text:p>1</text:p>
            </table:table-cell>
            <table:table-cell table:style-name="ce22" office:value-type="float" office:value="2">
              <text:p>2</text:p>
            </table:table-cell>
            <table:table-cell table:style-name="ce22" office:value-type="float" office:value="3">
              <text:p>3</text:p>
            </table:table-cell>
            <table:table-cell table:style-name="ce22" office:value-type="float" office:value="4">
              <text:p>4</text:p>
            </table:table-cell>
            <table:table-cell table:style-name="ce66" office:value-type="float" office:value="5">
              <text:p>5</text:p>
            </table:table-cell>
            <table:table-cell table:style-name="ce22" office:value-type="float" office:value="6">
              <text:p>6</text:p>
            </table:table-cell>
            <table:table-cell table:style-name="ce22" office:value-type="float" office:value="7">
              <text:p>7</text:p>
            </table:table-cell>
            <table:table-cell table:style-name="ce99" office:value-type="float" office:value="8">
              <text:p>8</text:p>
            </table:table-cell>
            <table:table-cell table:style-name="ce22" office:value-type="float" office:value="9">
              <text:p>9</text:p>
            </table:table-cell>
            <table:table-cell table:style-name="ce22" office:value-type="float" office:value="11">
              <text:p>11</text:p>
            </table:table-cell>
            <table:table-cell table:style-name="ce22" office:value-type="float" office:value="12">
              <text:p>12</text:p>
            </table:table-cell>
            <table:table-cell table:style-name="ce169" office:value-type="float" office:value="13">
              <text:p>13</text:p>
            </table:table-cell>
            <table:table-cell table:style-name="ce169" office:value-type="float" office:value="14">
              <text:p>14</text:p>
            </table:table-cell>
            <table:table-cell table:style-name="ce22" office:value-type="float" office:value="15">
              <text:p>15</text:p>
            </table:table-cell>
            <table:table-cell table:style-name="ce183" table:number-columns-repeated="1008"/>
            <table:table-cell table:style-name="ce225" table:number-columns-repeated="2"/>
          </table:table-row>
        </table:table-header-rows>
        <table:table-row table:style-name="ro6">
          <table:table-cell table:style-name="ce6" office:value-type="float" office:value="1">
            <text:p>1</text:p>
          </table:table-cell>
          <table:table-cell table:style-name="ce23" office:value-type="string">
            <text:p>ПИХТОВАЯ <text:s/></text:p>
          </table:table-cell>
          <table:table-cell table:style-name="ce45" office:value-type="float" office:value="74">
            <text:p>74</text:p>
          </table:table-cell>
          <table:table-cell table:style-name="ce56"/>
          <table:table-cell table:style-name="ce67"/>
          <table:table-cell table:style-name="ce81" table:number-columns-repeated="2"/>
          <table:table-cell table:style-name="ce100"/>
          <table:table-cell table:style-name="ce120"/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9" table:number-columns-repeated="316"/>
          <table:table-cell table:style-name="ce211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4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9">
            <text:p>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Sо=35,8, нежилое</text:p>
          </table:table-cell>
          <table:table-cell table:style-name="ce141"/>
          <table:table-cell table:style-name="ce162"/>
          <table:table-cell table:style-name="ce171"/>
          <table:table-cell table:style-name="ce188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8"/>
          <table:table-cell table:style-name="ce25"/>
          <table:table-cell table:style-name="ce46"/>
          <table:table-cell table:style-name="ce28"/>
          <table:table-cell table:style-name="ce69" office:value-type="string">
            <text:p>1а</text:p>
          </table:table-cell>
          <table:table-cell table:style-name="ce82" office:value-type="float" office:value="36.2">
            <text:p>36,20</text:p>
          </table:table-cell>
          <table:table-cell table:style-name="ce82" office:value-type="float" office:value="32.5">
            <text:p>32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 text:c="2"/>кв. 1А по адр/спр, ранее 1/1, кв.1, к.1. По переводу -пост 1943-22092010, акт есть</text:p>
          </table:table-cell>
          <table:table-cell table:style-name="ce142" office:value-type="string">
            <text:p>к <text:s/>(1/1)</text:p>
          </table:table-cell>
          <table:table-cell table:style-name="ce163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8"/>
          <table:table-cell table:style-name="ce25"/>
          <table:table-cell table:style-name="ce46"/>
          <table:table-cell table:style-name="ce28"/>
          <table:table-cell table:style-name="ce69" office:value-type="string">
            <text:p>1 </text:p>
          </table:table-cell>
          <table:table-cell table:style-name="ce82" office:value-type="float" office:value="36.17">
            <text:p>36,17</text:p>
          </table:table-cell>
          <table:table-cell table:style-name="ce82" office:value-type="float" office:value="30.35">
            <text:p>30,35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в. 1, ранее кв. 1, к.2. Перевод в жп: <text:s text:c="2"/>пост 1963-11072007; акта нет 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2">
            <text:p>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21" office:value-type="string">
            <text:p><text:s/>приват 150813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8">
            <text:p>8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из 2-х комн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203"/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70" office:value-type="float" office:value="9">
            <text:p>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5,8 м2) <text:span text:style-name="T1">в аренде <text:s/></text:span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203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12">
            <text:p>12</text:p>
          </table:table-cell>
          <table:table-cell table:number-columns-repeated="2" table:style-name="ce82" office:value-type="float" office:value="18.4">
            <text:p>1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203"/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 office:value-type="string">
            <text:p>переадрес</text:p>
          </table:table-cell>
          <table:table-cell table:style-name="ce71" office:value-type="float" office:value="13">
            <text:p>13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07-0606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14">
            <text:p>14</text:p>
          </table:table-cell>
          <table:table-cell table:number-columns-repeated="2" table:style-name="ce82" office:value-type="float" office:value="18.8">
            <text:p>18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54-2201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15">
            <text:p>15</text:p>
          </table:table-cell>
          <table:table-cell table:style-name="ce82" office:value-type="float" office:value="37.35">
            <text:p>37,35</text:p>
          </table:table-cell>
          <table:table-cell table:style-name="ce82" office:value-type="float" office:value="25.44">
            <text:p>25,44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38-31052011, акт от 06.04.2007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21">
            <text:p>21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1.8">
            <text:p>11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22">
            <text:p>22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672-1704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24">
            <text:p>24</text:p>
          </table:table-cell>
          <table:table-cell table:style-name="ce82" office:value-type="float" office:value="36.3">
            <text:p>36,30</text:p>
          </table:table-cell>
          <table:table-cell table:style-name="ce82" office:value-type="float" office:value="30.2">
            <text:p>30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вартира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25">
            <text:p>2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2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6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:.F21])" office:value-type="float" office:value="289.02">
            <text:p>289,02</text:p>
          </table:table-cell>
          <table:table-cell table:style-name="ce83" table:formula="of:=SUBTOTAL(9;[.G8:.G21])" office:value-type="float" office:value="238.59">
            <text:p>238,59</text:p>
          </table:table-cell>
          <table:table-cell table:style-name="ce102" table:formula="of:=SUBTOTAL(9;[.H8:.H21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8:.K21])" office:value-type="float" office:value="4">
            <text:p>4</text:p>
          </table:table-cell>
          <table:table-cell table:style-name="ce173"/>
          <table:table-cell table:style-name="ce27" table:formula="of:=SUBTOTAL(9;[.M8:.M21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 office:value-type="float" office:value="2">
            <text:p>2</text:p>
          </table:table-cell>
          <table:table-cell table:style-name="ce68" office:value-type="float" office:value="29">
            <text:p>29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30">
            <text:p>3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в жп <text:s/>пост 372-13032009, прив 08.05.14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39">
            <text:p>39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43">
            <text:p>43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8.6">
            <text:p>2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string">
            <text:p>44(2)</text:p>
          </table:table-cell>
          <table:table-cell table:style-name="ce84" office:value-type="float" office:value="11.4">
            <text:p>11,40</text:p>
          </table:table-cell>
          <table:table-cell table:style-name="ce84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string">
            <text:p>49 к2</text:p>
          </table:table-cell>
          <table:table-cell table:style-name="ce84"/>
          <table:table-cell table:style-name="ce84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47">
            <text:p>47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791-27092007, есть проект акт от 11.09.2014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50">
            <text:p>50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3425-30112007</text:p>
          </table:table-cell>
          <table:table-cell table:style-name="ce142" table:number-columns-repeated="2"/>
          <table:table-cell table:style-name="ce172" office:value-type="string">
            <text:p>с (к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6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3:.F30])" office:value-type="float" office:value="150.9">
            <text:p>150,90</text:p>
          </table:table-cell>
          <table:table-cell table:style-name="ce83" table:formula="of:=SUM([.G23:.G30])" office:value-type="float" office:value="129">
            <text:p>129,00</text:p>
          </table:table-cell>
          <table:table-cell table:style-name="ce102" table:formula="of:=SUBTOTAL(9;[.H23:.H30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24:.K30])" office:value-type="float" office:value="1">
            <text:p>1</text:p>
          </table:table-cell>
          <table:table-cell table:style-name="ce173"/>
          <table:table-cell table:style-name="ce27" table:formula="of:=SUBTOTAL(9;[.M23:.M30])" office:value-type="float" office:value="5">
            <text:p>5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 office:value-type="float" office:value="3">
            <text:p>3</text:p>
          </table:table-cell>
          <table:table-cell table:style-name="ce68" office:value-type="float" office:value="53">
            <text:p>53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672-1908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54">
            <text:p>5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.5">
            <text:p>2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58">
            <text:p>58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string">
            <text:p>60 (2)</text:p>
          </table:table-cell>
          <table:table-cell table:style-name="ce84" office:value-type="float" office:value="11.5">
            <text:p>11,50</text:p>
          </table:table-cell>
          <table:table-cell table:style-name="ce84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1/18,1-прив 14.11.13</text:p>
          </table:table-cell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62">
            <text:p>62</text:p>
          </table:table-cell>
          <table:table-cell table:style-name="ce82" office:value-type="float" office:value="15.9">
            <text:p>15,90</text:p>
          </table:table-cell>
          <table:table-cell table:style-name="ce82" office:value-type="float" office:value="10.2">
            <text:p>1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65">
            <text:p>65</text:p>
          </table:table-cell>
          <table:table-cell table:style-name="ce82" office:value-type="float" office:value="17.2">
            <text:p>17,20</text:p>
          </table:table-cell>
          <table:table-cell table:style-name="ce84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string">
            <text:p>66(2)</text:p>
          </table:table-cell>
          <table:table-cell table:style-name="ce82" office:value-type="float" office:value="11.2">
            <text:p>11,2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67">
            <text:p>67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68">
            <text:p>6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20.1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70">
            <text:p>70</text:p>
          </table:table-cell>
          <table:table-cell table:number-columns-repeated="2"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674-1908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5"/>
          <table:table-cell table:style-name="ce46"/>
          <table:table-cell table:style-name="ce28"/>
          <table:table-cell table:style-name="ce68" office:value-type="float" office:value="71">
            <text:p>71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2:.F42])" office:value-type="float" office:value="231.1">
            <text:p>231,10</text:p>
          </table:table-cell>
          <table:table-cell table:style-name="ce83" table:formula="of:=SUBTOTAL(9;[.G32:.G42])" office:value-type="float" office:value="191">
            <text:p>191,00</text:p>
          </table:table-cell>
          <table:table-cell table:style-name="ce102" table:formula="of:=SUBTOTAL(9;[.H32:.H42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32:.K42])" office:value-type="float" office:value="2">
            <text:p>2</text:p>
          </table:table-cell>
          <table:table-cell table:style-name="ce173"/>
          <table:table-cell table:style-name="ce27" table:formula="of:=SUBTOTAL(9;[.M32:.M42])" office:value-type="float" office:value="3">
            <text:p>3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6">
            <text:p>76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65-180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7(1)</text:p>
          </table:table-cell>
          <table:table-cell table:number-columns-repeated="2" table:style-name="ce82" office:value-type="float" office:value="18.3">
            <text:p>18,30</text:p>
          </table:table-cell>
          <table:table-cell table:style-name="ce101" office:value-type="float" office:value="3">
            <text:p>3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2(1)</text:p>
          </table:table-cell>
          <table:table-cell table:number-columns-repeated="2"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">
            <text:p>8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21" office:value-type="string">
            <text:p>к. 1 приват 15.10.12 к.2-прив 1909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6">
            <text:p>8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к1 прив 140114, к2 прив 2907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7">
            <text:p>87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">
            <text:p>9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0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">
            <text:p>9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8.03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3">
            <text:p>93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94-1607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4:.F52])" office:value-type="float" office:value="105.3">
            <text:p>105,30</text:p>
          </table:table-cell>
          <table:table-cell table:style-name="ce83" table:formula="of:=SUM([.G44:.G52])" office:value-type="float" office:value="99.6">
            <text:p>99,60</text:p>
          </table:table-cell>
          <table:table-cell table:style-name="ce102" table:formula="of:=SUBTOTAL(9;[.H44:.H52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44:.K52])" office:value-type="float" office:value="2">
            <text:p>2</text:p>
          </table:table-cell>
          <table:table-cell table:style-name="ce173"/>
          <table:table-cell table:style-name="ce27" table:formula="of:=SUBTOTAL(9;[.M44:.M52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string">
            <text:p>97(1,2)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9">
            <text:p>99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122-01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2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6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1(2)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20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style-name="ce82" office:value-type="float" office:value="16.7">
            <text:p>16,7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2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0">
            <text:p>110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4">
            <text:p>114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6">
            <text:p>116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7">
            <text:p>117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18(2)</text:p>
          </table:table-cell>
          <table:table-cell table:style-name="ce82" office:value-type="float" office:value="11.7">
            <text:p>11,7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ат к №1-(12..11.1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9">
            <text:p>119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54:.F68])" office:value-type="float" office:value="322.3">
            <text:p>322,30</text:p>
          </table:table-cell>
          <table:table-cell table:style-name="ce83" table:formula="of:=SUM([.G54:.G68])" office:value-type="float" office:value="267.8">
            <text:p>267,80</text:p>
          </table:table-cell>
          <table:table-cell table:style-name="ce102" table:formula="of:=SUBTOTAL(9;[.H54:.H68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54:.K68])" office:value-type="float" office:value="2">
            <text:p>2</text:p>
          </table:table-cell>
          <table:table-cell table:style-name="ce173"/>
          <table:table-cell table:style-name="ce27" table:formula="of:=SUBTOTAL(9;[.M54:.M68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67.7">
            <text:p>3667,7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69]+[.F53]+[.F31]+[.F22]+[.F43]" office:value-type="float" office:value="1098.62">
            <text:p>1 098,62</text:p>
          </table:table-cell>
          <table:table-cell table:style-name="ce85" table:formula="of:=[.G69]+[.G53]+[.G43]+[.G31]+[.G22]" office:value-type="float" office:value="925.99">
            <text:p>925,99</text:p>
          </table:table-cell>
          <table:table-cell table:style-name="ce103" table:formula="of:=[.H69]+[.H53]+[.H43]+[.H31]+[.H22]" office:value-type="float" office:value="46">
            <text:p>46</text:p>
          </table:table-cell>
          <table:table-cell table:style-name="ce122"/>
          <table:table-cell table:style-name="ce29"/>
          <table:table-cell table:style-name="ce29" table:formula="of:=[.K69]+[.K53]+[.K43]+[.K31]+[.K22]" office:value-type="float" office:value="11">
            <text:p>11</text:p>
          </table:table-cell>
          <table:table-cell table:style-name="ce174"/>
          <table:table-cell table:style-name="ce29" table:formula="of:=[.M69]+[.M53]+[.M43]+[.M31]+[.M22]" office:value-type="float" office:value="11">
            <text:p>11</text:p>
          </table:table-cell>
          <table:table-cell table:style-name="ce197" table:formula="of:=[.F70]/[.B70]*100" office:value-type="float" office:value="29.9539220765057">
            <text:p>29,95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1">
          <table:table-cell table:style-name="ce6" office:value-type="float" office:value="2">
            <text:p>2</text:p>
          </table:table-cell>
          <table:table-cell table:style-name="ce30" office:value-type="string">
            <text:p>БАРКОВА <text:s/></text:p>
          </table:table-cell>
          <table:table-cell table:style-name="ce47" office:value-type="float" office:value="15">
            <text:p>15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316"/>
          <table:table-cell table:style-name="ce214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1"/>
          <table:table-cell table:style-name="ce24" office:value-type="string">
            <text:p>СРН-2</text:p>
          </table:table-cell>
          <table:table-cell table:style-name="ce39" office:value-type="float" office:value="1">
            <text:p>1</text:p>
          </table:table-cell>
          <table:table-cell table:style-name="ce70" office:value-type="float" office:value="105">
            <text:p>105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5.9">
            <text:p>2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07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<text:span text:style-name="T2"> </text:span><text:span text:style-name="T3">115,5 м2</text:span>) в<text:span text:style-name="T1"> аренде</text:span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6,8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24">
            <text:p>12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1 м2) в <text:span text:style-name="T1">аренде</text:span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23">
            <text:p>1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в жп <text:s/>пост 1872-23102009 прив <text:s/>30.12.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17,9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string">
            <text:p>106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5,7м2 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string">
            <text:p>106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35,6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1">
            <text:p>1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3.06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9">
            <text:p>119</text:p>
          </table:table-cell>
          <table:table-cell table:number-columns-repeated="2"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439-12072010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6">
            <text:p>116</text:p>
          </table:table-cell>
          <table:table-cell table:style-name="ce82" office:value-type="float" office:value="36.3">
            <text:p>36,3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578-06122010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203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5">
            <text:p>115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931-2509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4">
            <text:p>1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18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<text:s/>Нежилое <text:s/>17,3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1">
            <text:p>11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4,7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59"/>
          <table:table-cell table:style-name="ce68" office:value-type="float" office:value="108">
            <text:p>1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<text:s/>кв. 108=к.108+к.109 с переводом в жп. Прив. кв.108/06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204" office:value-type="string">
            <text:p><text:s/></text:p>
          </table:table-cell>
          <table:table-cell table:style-name="ce152" office:value-type="string">
            <text:p><text:s/></text:p>
          </table:table-cell>
          <table:table-cell table:style-name="ce152" table:number-columns-repeated="239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0">
            <text:p>110</text:p>
          </table:table-cell>
          <table:table-cell table:number-columns-repeated="2" table:style-name="ce82" office:value-type="float" office:value="17.9">
            <text:p>17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495-05032007, есть проект, а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/>
          <table:table-cell table:style-name="ce152" office:value-type="string">
            <text:p><text:s/></text:p>
          </table:table-cell>
          <table:table-cell table:style-name="ce152" table:number-columns-repeated="239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72:.F89])" office:value-type="float" office:value="123.8">
            <text:p>123,80</text:p>
          </table:table-cell>
          <table:table-cell table:style-name="ce83" table:formula="of:=SUM([.G72:.G89])" office:value-type="float" office:value="77.9">
            <text:p>77,90</text:p>
          </table:table-cell>
          <table:table-cell table:style-name="ce102" table:formula="of:=SUBTOTAL(9;[.H72:.H89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72:.K89])" office:value-type="float" office:value="2">
            <text:p>2</text:p>
          </table:table-cell>
          <table:table-cell table:style-name="ce173"/>
          <table:table-cell table:style-name="ce27" table:formula="of:=SUBTOTAL(9;[.M72:.M89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string">
            <text:p>205 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6">
            <text:p>2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7">
            <text:p>207</text:p>
          </table:table-cell>
          <table:table-cell table:style-name="ce82" office:value-type="float" office:value="34.6">
            <text:p>34,60</text:p>
          </table:table-cell>
          <table:table-cell table:style-name="ce82" office:value-type="float" office:value="27.2">
            <text:p>2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6">
            <text:p>216</text:p>
          </table:table-cell>
          <table:table-cell table:style-name="ce82" office:value-type="float" office:value="34.4">
            <text:p>34,4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17(2)</text:p>
          </table:table-cell>
          <table:table-cell table:number-columns-repeated="2"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1-приват 29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0">
            <text:p>220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8.6">
            <text:p>2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1:.F97])" office:value-type="float" office:value="144">
            <text:p>144,00</text:p>
          </table:table-cell>
          <table:table-cell table:style-name="ce83" table:formula="of:=SUM([.G91:.G97])" office:value-type="float" office:value="112.6">
            <text:p>112,60</text:p>
          </table:table-cell>
          <table:table-cell table:style-name="ce102" table:formula="of:=SUBTOTAL(9;[.H91:.H97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91:.K97])" office:value-type="float" office:value="0">
            <text:p>0</text:p>
          </table:table-cell>
          <table:table-cell table:style-name="ce173"/>
          <table:table-cell table:style-name="ce27" table:formula="of:=SUBTOTAL(9;[.M91:.M97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3">
            <text:p>303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2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0">
            <text:p>310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966-0610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1">
            <text:p>31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8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3">
            <text:p>313</text:p>
          </table:table-cell>
          <table:table-cell table:style-name="ce82" office:value-type="float" office:value="34.5">
            <text:p>34,50</text:p>
          </table:table-cell>
          <table:table-cell table:style-name="ce82" office:value-type="float" office:value="27">
            <text:p>2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5">
            <text:p>315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7">
            <text:p>317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2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0">
            <text:p>3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9:.F106])" office:value-type="float" office:value="174.1">
            <text:p>174,10</text:p>
          </table:table-cell>
          <table:table-cell table:style-name="ce83" table:formula="of:=SUM([.G99:.G106])" office:value-type="float" office:value="143.4">
            <text:p>143,40</text:p>
          </table:table-cell>
          <table:table-cell table:style-name="ce102" table:formula="of:=SUBTOTAL(9;[.H99:.H106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99:.K106])" office:value-type="float" office:value="1">
            <text:p>1</text:p>
          </table:table-cell>
          <table:table-cell table:style-name="ce173"/>
          <table:table-cell table:style-name="ce27" table:formula="of:=SUBTOTAL(9;[.M99:.M106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1">
            <text:p>401</text:p>
          </table:table-cell>
          <table:table-cell table:style-name="ce82" office:value-type="float" office:value="34.5">
            <text:p>34,50</text:p>
          </table:table-cell>
          <table:table-cell table:style-name="ce82" office:value-type="float" office:value="27.1">
            <text:p>2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2(2)</text:p>
          </table:table-cell>
          <table:table-cell table:style-name="ce82" office:value-type="float" office:value="11.3">
            <text:p>11,30</text:p>
          </table:table-cell>
          <table:table-cell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4">
            <text:p>404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4">
            <text:p>14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5(1)</text:p>
          </table:table-cell>
          <table:table-cell table:style-name="ce82" office:value-type="float" office:value="17.8">
            <text:p>17,8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6(1)</text:p>
          </table:table-cell>
          <table:table-cell table:number-columns-repeated="2" table:style-name="ce82" office:value-type="float" office:value="17.8">
            <text:p>1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8(1,2)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0">
            <text:p>410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916-2605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2">
            <text:p>412</text:p>
          </table:table-cell>
          <table:table-cell table:style-name="ce82" office:value-type="float" office:value="34.5">
            <text:p>34,5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70" office:value-type="string">
            <text:p>413(2)</text:p>
          </table:table-cell>
          <table:table-cell table:style-name="ce82" office:value-type="float" office:value="11.4">
            <text:p>11,4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3-приват <text:s/>04.02.13</text:p>
          </table:table-cell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6">
            <text:p>416</text:p>
          </table:table-cell>
          <table:table-cell table:style-name="ce82" office:value-type="float" office:value="34.4">
            <text:p>34,40</text:p>
          </table:table-cell>
          <table:table-cell table:style-name="ce82" office:value-type="float" office:value="27">
            <text:p>2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9">
            <text:p>419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20(2)</text:p>
          </table:table-cell>
          <table:table-cell table:number-columns-repeated="2"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3">
            <text:p>423</text:p>
          </table:table-cell>
          <table:table-cell table:style-name="ce82" office:value-type="float" office:value="34.6">
            <text:p>34,6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8:.F120])" office:value-type="float" office:value="311.9">
            <text:p>311,90</text:p>
          </table:table-cell>
          <table:table-cell table:style-name="ce83" table:formula="of:=SUM([.G108:.G120])" office:value-type="float" office:value="267.5">
            <text:p>267,50</text:p>
          </table:table-cell>
          <table:table-cell table:style-name="ce102" table:formula="of:=SUBTOTAL(9;[.H108:.H120])" office:value-type="float" office:value="13">
            <text:p>13</text:p>
          </table:table-cell>
          <table:table-cell table:style-name="ce57"/>
          <table:table-cell table:style-name="ce27"/>
          <table:table-cell table:style-name="ce27" table:formula="of:=SUBTOTAL(9;[.K108:.K120])" office:value-type="float" office:value="1">
            <text:p>1</text:p>
          </table:table-cell>
          <table:table-cell table:style-name="ce173"/>
          <table:table-cell table:style-name="ce27" table:formula="of:=SUBTOTAL(9;[.M108:.M120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3">
            <text:p>503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0">
            <text:p>510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791-25042012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1(2)</text:p>
          </table:table-cell>
          <table:table-cell table:number-columns-repeated="2" table:style-name="ce82" office:value-type="float" office:value="11.9">
            <text:p>1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4(2)</text:p>
          </table:table-cell>
          <table:table-cell table:number-columns-repeated="2"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7">
            <text:p>5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609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0">
            <text:p>520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1">
            <text:p>521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2:.F128])" office:value-type="float" office:value="145">
            <text:p>145,00</text:p>
          </table:table-cell>
          <table:table-cell table:style-name="ce83" table:formula="of:=SUM([.G122:.G128])" office:value-type="float" office:value="106.7">
            <text:p>106,70</text:p>
          </table:table-cell>
          <table:table-cell table:style-name="ce102" table:formula="of:=SUBTOTAL(9;[.H122:.H128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22:.K128])" office:value-type="float" office:value="1">
            <text:p>1</text:p>
          </table:table-cell>
          <table:table-cell table:style-name="ce173"/>
          <table:table-cell table:style-name="ce27" table:formula="of:=SUBTOTAL(9;[.M122:.M128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30.1">
            <text:p>3630,1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29]+[.F121]+[.F107]+[.F98]+[.F90]" office:value-type="float" office:value="898.8">
            <text:p>898,80</text:p>
          </table:table-cell>
          <table:table-cell table:style-name="ce85" table:formula="of:=[.G129]+[.G121]+[.G107]+[.G98]+[.G90]" office:value-type="float" office:value="708.1">
            <text:p>708,10</text:p>
          </table:table-cell>
          <table:table-cell table:style-name="ce103" table:formula="of:=[.H129]+[.H121]+[.H107]+[.H98]+[.H90]" office:value-type="float" office:value="36">
            <text:p>36</text:p>
          </table:table-cell>
          <table:table-cell table:style-name="ce122"/>
          <table:table-cell table:style-name="ce29"/>
          <table:table-cell table:style-name="ce29" table:formula="of:=[.K129]+[.K121]+[.K107]+[.K98]+[.K90]" office:value-type="float" office:value="5">
            <text:p>5</text:p>
          </table:table-cell>
          <table:table-cell table:style-name="ce174"/>
          <table:table-cell table:style-name="ce29" table:formula="of:=[.M129]+[.M121]+[.M107]+[.M98]+[.M90]" office:value-type="float" office:value="9">
            <text:p>9</text:p>
          </table:table-cell>
          <table:table-cell table:style-name="ce197" table:formula="of:=[.F130]/[.B130]*100" office:value-type="float" office:value="24.7596484945318">
            <text:p>24,76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2">
          <table:table-cell table:style-name="ce6" office:value-type="float" office:value="3">
            <text:p>3</text:p>
          </table:table-cell>
          <table:table-cell table:style-name="ce30" office:value-type="string">
            <text:p>БАРКОВА</text:p>
          </table:table-cell>
          <table:table-cell table:style-name="ce47" office:value-type="float" office:value="17">
            <text:p>17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316"/>
          <table:table-cell table:style-name="ce214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3"/>
          <table:table-cell table:style-name="ce34" office:value-type="string">
            <text:p>СРН-2</text:p>
          </table:table-cell>
          <table:table-cell table:style-name="ce39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84" office:value-type="float" office:value="36.3">
            <text:p>36,30</text:p>
          </table:table-cell>
          <table:table-cell table:style-name="ce84" office:value-type="float" office:value="0">
            <text:p>0,00</text:p>
          </table:table-cell>
          <table:table-cell table:style-name="ce105" office:value-type="float" office:value="1">
            <text:p>1</text:p>
          </table:table-cell>
          <table:table-cell table:style-name="ce124" office:value-type="string">
            <text:p>Нежилое 36,3м2/ Перевод?</text:p>
          </table:table-cell>
          <table:table-cell table:style-name="ce143" office:value-type="string">
            <text:p>к</text:p>
          </table:table-cell>
          <table:table-cell table:style-name="ce164" office:value-type="float" office:value="1">
            <text:p>1</text:p>
          </table:table-cell>
          <table:table-cell table:style-name="ce176"/>
          <table:table-cell table:style-name="ce190"/>
          <table:table-cell table:style-name="ce198"/>
          <table:table-cell table:style-name="ce152" office:value-type="string">
            <text:p><text:s/></text:p>
          </table:table-cell>
          <table:table-cell table:style-name="ce152" table:number-columns-repeated="1007"/>
          <table:table-cell table:number-columns-repeated="2"/>
        </table:table-row>
        <table:table-row table:style-name="ro8">
          <table:table-cell table:style-name="ce11"/>
          <table:table-cell table:style-name="ce34"/>
          <table:table-cell table:style-name="ce39" table:number-columns-repeated="2"/>
          <table:table-cell table:style-name="ce70" office:value-type="float" office:value="1">
            <text:p>1</text:p>
          </table:table-cell>
          <table:table-cell table:style-name="ce84" office:value-type="float" office:value="35.4">
            <text:p>35,40</text:p>
          </table:table-cell>
          <table:table-cell table:style-name="ce84" office:value-type="float" office:value="0">
            <text:p>0,00</text:p>
          </table:table-cell>
          <table:table-cell table:style-name="ce105" office:value-type="float" office:value="1">
            <text:p>1</text:p>
          </table:table-cell>
          <table:table-cell table:style-name="ce119" office:value-type="string">
            <text:p>перевод из нежилого (пост 2960-24122012 всё пом. 1?) <text:s/>35,4 м2</text:p>
          </table:table-cell>
          <table:table-cell table:style-name="ce143" office:value-type="string">
            <text:p>к</text:p>
          </table:table-cell>
          <table:table-cell table:style-name="ce164" office:value-type="float" office:value="1">
            <text:p>1</text:p>
          </table:table-cell>
          <table:table-cell table:style-name="ce176"/>
          <table:table-cell table:style-name="ce190"/>
          <table:table-cell table:style-name="ce198"/>
          <table:table-cell table:style-name="ce205" office:value-type="string">
            <text:p>уточнить S</text:p>
          </table:table-cell>
          <table:table-cell table:style-name="ce152" table:number-columns-repeated="1007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48"/>
          <table:table-cell table:style-name="ce28"/>
          <table:table-cell table:style-name="ce68" office:value-type="float" office:value="7">
            <text:p>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6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">
            <text:p>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9 м2),<text:span text:style-name="T1"> в аренде</text:span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">
            <text:p>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5,9 кв. м) <text:span text:style-name="T1">в аренде</text:span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">
            <text:p>1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3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">
            <text:p>12</text:p>
          </table:table-cell>
          <table:table-cell table:number-columns-repeated="2" table:style-name="ce82" office:value-type="float" office:value="18.8">
            <text:p>1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">
            <text:p>13</text:p>
          </table:table-cell>
          <table:table-cell table:number-columns-repeated="2"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6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">
            <text:p>15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494-12032010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">
            <text:p>16</text:p>
          </table:table-cell>
          <table:table-cell table:style-name="ce82" office:value-type="float" office:value="36.7">
            <text:p>36,7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196-12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">
            <text:p>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5,7 м2, в <text:span text:style-name="T1">аренде</text:span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4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">
            <text:p>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7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Кв 22</text:p>
          </table:table-cell>
          <table:table-cell table:number-columns-repeated="2" table:style-name="ce82" office:value-type="float" office:value="17.8">
            <text:p>17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454-09032010, есть ак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style-name="ce82" office:value-type="float" office:value="70.8">
            <text:p>70,8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346-1708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2:.F147])" office:value-type="float" office:value="250.2">
            <text:p>250,20</text:p>
          </table:table-cell>
          <table:table-cell table:style-name="ce83" table:formula="of:=SUM([.G132:.G147])" office:value-type="float" office:value="71">
            <text:p>71,00</text:p>
          </table:table-cell>
          <table:table-cell table:style-name="ce102" table:formula="of:=SUBTOTAL(9;[.H132:.H147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132:.K147])" office:value-type="float" office:value="6">
            <text:p>6</text:p>
          </table:table-cell>
          <table:table-cell table:style-name="ce173"/>
          <table:table-cell table:style-name="ce27" table:formula="of:=SUBTOTAL(9;[.M132:.M147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string">
            <text:p>204(1)</text:p>
          </table:table-cell>
          <table:table-cell table:style-name="ce82" office:value-type="float" office:value="18.1">
            <text:p>18,10</text:p>
          </table:table-cell>
          <table:table-cell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5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807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7">
            <text:p>207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121-01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9(1)</text:p>
          </table:table-cell>
          <table:table-cell table:number-columns-repeated="2"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009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2">
            <text:p>212</text:p>
          </table:table-cell>
          <table:table-cell table:style-name="ce82" office:value-type="float" office:value="16.7">
            <text:p>16,70</text:p>
          </table:table-cell>
          <table:table-cell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16 к.1</text:p>
          </table:table-cell>
          <table:table-cell table:style-name="ce82" office:value-type="float" office:value="23.7">
            <text:p>23,70</text:p>
          </table:table-cell>
          <table:table-cell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16 к.2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9">
            <text:p>2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20.01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23(2)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3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9:.F158])" office:value-type="float" office:value="105.3">
            <text:p>105,30</text:p>
          </table:table-cell>
          <table:table-cell table:style-name="ce83" table:formula="of:=SUM([.G149:.G158])" office:value-type="float" office:value="90">
            <text:p>90,00</text:p>
          </table:table-cell>
          <table:table-cell table:style-name="ce102" table:formula="of:=SUBTOTAL(9;[.H149:.H158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49:.K158])" office:value-type="float" office:value="1">
            <text:p>1</text:p>
          </table:table-cell>
          <table:table-cell table:style-name="ce173"/>
          <table:table-cell table:style-name="ce27" table:formula="of:=SUBTOTAL(9;[.M149:.M158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string">
            <text:p>301(1)</text:p>
          </table:table-cell>
          <table:table-cell table:number-columns-repeated="2" table:style-name="ce84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ат к2-0808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2(2)</text:p>
          </table:table-cell>
          <table:table-cell table:style-name="ce84" office:value-type="float" office:value="11.5">
            <text:p>11,50</text:p>
          </table:table-cell>
          <table:table-cell table:style-name="ce84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ат к1-28.01.13, </text:p>
          </table:table-cell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7">
            <text:p>3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в жп <text:s/>пост 1968-06102008, ПРИВ 17.07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60:.F163])" office:value-type="float" office:value="64.3">
            <text:p>64,30</text:p>
          </table:table-cell>
          <table:table-cell table:style-name="ce83" table:formula="of:=SUM([.G160:.G163])" office:value-type="float" office:value="57.8">
            <text:p>57,80</text:p>
          </table:table-cell>
          <table:table-cell table:style-name="ce102" table:formula="of:=SUBTOTAL(9;[.H160:.H163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160:.K163])" office:value-type="float" office:value="0">
            <text:p>0</text:p>
          </table:table-cell>
          <table:table-cell table:style-name="ce173"/>
          <table:table-cell table:style-name="ce27" table:formula="of:=SUBTOTAL(9;[.M160:.M163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7">
            <text:p>407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341-0312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8">
            <text:p>408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9(2)</text:p>
          </table:table-cell>
          <table:table-cell table:number-columns-repeated="2"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(к.2 прив. 13.06.13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9">
            <text:p>419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4.5">
            <text:p>14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65:.F168])" office:value-type="float" office:value="81.7">
            <text:p>81,70</text:p>
          </table:table-cell>
          <table:table-cell table:style-name="ce83" table:formula="of:=SUM([.G165:.G168])" office:value-type="float" office:value="73.1">
            <text:p>73,10</text:p>
          </table:table-cell>
          <table:table-cell table:style-name="ce102" table:formula="of:=SUBTOTAL(9;[.H165:.H168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165:.K168])" office:value-type="float" office:value="1">
            <text:p>1</text:p>
          </table:table-cell>
          <table:table-cell table:style-name="ce173"/>
          <table:table-cell table:style-name="ce27" table:formula="of:=SUBTOTAL(9;[.M165:.M168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6">
            <text:p>506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5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7">
            <text:p>517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70:.F172])" office:value-type="float" office:value="81.8">
            <text:p>81,80</text:p>
          </table:table-cell>
          <table:table-cell table:style-name="ce83" table:formula="of:=SUM([.G170:.G172])" office:value-type="float" office:value="68.5">
            <text:p>68,50</text:p>
          </table:table-cell>
          <table:table-cell table:style-name="ce102" table:formula="of:=SUBTOTAL(9;[.H170:.H172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170:.K172])" office:value-type="float" office:value="0">
            <text:p>0</text:p>
          </table:table-cell>
          <table:table-cell table:style-name="ce173"/>
          <table:table-cell table:style-name="ce27" table:formula="of:=SUBTOTAL(9;[.M170:.M172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73.5">
            <text:p>3673,5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73]+[.F169]+[.F164]+[.F159]+[.F148]" office:value-type="float" office:value="583.3">
            <text:p>583,30</text:p>
          </table:table-cell>
          <table:table-cell table:style-name="ce85" table:formula="of:=[.G173]+[.G169]+[.G164]+[.G159]+[.G148]" office:value-type="float" office:value="360.4">
            <text:p>360,40</text:p>
          </table:table-cell>
          <table:table-cell table:style-name="ce103" table:formula="of:=[.H173]+[.H169]+[.H164]+[.H159]+[.H148]" office:value-type="float" office:value="24">
            <text:p>24</text:p>
          </table:table-cell>
          <table:table-cell table:style-name="ce122"/>
          <table:table-cell table:style-name="ce29"/>
          <table:table-cell table:style-name="ce29" table:formula="of:=[.K173]+[.K169]+[.K164]+[.K159]+[.K148]" office:value-type="float" office:value="8">
            <text:p>8</text:p>
          </table:table-cell>
          <table:table-cell table:style-name="ce174"/>
          <table:table-cell table:style-name="ce29" table:formula="of:=[.M173]+[.M169]+[.M164]+[.M159]+[.M148]" office:value-type="float" office:value="6">
            <text:p>6</text:p>
          </table:table-cell>
          <table:table-cell table:style-name="ce197" table:formula="of:=[.F174]/[.B174]*100" office:value-type="float" office:value="15.8785899006397">
            <text:p>15,88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3">
          <table:table-cell table:style-name="ce6" office:value-type="float" office:value="4">
            <text:p>4</text:p>
          </table:table-cell>
          <table:table-cell table:style-name="ce30" office:value-type="string">
            <text:p>КУРЧАТОВА</text:p>
          </table:table-cell>
          <table:table-cell table:style-name="ce47" office:value-type="float" office:value="76">
            <text:p>76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6" office:value-type="string">
            <text:p>принята в м/с 01.03.2002 (Р150)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string">
            <text:p>п. 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6,2 м2. Перевод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205" office:value-type="string">
            <text:p>уточнить S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11"/>
          <table:table-cell table:style-name="ce32"/>
          <table:table-cell table:style-name="ce7"/>
          <table:table-cell table:style-name="ce28"/>
          <table:table-cell table:style-name="ce68" office:value-type="float" office:value="1">
            <text:p>1</text:p>
          </table:table-cell>
          <table:table-cell table:style-name="ce82" office:value-type="float" office:value="36.4">
            <text:p>36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перевод из нежилого??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3">
            <text:p>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8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9">
            <text:p>9</text:p>
          </table:table-cell>
          <table:table-cell table:style-name="ce82" office:value-type="float" office:value="36.2">
            <text:p>36,20</text:p>
          </table:table-cell>
          <table:table-cell table:style-name="ce82" office:value-type="float" office:value="30.4">
            <text:p>3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1">
            <text:p>11</text:p>
          </table:table-cell>
          <table:table-cell table:style-name="ce82" office:value-type="float" office:value="36">
            <text:p>36,00</text:p>
          </table:table-cell>
          <table:table-cell table:style-name="ce82" office:value-type="float" office:value="30.2">
            <text:p>3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">
            <text:p>16</text:p>
          </table:table-cell>
          <table:table-cell table:style-name="ce82" office:value-type="float" office:value="17.6">
            <text:p>17,60</text:p>
          </table:table-cell>
          <table:table-cell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style-name="ce82" office:value-type="float" office:value="17.5">
            <text:p>17,50</text:p>
          </table:table-cell>
          <table:table-cell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">
            <text:p>21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9.2">
            <text:p>2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5">
            <text:p>25</text:p>
          </table:table-cell>
          <table:table-cell table:style-name="ce82" office:value-type="float" office:value="17.7">
            <text:p>17,7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Нежилое <text:s/>(17,7 м2). Перевод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6">
            <text:p>26</text:p>
          </table:table-cell>
          <table:table-cell table:style-name="ce82" office:value-type="float" office:value="72.6">
            <text:p>72,60</text:p>
          </table:table-cell>
          <table:table-cell table:style-name="ce82" office:value-type="float" office:value="65.9">
            <text:p>65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Жилая по решению суда.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76:.F186])" office:value-type="float" office:value="286.2">
            <text:p>286,20</text:p>
          </table:table-cell>
          <table:table-cell table:style-name="ce83" table:formula="of:=SUM([.G176:.G186])" office:value-type="float" office:value="190.3">
            <text:p>190,30</text:p>
          </table:table-cell>
          <table:table-cell table:style-name="ce102" table:formula="of:=SUBTOTAL(9;[.H176:.H186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176:.K186])" office:value-type="float" office:value="3">
            <text:p>3</text:p>
          </table:table-cell>
          <table:table-cell table:style-name="ce173"/>
          <table:table-cell table:style-name="ce27" table:formula="of:=SUBTOTAL(9;[.M176:.M186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31">
            <text:p>31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к1-приват <text:s/>20.11.12; прив к.2 - 180620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">
            <text:p>3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2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4(1)</text:p>
          </table:table-cell>
          <table:table-cell table:style-name="ce82" office:value-type="float" office:value="28.2">
            <text:p>28,20</text:p>
          </table:table-cell>
          <table:table-cell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19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">
            <text:p>4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904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4">
            <text:p>4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8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6">
            <text:p>4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из нежилого в жилое по суду,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7(2)</text:p>
          </table:table-cell>
          <table:table-cell table:style-name="ce84" office:value-type="float" office:value="11.4">
            <text:p>11,4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/>(два к/м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8(2)</text:p>
          </table:table-cell>
          <table:table-cell table:style-name="ce84" office:value-type="float" office:value="11.7">
            <text:p>11,7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9(1)</text:p>
          </table:table-cell>
          <table:table-cell table:style-name="ce84" office:value-type="float" office:value="18">
            <text:p>18,00</text:p>
          </table:table-cell>
          <table:table-cell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88:.F198])" office:value-type="float" office:value="86.2">
            <text:p>86,20</text:p>
          </table:table-cell>
          <table:table-cell table:style-name="ce83" table:formula="of:=SUM([.G188:.G198])" office:value-type="float" office:value="66.1">
            <text:p>66,10</text:p>
          </table:table-cell>
          <table:table-cell table:style-name="ce102" table:formula="of:=SUBTOTAL(9;[.H188:.H198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88:.K198])" office:value-type="float" office:value="0">
            <text:p>0</text:p>
          </table:table-cell>
          <table:table-cell table:style-name="ce173"/>
          <table:table-cell table:style-name="ce27" table:formula="of:=SUBTOTAL(9;[.M188:.M198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60">
            <text:p>60</text:p>
          </table:table-cell>
          <table:table-cell table:style-name="ce82" office:value-type="float" office:value="36.2">
            <text:p>36,2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3">
            <text:p>63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9">
            <text:p>69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перевод из нежилого? (17,4/17,4 м2)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7(2)</text:p>
          </table:table-cell>
          <table:table-cell table:style-name="ce84" office:value-type="float" office:value="11.4">
            <text:p>11,4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(2)</text:p>
          </table:table-cell>
          <table:table-cell table:style-name="ce84" office:value-type="float" office:value="11.7">
            <text:p>11,7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00:.F204])" office:value-type="float" office:value="112.1">
            <text:p>112,10</text:p>
          </table:table-cell>
          <table:table-cell table:style-name="ce83" table:formula="of:=SUM([.G200:.G204])" office:value-type="float" office:value="96">
            <text:p>96,00</text:p>
          </table:table-cell>
          <table:table-cell table:style-name="ce102" table:formula="of:=SUBTOTAL(9;[.H200:.H204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200:.K204])" office:value-type="float" office:value="2">
            <text:p>2</text:p>
          </table:table-cell>
          <table:table-cell table:style-name="ce173"/>
          <table:table-cell table:style-name="ce27" table:formula="of:=SUBTOTAL(9;[.M200:.M204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4">
            <text:p>74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7">
            <text:p>77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style-name="ce82" office:value-type="float" office:value="36.2">
            <text:p>36,2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6">
            <text:p>86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н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8">
            <text:p>88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">
            <text:p>92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перевод из нежилого??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3">
            <text:p>93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5">
            <text:p>95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float" office:value="0">
            <text:p>0</text:p>
          </table:table-cell>
          <table:table-cell table:style-name="ce189" office:value-type="float" office:value="0">
            <text:p>0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(2)</text:p>
          </table:table-cell>
          <table:table-cell table:style-name="ce84" office:value-type="float" office:value="11.4">
            <text:p>11,4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06:.F214])" office:value-type="float" office:value="278.1">
            <text:p>278,10</text:p>
          </table:table-cell>
          <table:table-cell table:style-name="ce83" table:formula="of:=SUM([.G206:.G214])" office:value-type="float" office:value="228.8">
            <text:p>228,80</text:p>
          </table:table-cell>
          <table:table-cell table:style-name="ce102" table:formula="of:=SUBTOTAL(9;[.H206:.H214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206:.K214])" office:value-type="float" office:value="1">
            <text:p>1</text:p>
          </table:table-cell>
          <table:table-cell table:style-name="ce173"/>
          <table:table-cell table:style-name="ce27" table:formula="of:=SUBTOTAL(9;[.M206:.M214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97">
            <text:p>97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8">
            <text:p>98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перевод из нежилого??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9">
            <text:p>9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7.04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1 приват 30.04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5">
            <text:p>115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перевод из нежилого??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7">
            <text:p>117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1(1)</text:p>
          </table:table-cell>
          <table:table-cell table:style-name="ce82" office:value-type="float" office:value="17.8">
            <text:p>17,80</text:p>
          </table:table-cell>
          <table:table-cell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number-columns-repeated="2" table:style-name="ce152" office:value-type="string">
            <text:p><text:s/></text:p>
          </table:table-cell>
          <table:table-cell table:style-name="ce152" table:number-columns-repeated="239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16:.F224])" office:value-type="float" office:value="211.8">
            <text:p>211,80</text:p>
          </table:table-cell>
          <table:table-cell table:style-name="ce83" table:formula="of:=SUM([.G216:.G224])" office:value-type="float" office:value="177.2">
            <text:p>177,20</text:p>
          </table:table-cell>
          <table:table-cell table:style-name="ce102" table:formula="of:=SUBTOTAL(9;[.H216:.H224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216:.K224])" office:value-type="float" office:value="2">
            <text:p>2</text:p>
          </table:table-cell>
          <table:table-cell table:style-name="ce173"/>
          <table:table-cell table:style-name="ce27" table:formula="of:=SUBTOTAL(9;[.M216:.M224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704.1">
            <text:p>3704,1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225]+[.F215]+[.F205]+[.F199]+[.F187]" office:value-type="float" office:value="974.4">
            <text:p>974,40</text:p>
          </table:table-cell>
          <table:table-cell table:style-name="ce85" table:formula="of:=[.G225]+[.G215]+[.G205]+[.G199]+[.G187]" office:value-type="float" office:value="758.4">
            <text:p>758,40</text:p>
          </table:table-cell>
          <table:table-cell table:style-name="ce103" table:formula="of:=[.H225]+[.H215]+[.H205]+[.H199]+[.H187]" office:value-type="float" office:value="36">
            <text:p>36</text:p>
          </table:table-cell>
          <table:table-cell table:style-name="ce122"/>
          <table:table-cell table:style-name="ce29"/>
          <table:table-cell table:style-name="ce29" table:formula="of:=[.K225]+[.K215]+[.K205]+[.K199]+[.K187]" office:value-type="float" office:value="8">
            <text:p>8</text:p>
          </table:table-cell>
          <table:table-cell table:style-name="ce174"/>
          <table:table-cell table:style-name="ce29" table:formula="of:=[.M225]+[.M215]+[.M205]+[.M199]+[.M187]" office:value-type="float" office:value="13">
            <text:p>13</text:p>
          </table:table-cell>
          <table:table-cell table:style-name="ce197" table:formula="of:=[.F226]/[.B226]*100" office:value-type="float" office:value="26.3059852595772">
            <text:p>26,31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3">
          <table:table-cell table:style-name="ce6" office:value-type="float" office:value="5">
            <text:p>5</text:p>
          </table:table-cell>
          <table:table-cell table:style-name="ce30" office:value-type="string">
            <text:p>КУРЧАТОВА</text:p>
          </table:table-cell>
          <table:table-cell table:style-name="ce47" office:value-type="float" office:value="78">
            <text:p>78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6" office:value-type="string">
            <text:p>принята в м/с 01.03.2002 (Р150)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6,0 м2,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2">
            <text:p>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36,2 м2,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3">
            <text:p>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8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8">
            <text:p>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25" office:value-type="string">
            <text:p>Прив 10.04.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">
            <text:p>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6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">
            <text:p>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0 м2),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5">
            <text:p>2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0 м2)</text:p>
          </table:table-cell>
          <table:table-cell table:style-name="ce142"/>
          <table:table-cell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6(3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 35,9м2) в аренде,как кв. 26 приват. 01.04.13 помещение1 и 2.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6">
            <text:p>2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<text:s/>приват 01.04.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28:.F238])" office:value-type="float" office:value="17.1">
            <text:p>17,10</text:p>
          </table:table-cell>
          <table:table-cell table:style-name="ce83" table:formula="of:=SUM([.G227:.G238])" office:value-type="float" office:value="11.4">
            <text:p>11,40</text:p>
          </table:table-cell>
          <table:table-cell table:style-name="ce102" table:formula="of:=SUBTOTAL(9;[.H227:.H238])" office:value-type="float" office:value="1">
            <text:p>1</text:p>
          </table:table-cell>
          <table:table-cell table:style-name="ce57"/>
          <table:table-cell table:style-name="ce27"/>
          <table:table-cell table:style-name="ce27" table:formula="of:=SUBTOTAL(9;[.K228:.K238])" office:value-type="float" office:value="0">
            <text:p>0</text:p>
          </table:table-cell>
          <table:table-cell table:style-name="ce173"/>
          <table:table-cell table:style-name="ce27" table:formula="of:=SUBTOTAL(9;[.M228:.M238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70" office:value-type="string">
            <text:p>30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1 прив 15.04.13</text:p>
          </table:table-cell>
          <table:table-cell table:style-name="ce142" table:number-columns-repeated="2"/>
          <table:table-cell table:style-name="ce172" office:value-type="string">
            <text:p>с (комн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7">
            <text:p>37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н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4(2)</text:p>
          </table:table-cell>
          <table:table-cell table:style-name="ce84" office:value-type="float" office:value="11.3">
            <text:p>11,30</text:p>
          </table:table-cell>
          <table:table-cell table:style-name="ce84" office:value-type="float" office:value="10.6">
            <text:p>10,60</text:p>
          </table:table-cell>
          <table:table-cell table:style-name="ce105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2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9(1)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40:.F245])" office:value-type="float" office:value="109.7">
            <text:p>109,70</text:p>
          </table:table-cell>
          <table:table-cell table:style-name="ce83" table:formula="of:=SUM([.G240:.G245])" office:value-type="float" office:value="89.3">
            <text:p>89,30</text:p>
          </table:table-cell>
          <table:table-cell table:style-name="ce102" table:formula="of:=SUBTOTAL(9;[.H240:.H245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240:.K245])" office:value-type="float" office:value="0">
            <text:p>0</text:p>
          </table:table-cell>
          <table:table-cell table:style-name="ce173"/>
          <table:table-cell table:style-name="ce27" table:formula="of:=SUBTOTAL(9;[.M240:.M245])" office:value-type="float" office:value="3">
            <text:p>3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51">
            <text:p>51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number-columns-repeated="2" table:style-name="ce152" office:value-type="string">
            <text:p><text:s/></text:p>
          </table:table-cell>
          <table:table-cell table:style-name="ce152" table:number-columns-repeated="239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">
            <text:p>52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<text:s/>в жп № 1211 от 2107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3">
            <text:p>5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8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5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5.20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6">
            <text:p>5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.1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5">
            <text:p>65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6">
            <text:p>66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5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кв 68, ком 1 , 7, 8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Ранее 68, к.1 + ком.69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(1)</text:p>
          </table:table-cell>
          <table:table-cell table:style-name="ce82" office:value-type="float" office:value="17.9">
            <text:p>17,9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7(2)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(1)</text:p>
          </table:table-cell>
          <table:table-cell table:style-name="ce82" office:value-type="float" office:value="18.4">
            <text:p>18,40</text:p>
          </table:table-cell>
          <table:table-cell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(1)</text:p>
          </table:table-cell>
          <table:table-cell table:style-name="ce82" office:value-type="float" office:value="17.9">
            <text:p>17,9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47:.F258])" office:value-type="float" office:value="224">
            <text:p>224,00</text:p>
          </table:table-cell>
          <table:table-cell table:style-name="ce83" table:formula="of:=SUM([.G247:.G258])" office:value-type="float" office:value="193.3">
            <text:p>193,30</text:p>
          </table:table-cell>
          <table:table-cell table:style-name="ce102" table:formula="of:=SUBTOTAL(9;[.H247:.H258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247:.K258])" office:value-type="float" office:value="1">
            <text:p>1</text:p>
          </table:table-cell>
          <table:table-cell table:style-name="ce173"/>
          <table:table-cell table:style-name="ce27" table:formula="of:=SUBTOTAL(9;[.M247:.M258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string">
            <text:p>74(2)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5(2)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1-прив 06.05.13</text:p>
          </table:table-cell>
          <table:table-cell table:style-name="ce142" table:number-columns-repeated="2"/>
          <table:table-cell table:style-name="ce172" office:value-type="string">
            <text:p>с (комн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">
            <text:p>9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в жп <text:s/>пост 2034-20072007, ПРИВ 15.09.14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206" office:value-type="string">
            <text:p><text:s/></text:p>
          </table:table-cell>
          <table:table-cell table:style-name="ce152" table:number-columns-repeated="239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3 к2</text:p>
          </table:table-cell>
          <table:table-cell table:style-name="ce82" office:value-type="float" office:value="11.7">
            <text:p>11,7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/>
          <table:table-cell table:style-name="ce206"/>
          <table:table-cell table:style-name="ce152" table:number-columns-repeated="239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4">
            <text:p>9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0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60:.F264])" office:value-type="float" office:value="40.6">
            <text:p>40,60</text:p>
          </table:table-cell>
          <table:table-cell table:style-name="ce83" table:formula="of:=SUM([.G260:.G264])" office:value-type="float" office:value="32.8">
            <text:p>32,80</text:p>
          </table:table-cell>
          <table:table-cell table:style-name="ce102" table:formula="of:=SUBTOTAL(9;[.H260:.H264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260:.K264])" office:value-type="float" office:value="0">
            <text:p>0</text:p>
          </table:table-cell>
          <table:table-cell table:style-name="ce173"/>
          <table:table-cell table:style-name="ce27" table:formula="of:=SUBTOTAL(9;[.M260:.M264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98">
            <text:p>9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4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5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2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5">
            <text:p>115</text:p>
          </table:table-cell>
          <table:table-cell table:style-name="ce82" office:value-type="float" office:value="17">
            <text:p>17,00</text:p>
          </table:table-cell>
          <table:table-cell table:style-name="ce82" office:value-type="float" office:value="10.1">
            <text:p>10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38-31052011 есть проект акт от 07.07.2011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8">
            <text:p>1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5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7(2)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/>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8(2)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12(1)</text:p>
          </table:table-cell>
          <table:table-cell table:style-name="ce82" office:value-type="float" office:value="18">
            <text:p>18,00</text:p>
          </table:table-cell>
          <table:table-cell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17(2)</text:p>
          </table:table-cell>
          <table:table-cell table:style-name="ce82" office:value-type="float" office:value="11.7">
            <text:p>11,7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66:.F275])" office:value-type="float" office:value="86.5">
            <text:p>86,50</text:p>
          </table:table-cell>
          <table:table-cell table:style-name="ce83" table:formula="of:=SUM([.G266:.G275])" office:value-type="float" office:value="70.7">
            <text:p>70,70</text:p>
          </table:table-cell>
          <table:table-cell table:style-name="ce102" table:formula="of:=SUBTOTAL(9;[.H266:.H275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266:.K275])" office:value-type="float" office:value="1">
            <text:p>1</text:p>
          </table:table-cell>
          <table:table-cell table:style-name="ce173"/>
          <table:table-cell table:style-name="ce27" table:formula="of:=SUBTOTAL(9;[.M266:.M275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57.7">
            <text:p>3657,7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276]+[.F265]+[.F259]+[.F246]+[.F239]" office:value-type="float" office:value="477.9">
            <text:p>477,90</text:p>
          </table:table-cell>
          <table:table-cell table:style-name="ce85" table:formula="of:=[.G276]+[.G265]+[.G259]+[.G246]+[.G239]" office:value-type="float" office:value="397.5">
            <text:p>397,50</text:p>
          </table:table-cell>
          <table:table-cell table:style-name="ce103" table:formula="of:=[.H276]+[.H265]+[.H259]+[.H246]+[.H239]" office:value-type="float" office:value="25">
            <text:p>25</text:p>
          </table:table-cell>
          <table:table-cell table:style-name="ce122"/>
          <table:table-cell table:style-name="ce29"/>
          <table:table-cell table:style-name="ce29" table:formula="of:=[.K276]+[.K265]+[.K259]+[.K246]+[.K239]" office:value-type="float" office:value="2">
            <text:p>2</text:p>
          </table:table-cell>
          <table:table-cell table:style-name="ce174"/>
          <table:table-cell table:style-name="ce29" table:formula="of:=[.M276]+[.M265]+[.M259]+[.M246]+[.M239]" office:value-type="float" office:value="8">
            <text:p>8</text:p>
          </table:table-cell>
          <table:table-cell table:style-name="ce197" table:formula="of:=[.F277]/[.B277]*100" office:value-type="float" office:value="13.0655876643793">
            <text:p>13,07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6">
          <table:table-cell table:style-name="ce6" office:value-type="float" office:value="6">
            <text:p>6</text:p>
          </table:table-cell>
          <table:table-cell table:style-name="ce30" office:value-type="string">
            <text:p>ЮЖНАЯ</text:p>
          </table:table-cell>
          <table:table-cell table:style-name="ce47" office:value-type="float" office:value="18">
            <text:p>18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style-name="ce144"/>
          <table:table-cell table:style-name="ce144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6"/>
          <table:table-cell table:style-name="ce48" office:value-type="string">
            <text:p>СРН-1</text:p>
          </table:table-cell>
          <table:table-cell table:style-name="ce39" office:value-type="float" office:value="1">
            <text:p>1</text:p>
          </table:table-cell>
          <table:table-cell table:style-name="ce70" office:value-type="float" office:value="107">
            <text:p>107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Нежилое <text:s/>(34,0 м2) в аренде </text:p>
          </table:table-cell>
          <table:table-cell table:style-name="ce145" table:number-columns-repeated="2"/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6"/>
          <table:table-cell table:style-name="ce24"/>
          <table:table-cell table:style-name="ce39"/>
          <table:table-cell table:style-name="ce70" office:value-type="float" office:value="108">
            <text:p>108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Нежилое <text:s/>( 28,1 м2) в аренде</text:p>
          </table:table-cell>
          <table:table-cell table:style-name="ce145" table:number-columns-repeated="2"/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6"/>
          <table:table-cell table:style-name="ce24"/>
          <table:table-cell table:style-name="ce39"/>
          <table:table-cell table:style-name="ce70" office:value-type="float" office:value="110">
            <text:p>110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Нежилое <text:s/>(39,7 м2) в аренде</text:p>
          </table:table-cell>
          <table:table-cell table:style-name="ce145" table:number-columns-repeated="2"/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6"/>
          <table:table-cell table:style-name="ce24"/>
          <table:table-cell table:style-name="ce39"/>
          <table:table-cell table:style-name="ce70" office:value-type="float" office:value="111">
            <text:p>111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Нежилое <text:s/>(26,8 м2) в аренде</text:p>
          </table:table-cell>
          <table:table-cell table:style-name="ce145" table:number-columns-repeated="2"/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9">
          <table:table-cell table:style-name="ce9"/>
          <table:table-cell table:style-name="ce37"/>
          <table:table-cell table:style-name="ce27"/>
          <table:table-cell table:style-name="ce57" office:value-type="string">
            <text:p>Итого по этажу</text:p>
          </table:table-cell>
          <table:table-cell table:style-name="ce72"/>
          <table:table-cell table:style-name="ce83" table:number-columns-repeated="2"/>
          <table:table-cell table:style-name="ce102"/>
          <table:table-cell table:style-name="ce57"/>
          <table:table-cell table:style-name="ce146" table:number-columns-repeated="2"/>
          <table:table-cell table:style-name="ce177"/>
          <table:table-cell table:style-name="ce165"/>
          <table:table-cell table:style-name="ce196"/>
          <table:table-cell table:style-name="ce159" table:number-columns-repeated="241"/>
          <table:table-cell table:style-name="ce208" table:number-columns-repeated="767"/>
          <table:table-cell table:number-columns-repeated="2"/>
        </table:table-row>
        <table:table-row table:style-name="ro7">
          <table:table-cell table:style-name="ce7"/>
          <table:table-cell table:style-name="ce38"/>
          <table:table-cell/>
          <table:table-cell table:style-name="ce28" office:value-type="float" office:value="2">
            <text:p>2</text:p>
          </table:table-cell>
          <table:table-cell table:style-name="ce68" office:value-type="string">
            <text:p>203(2)</text:p>
          </table:table-cell>
          <table:table-cell table:style-name="ce84" office:value-type="float" office:value="14.9">
            <text:p>14,90</text:p>
          </table:table-cell>
          <table:table-cell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38"/>
          <table:table-cell table:style-name="ce24"/>
          <table:table-cell table:style-name="ce28"/>
          <table:table-cell table:style-name="ce68" office:value-type="string">
            <text:p>203(1)</text:p>
          </table:table-cell>
          <table:table-cell table:style-name="ce84" office:value-type="float" office:value="11.1">
            <text:p>11,1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4(2)</text:p>
          </table:table-cell>
          <table:table-cell table:style-name="ce82" office:value-type="float" office:value="17.6">
            <text:p>17,60</text:p>
          </table:table-cell>
          <table:table-cell table:style-name="ce82" office:value-type="float" office:value="16.6">
            <text:p>16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5">
            <text:p>205</text:p>
          </table:table-cell>
          <table:table-cell table:number-columns-repeated="2" table:style-name="ce82" office:value-type="float" office:value="13.4">
            <text:p>13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6">
            <text:p>206</text:p>
          </table:table-cell>
          <table:table-cell table:style-name="ce82" office:value-type="float" office:value="38.1">
            <text:p>38,10</text:p>
          </table:table-cell>
          <table:table-cell table:style-name="ce82" office:value-type="float" office:value="26.1">
            <text:p>26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8А</text:p>
          </table:table-cell>
          <table:table-cell table:style-name="ce82" office:value-type="float" office:value="16.5">
            <text:p>16,50</text:p>
          </table:table-cell>
          <table:table-cell table:style-name="ce82" office:value-type="float" office:value="15.8">
            <text:p>15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8Б</text:p>
          </table:table-cell>
          <table:table-cell table:style-name="ce82" office:value-type="float" office:value="10.9">
            <text:p>10,90</text:p>
          </table:table-cell>
          <table:table-cell table:style-name="ce82" office:value-type="float" office:value="10.1">
            <text:p>1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9а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8.08.12</text:p>
          </table:table-cell>
          <table:table-cell table:style-name="ce142" table:number-columns-repeated="2"/>
          <table:table-cell table:style-name="ce178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70" office:value-type="float" office:value="211">
            <text:p>211</text:p>
          </table:table-cell>
          <table:table-cell table:number-columns-repeated="2" table:style-name="ce82" office:value-type="float" office:value="11.9">
            <text:p>1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2">
            <text:p>212</text:p>
          </table:table-cell>
          <table:table-cell table:style-name="ce82" office:value-type="float" office:value="38">
            <text:p>38,00</text:p>
          </table:table-cell>
          <table:table-cell table:style-name="ce82" office:value-type="float" office:value="24.8">
            <text:p>2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н. А.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4">
            <text:p>214</text:p>
          </table:table-cell>
          <table:table-cell table:number-columns-repeated="2" table:style-name="ce82" office:value-type="float" office:value="13.3">
            <text:p>13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70" office:value-type="float" office:value="216">
            <text:p>216</text:p>
          </table:table-cell>
          <table:table-cell table:style-name="ce82" office:value-type="float" office:value="27.1">
            <text:p>27,10</text:p>
          </table:table-cell>
          <table:table-cell table:style-name="ce82" office:value-type="float" office:value="25.4">
            <text:p>2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18(2)</text:p>
          </table:table-cell>
          <table:table-cell table:style-name="ce82" office:value-type="float" office:value="14.2">
            <text:p>14,20</text:p>
          </table:table-cell>
          <table:table-cell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84:.F297])" office:value-type="float" office:value="238.1">
            <text:p>238,10</text:p>
          </table:table-cell>
          <table:table-cell table:style-name="ce83" table:formula="of:=SUM([.G284:.G297])" office:value-type="float" office:value="204.1">
            <text:p>204,10</text:p>
          </table:table-cell>
          <table:table-cell table:style-name="ce102" table:formula="of:=SUBTOTAL(9;[.H284:.H297])" office:value-type="float" office:value="13">
            <text:p>13</text:p>
          </table:table-cell>
          <table:table-cell table:style-name="ce57"/>
          <table:table-cell table:style-name="ce27"/>
          <table:table-cell table:style-name="ce27" table:formula="of:=SUBTOTAL(9;[.K284:.K297])" office:value-type="float" office:value="0">
            <text:p>0</text:p>
          </table:table-cell>
          <table:table-cell table:style-name="ce173"/>
          <table:table-cell table:style-name="ce27" table:formula="of:=SUBTOTAL(9;[.M284:.M297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2">
            <text:p>3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21" office:value-type="string">
            <text:p>Приват 15.10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3">
            <text:p>303</text:p>
          </table:table-cell>
          <table:table-cell table:style-name="ce82" office:value-type="float" office:value="38.8">
            <text:p>38,80</text:p>
          </table:table-cell>
          <table:table-cell table:style-name="ce82" office:value-type="float" office:value="25.6">
            <text:p>25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4(2)</text:p>
          </table:table-cell>
          <table:table-cell table:style-name="ce82" office:value-type="float" office:value="18.1">
            <text:p>18,10</text:p>
          </table:table-cell>
          <table:table-cell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5">
            <text:p>305</text:p>
          </table:table-cell>
          <table:table-cell table:number-columns-repeated="2" table:style-name="ce82" office:value-type="float" office:value="13.7">
            <text:p>13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6(1)</text:p>
          </table:table-cell>
          <table:table-cell table:style-name="ce82" office:value-type="float" office:value="11">
            <text:p>11,00</text:p>
          </table:table-cell>
          <table:table-cell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7">
            <text:p>307</text:p>
          </table:table-cell>
          <table:table-cell table:style-name="ce82" office:value-type="float" office:value="27.1">
            <text:p>27,10</text:p>
          </table:table-cell>
          <table:table-cell table:style-name="ce82" office:value-type="float" office:value="25.4">
            <text:p>2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style-name="ce82" office:value-type="float" office:value="38.7">
            <text:p>38,70</text:p>
          </table:table-cell>
          <table:table-cell table:style-name="ce82" office:value-type="float" office:value="25.8">
            <text:p>25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1">
            <text:p>311</text:p>
          </table:table-cell>
          <table:table-cell table:style-name="ce82" office:value-type="float" office:value="39.3">
            <text:p>39,30</text:p>
          </table:table-cell>
          <table:table-cell table:style-name="ce82" office:value-type="float" office:value="32.7">
            <text:p>32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12(1)</text:p>
          </table:table-cell>
          <table:table-cell table:style-name="ce82" office:value-type="float" office:value="10.9">
            <text:p>10,90</text:p>
          </table:table-cell>
          <table:table-cell table:style-name="ce82" office:value-type="float" office:value="10.2">
            <text:p>1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13(2)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4">
            <text:p>314</text:p>
          </table:table-cell>
          <table:table-cell table:number-columns-repeated="2" table:style-name="ce82" office:value-type="float" office:value="13.4">
            <text:p>13,4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нежилое, перевод???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6">
            <text:p>316</text:p>
          </table:table-cell>
          <table:table-cell table:style-name="ce82" office:value-type="float" office:value="28.3">
            <text:p>28,30</text:p>
          </table:table-cell>
          <table:table-cell table:style-name="ce82" office:value-type="float" office:value="26.7">
            <text:p>26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н. А,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7">
            <text:p>317</text:p>
          </table:table-cell>
          <table:table-cell table:style-name="ce82" office:value-type="float" office:value="38.5">
            <text:p>38,50</text:p>
          </table:table-cell>
          <table:table-cell table:style-name="ce82" office:value-type="float" office:value="25.5">
            <text:p>2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н. А,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18А</text:p>
          </table:table-cell>
          <table:table-cell table:style-name="ce82" office:value-type="float" office:value="15.9">
            <text:p>15,90</text:p>
          </table:table-cell>
          <table:table-cell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299:.F312])" office:value-type="float" office:value="311">
            <text:p>311,00</text:p>
          </table:table-cell>
          <table:table-cell table:style-name="ce83" table:formula="of:=SUM([.G299:.G312])" office:value-type="float" office:value="257.5">
            <text:p>257,50</text:p>
          </table:table-cell>
          <table:table-cell table:style-name="ce102" table:formula="of:=SUBTOTAL(9;[.H299:.H312])" office:value-type="float" office:value="13">
            <text:p>13</text:p>
          </table:table-cell>
          <table:table-cell table:style-name="ce57"/>
          <table:table-cell table:style-name="ce27"/>
          <table:table-cell table:style-name="ce27" table:formula="of:=SUBTOTAL(9;[.K299:.K312])" office:value-type="float" office:value="0">
            <text:p>0</text:p>
          </table:table-cell>
          <table:table-cell table:style-name="ce173"/>
          <table:table-cell table:style-name="ce27" table:formula="of:=SUBTOTAL(9;[.M299:.M312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2">
            <text:p>402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1.9">
            <text:p>1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3">
            <text:p>403</text:p>
          </table:table-cell>
          <table:table-cell table:style-name="ce82" office:value-type="float" office:value="37.7">
            <text:p>37,70</text:p>
          </table:table-cell>
          <table:table-cell table:style-name="ce82" office:value-type="float" office:value="24.9">
            <text:p>2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4">
            <text:p>404</text:p>
          </table:table-cell>
          <table:table-cell table:style-name="ce82" office:value-type="float" office:value="29">
            <text:p>29,00</text:p>
          </table:table-cell>
          <table:table-cell table:style-name="ce82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0">
            <text:p>410</text:p>
          </table:table-cell>
          <table:table-cell table:style-name="ce84" office:value-type="float" office:value="21.6">
            <text:p>21,60</text:p>
          </table:table-cell>
          <table:table-cell table:style-name="ce82" office:value-type="float" office:value="21.6">
            <text:p>21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(410 = 410 (1)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60"/>
          <table:table-cell table:style-name="ce70" office:value-type="float" office:value="411">
            <text:p>411</text:p>
          </table:table-cell>
          <table:table-cell table:style-name="ce84" office:value-type="float" office:value="24.7">
            <text:p>24,70</text:p>
          </table:table-cell>
          <table:table-cell table:style-name="ce84" office:value-type="float" office:value="15.4">
            <text:p>15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(411 = 410 (2,3,4,Х)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2">
            <text:p>412</text:p>
          </table:table-cell>
          <table:table-cell table:style-name="ce82" office:value-type="float" office:value="37.3">
            <text:p>37,30</text:p>
          </table:table-cell>
          <table:table-cell table:style-name="ce82" office:value-type="float" office:value="24.9">
            <text:p>2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3">
            <text:p>413</text:p>
          </table:table-cell>
          <table:table-cell table:style-name="ce82" office:value-type="float" office:value="28.3">
            <text:p>28,30</text:p>
          </table:table-cell>
          <table:table-cell table:style-name="ce82" office:value-type="float" office:value="26.6">
            <text:p>26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А,Б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4">
            <text:p>414</text:p>
          </table:table-cell>
          <table:table-cell table:number-columns-repeated="2" table:style-name="ce82" office:value-type="float" office:value="13.4">
            <text:p>13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762-14042010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15Б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2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6">
            <text:p>416</text:p>
          </table:table-cell>
          <table:table-cell table:style-name="ce82" office:value-type="float" office:value="28">
            <text:p>28,00</text:p>
          </table:table-cell>
          <table:table-cell table:style-name="ce82" office:value-type="float" office:value="26.3">
            <text:p>26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1=Б (10,9м2), к.2=А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18(2)</text:p>
          </table:table-cell>
          <table:table-cell table:style-name="ce82" office:value-type="float" office:value="16">
            <text:p>16,00</text:p>
          </table:table-cell>
          <table:table-cell table:style-name="ce82" office:value-type="float" office:value="15.1">
            <text:p>15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14:.F324])" office:value-type="float" office:value="255.1">
            <text:p>255,10</text:p>
          </table:table-cell>
          <table:table-cell table:style-name="ce83" table:formula="of:=SUM([.G314:.G324])" office:value-type="float" office:value="207.4">
            <text:p>207,40</text:p>
          </table:table-cell>
          <table:table-cell table:style-name="ce102" table:formula="of:=SUBTOTAL(9;[.H314:.H324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314:.K324])" office:value-type="float" office:value="1">
            <text:p>1</text:p>
          </table:table-cell>
          <table:table-cell table:style-name="ce173"/>
          <table:table-cell table:style-name="ce27" table:formula="of:=SUBTOTAL(9;[.M314:.M324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3">
            <text:p>503</text:p>
          </table:table-cell>
          <table:table-cell table:style-name="ce82" office:value-type="float" office:value="39.2">
            <text:p>39,20</text:p>
          </table:table-cell>
          <table:table-cell table:style-name="ce82" office:value-type="float" office:value="26.4">
            <text:p>26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4">
            <text:p>504</text:p>
          </table:table-cell>
          <table:table-cell table:style-name="ce84" office:value-type="float" office:value="31.4">
            <text:p>31,40</text:p>
          </table:table-cell>
          <table:table-cell table:style-name="ce82" office:value-type="float" office:value="30.7">
            <text:p>30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А= к.1, ,Б= к.2 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8">
            <text:p>508</text:p>
          </table:table-cell>
          <table:table-cell table:style-name="ce82" office:value-type="float" office:value="38.8">
            <text:p>38,80</text:p>
          </table:table-cell>
          <table:table-cell table:style-name="ce82" office:value-type="float" office:value="26.3">
            <text:p>26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А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9(1)</text:p>
          </table:table-cell>
          <table:table-cell table:style-name="ce82" office:value-type="float" office:value="10.7">
            <text:p>10,70</text:p>
          </table:table-cell>
          <table:table-cell table:style-name="ce82" office:value-type="float" office:value="10.1">
            <text:p>1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1">
            <text:p>511</text:p>
          </table:table-cell>
          <table:table-cell table:style-name="ce84" office:value-type="float" office:value="41.7">
            <text:p>41,70</text:p>
          </table:table-cell>
          <table:table-cell table:style-name="ce82" office:value-type="float" office:value="35.8">
            <text:p>35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2">
            <text:p>512</text:p>
          </table:table-cell>
          <table:table-cell table:style-name="ce82" office:value-type="float" office:value="38.6">
            <text:p>38,60</text:p>
          </table:table-cell>
          <table:table-cell table:style-name="ce82" office:value-type="float" office:value="25.8">
            <text:p>25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А,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3(1)</text:p>
          </table:table-cell>
          <table:table-cell table:style-name="ce82" office:value-type="float" office:value="11.2">
            <text:p>11,2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70" office:value-type="float" office:value="514">
            <text:p>514</text:p>
          </table:table-cell>
          <table:table-cell table:number-columns-repeated="2"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6(1)</text:p>
          </table:table-cell>
          <table:table-cell table:style-name="ce82" office:value-type="float" office:value="11.1">
            <text:p>11,1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8(2)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6.4">
            <text:p>16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2=А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5(1)</text:p>
          </table:table-cell>
          <table:table-cell table:style-name="ce82" office:value-type="float" office:value="10.9">
            <text:p>10,90</text:p>
          </table:table-cell>
          <table:table-cell table:style-name="ce82" office:value-type="float" office:value="10.2">
            <text:p>1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26:.F336])" office:value-type="float" office:value="280.9">
            <text:p>280,90</text:p>
          </table:table-cell>
          <table:table-cell table:style-name="ce83" table:formula="of:=SUM([.G326:.G336])" office:value-type="float" office:value="232.5">
            <text:p>232,50</text:p>
          </table:table-cell>
          <table:table-cell table:style-name="ce102" table:formula="of:=SUBTOTAL(9;[.H326:.H336])" office:value-type="float" office:value="11">
            <text:p>11</text:p>
          </table:table-cell>
          <table:table-cell table:style-name="ce57"/>
          <table:table-cell table:style-name="ce27"/>
          <table:table-cell table:style-name="ce27" table:formula="of:=SUBTOTAL(9;[.K326:.K336])" office:value-type="float" office:value="0">
            <text:p>0</text:p>
          </table:table-cell>
          <table:table-cell table:style-name="ce173"/>
          <table:table-cell table:style-name="ce27" table:formula="of:=SUBTOTAL(9;[.M326:.M336])" office:value-type="float" office:value="3">
            <text:p>3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6">
            <text:p>6</text:p>
          </table:table-cell>
          <table:table-cell table:style-name="ce68" office:value-type="float" office:value="602">
            <text:p>602</text:p>
          </table:table-cell>
          <table:table-cell table:style-name="ce82" office:value-type="float" office:value="19.6">
            <text:p>19,60</text:p>
          </table:table-cell>
          <table:table-cell table:style-name="ce82" office:value-type="float" office:value="12.9">
            <text:p>12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4">
            <text:p>604</text:p>
          </table:table-cell>
          <table:table-cell table:style-name="ce82" office:value-type="float" office:value="48.3">
            <text:p>48,30</text:p>
          </table:table-cell>
          <table:table-cell table:style-name="ce82" office:value-type="float" office:value="31.9">
            <text:p>3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6">
            <text:p>606</text:p>
          </table:table-cell>
          <table:table-cell table:style-name="ce82" office:value-type="float" office:value="34.1">
            <text:p>34,10</text:p>
          </table:table-cell>
          <table:table-cell table:style-name="ce82" office:value-type="float" office:value="17.8">
            <text:p>1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7">
            <text:p>607</text:p>
          </table:table-cell>
          <table:table-cell table:style-name="ce82" office:value-type="float" office:value="33.6">
            <text:p>33,60</text:p>
          </table:table-cell>
          <table:table-cell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0">
            <text:p>610</text:p>
          </table:table-cell>
          <table:table-cell table:style-name="ce84" office:value-type="float" office:value="40.8">
            <text:p>40,80</text:p>
          </table:table-cell>
          <table:table-cell table:style-name="ce82" office:value-type="float" office:value="35.4">
            <text:p>3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2">
            <text:p>612</text:p>
          </table:table-cell>
          <table:table-cell table:style-name="ce82" office:value-type="float" office:value="46.6">
            <text:p>46,6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4">
            <text:p>6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21" office:value-type="string">
            <text:p>Приват 08.10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5">
            <text:p>615</text:p>
          </table:table-cell>
          <table:table-cell table:style-name="ce82" office:value-type="float" office:value="0">
            <text:p>0,00</text:p>
          </table:table-cell>
          <table:table-cell table:style-name="ce84" office:value-type="float" office:value="0">
            <text:p>0,00</text:p>
          </table:table-cell>
          <table:table-cell table:style-name="ce101"/>
          <table:table-cell table:style-name="ce119" office:value-type="string">
            <text:p>Прив 30.04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6">
            <text:p>616</text:p>
          </table:table-cell>
          <table:table-cell table:style-name="ce82" office:value-type="float" office:value="33.2">
            <text:p>33,20</text:p>
          </table:table-cell>
          <table:table-cell table:style-name="ce84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38:.F346])" office:value-type="float" office:value="256.2">
            <text:p>256,20</text:p>
          </table:table-cell>
          <table:table-cell table:style-name="ce83" table:formula="of:=SUM([.G338:.G346])" office:value-type="float" office:value="162.5">
            <text:p>162,50</text:p>
          </table:table-cell>
          <table:table-cell table:style-name="ce102" table:formula="of:=SUBTOTAL(9;[.H338:.H346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338:.K346])" office:value-type="float" office:value="0">
            <text:p>0</text:p>
          </table:table-cell>
          <table:table-cell table:style-name="ce173"/>
          <table:table-cell table:style-name="ce27" table:formula="of:=SUBTOTAL(9;[.M338:.M346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7">
            <text:p>7</text:p>
          </table:table-cell>
          <table:table-cell table:style-name="ce68" office:value-type="float" office:value="703">
            <text:p>7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9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5">
            <text:p>715</text:p>
          </table:table-cell>
          <table:table-cell table:style-name="ce82" office:value-type="float" office:value="32.8">
            <text:p>32,8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2">
            <text:p>712</text:p>
          </table:table-cell>
          <table:table-cell table:style-name="ce82" office:value-type="float" office:value="47.2">
            <text:p>47,2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48:.F350])" office:value-type="float" office:value="80">
            <text:p>80,00</text:p>
          </table:table-cell>
          <table:table-cell table:style-name="ce83" table:formula="of:=SUM([.G348:.G350])" office:value-type="float" office:value="46.6">
            <text:p>46,60</text:p>
          </table:table-cell>
          <table:table-cell table:style-name="ce102" table:formula="of:=SUBTOTAL(9;[.H348:.H350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348:.K350])" office:value-type="float" office:value="0">
            <text:p>0</text:p>
          </table:table-cell>
          <table:table-cell table:style-name="ce173"/>
          <table:table-cell table:style-name="ce27" table:formula="of:=SUBTOTAL(9;[.M348:.M350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8">
            <text:p>8</text:p>
          </table:table-cell>
          <table:table-cell table:style-name="ce68" office:value-type="float" office:value="803">
            <text:p>803</text:p>
          </table:table-cell>
          <table:table-cell table:style-name="ce82" office:value-type="float" office:value="33.1">
            <text:p>33,10</text:p>
          </table:table-cell>
          <table:table-cell table:style-name="ce84" office:value-type="float" office:value="16.5">
            <text:p>16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5">
            <text:p>805</text:p>
          </table:table-cell>
          <table:table-cell table:style-name="ce82" office:value-type="float" office:value="32.8">
            <text:p>32,80</text:p>
          </table:table-cell>
          <table:table-cell table:style-name="ce84" office:value-type="float" office:value="15.9">
            <text:p>1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2">
            <text:p>812</text:p>
          </table:table-cell>
          <table:table-cell table:style-name="ce82" office:value-type="float" office:value="46.1">
            <text:p>46,10</text:p>
          </table:table-cell>
          <table:table-cell table:style-name="ce84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5">
            <text:p>815</text:p>
          </table:table-cell>
          <table:table-cell table:style-name="ce82" office:value-type="float" office:value="33.6">
            <text:p>33,60</text:p>
          </table:table-cell>
          <table:table-cell table:style-name="ce84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52:.F355])" office:value-type="float" office:value="145.6">
            <text:p>145,60</text:p>
          </table:table-cell>
          <table:table-cell table:style-name="ce83" table:formula="of:=SUM([.G352:.G355])" office:value-type="float" office:value="78.7">
            <text:p>78,70</text:p>
          </table:table-cell>
          <table:table-cell table:style-name="ce102" table:formula="of:=SUBTOTAL(9;[.H352:.H355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352:.K355])" office:value-type="float" office:value="0">
            <text:p>0</text:p>
          </table:table-cell>
          <table:table-cell table:style-name="ce173"/>
          <table:table-cell table:style-name="ce27" table:formula="of:=SUBTOTAL(9;[.M352:.M355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9">
            <text:p>9</text:p>
          </table:table-cell>
          <table:table-cell table:style-name="ce68" office:value-type="float" office:value="907">
            <text:p>907</text:p>
          </table:table-cell>
          <table:table-cell table:style-name="ce82" office:value-type="float" office:value="33.8">
            <text:p>33,80</text:p>
          </table:table-cell>
          <table:table-cell table:style-name="ce84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/>
          <table:table-cell table:style-name="ce142" office:value-type="string">
            <text:p><text:s/></text:p>
          </table:table-cell>
          <table:table-cell table:style-name="ce172"/>
          <table:table-cell table:style-name="ce189" office:value-type="float" office:value="0">
            <text:p>0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1">
            <text:p>911</text:p>
          </table:table-cell>
          <table:table-cell table:style-name="ce82" office:value-type="float" office:value="0">
            <text:p>0,00</text:p>
          </table:table-cell>
          <table:table-cell table:style-name="ce84" office:value-type="float" office:value="0">
            <text:p>0,00</text:p>
          </table:table-cell>
          <table:table-cell table:style-name="ce101"/>
          <table:table-cell table:style-name="ce119" office:value-type="string">
            <text:p>по решению суда от 10.10.2013 <text:s/>передана в собств граждан (пост изм в 1711 от 26.12.13 № 3573)</text:p>
          </table:table-cell>
          <table:table-cell table:style-name="ce142"/>
          <table:table-cell table:style-name="ce142" office:value-type="string">
            <text:p><text:s/></text:p>
          </table:table-cell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205" office:value-type="string">
            <text:p>постан!!!!</text:p>
          </table:table-cell>
          <table:table-cell table:style-name="ce152" table:number-columns-repeated="240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57:.F358])" office:value-type="float" office:value="33.8">
            <text:p>33,80</text:p>
          </table:table-cell>
          <table:table-cell table:style-name="ce83" table:formula="of:=SUM([.G357:.G358])" office:value-type="float" office:value="17.2">
            <text:p>17,20</text:p>
          </table:table-cell>
          <table:table-cell table:style-name="ce102" table:formula="of:=SUBTOTAL(9;[.H357:.H358])" office:value-type="float" office:value="1">
            <text:p>1</text:p>
          </table:table-cell>
          <table:table-cell table:style-name="ce57"/>
          <table:table-cell table:style-name="ce27"/>
          <table:table-cell table:style-name="ce27" table:formula="of:=SUBTOTAL(9;[.K357:.K358])" office:value-type="float" office:value="0">
            <text:p>0</text:p>
          </table:table-cell>
          <table:table-cell table:style-name="ce173"/>
          <table:table-cell table:style-name="ce27" table:formula="of:=SUBTOTAL(9;[.M357:.M358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6129.7">
            <text:p>6129,7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SUBTOTAL(9;[.F359];[.F356];[.F351];[.F347];[.F337];[.F325];[.F313];[.F298])" office:value-type="float" office:value="1600.7">
            <text:p>1 600,70</text:p>
          </table:table-cell>
          <table:table-cell table:style-name="ce85" table:formula="of:=[.G359]+[.G356]+[.G351]+[.G347]+[.G337]+[.G325]+[.G313]+[.G298]" office:value-type="float" office:value="1206.5">
            <text:p>1 206,50</text:p>
          </table:table-cell>
          <table:table-cell table:style-name="ce103" table:formula="of:=[.H359]+[.H356]+[.H351]+[.H347]+[.H337]+[.H325]+[.H313]+[.H298]" office:value-type="float" office:value="61">
            <text:p>61</text:p>
          </table:table-cell>
          <table:table-cell table:style-name="ce122"/>
          <table:table-cell table:style-name="ce29"/>
          <table:table-cell table:style-name="ce29" table:formula="of:=[.K359]+[.K356]+[.K351]+[.K347]+[.K337]+[.K325]+[.K313]+[.K298]" office:value-type="float" office:value="1">
            <text:p>1</text:p>
          </table:table-cell>
          <table:table-cell table:style-name="ce174"/>
          <table:table-cell table:style-name="ce29" table:formula="of:=[.M359]+[.M356]+[.M351]+[.M347]+[.M337]+[.M325]+[.M313]+[.M298]" office:value-type="float" office:value="17">
            <text:p>17</text:p>
          </table:table-cell>
          <table:table-cell table:style-name="ce197" table:formula="of:=[.F360]/[.B360]*100" office:value-type="float" office:value="26.1138391764687">
            <text:p>26,11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7">
            <text:p>7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45">
            <text:p>45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 office:value-type="string">
            <text:p><text:span text:style-name="T4">принята в м/с <text:s/>Р150/01.03.2002 <text:s text:c="3"/></text:span><text:s text:c="63"/>проверила 18.08.2014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2</text:p>
          </table:table-cell>
          <table:table-cell table:style-name="ce28" office:value-type="float" office:value="1">
            <text:p>1</text:p>
          </table:table-cell>
          <table:table-cell table:style-name="ce68" office:value-type="string">
            <text:p>105(2,3)</text:p>
          </table:table-cell>
          <table:table-cell table:number-columns-repeated="2" table:style-name="ce82" office:value-type="float" office:value="19.4">
            <text:p>1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/>(2,3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3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,5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4,1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5(2,3)</text:p>
          </table:table-cell>
          <table:table-cell table:number-columns-repeated="2" table:style-name="ce82" office:value-type="float" office:value="21.4">
            <text:p>21,40</text:p>
          </table:table-cell>
          <table:table-cell table:style-name="ce101" office:value-type="float" office:value="2">
            <text:p>2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style-name="ce82" office:value-type="float" office:value="50.1">
            <text:p>50,10</text:p>
          </table:table-cell>
          <table:table-cell table:style-name="ce82" office:value-type="float" office:value="38.5">
            <text:p>3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6А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 17,2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4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9">
            <text:p>109</text:p>
          </table:table-cell>
          <table:table-cell table:number-columns-repeated="2" table:style-name="ce82" office:value-type="float" office:value="16.6">
            <text:p>16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0">
            <text:p>1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6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11"/>
          <table:table-cell table:style-name="ce28"/>
          <table:table-cell table:style-name="ce7"/>
          <table:table-cell table:style-name="ce28"/>
          <table:table-cell table:style-name="ce68" office:value-type="string">
            <text:p>112(1,2)</text:p>
          </table:table-cell>
          <table:table-cell table:style-name="ce82" office:value-type="float" office:value="27.1">
            <text:p>27,10</text:p>
          </table:table-cell>
          <table:table-cell table:style-name="ce82" office:value-type="float" office:value="15.1">
            <text:p>15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62:.F372])" office:value-type="float" office:value="134.6">
            <text:p>134,60</text:p>
          </table:table-cell>
          <table:table-cell table:style-name="ce83" table:formula="of:=SUM([.G362:.G372])" office:value-type="float" office:value="111">
            <text:p>111,00</text:p>
          </table:table-cell>
          <table:table-cell table:style-name="ce102" table:formula="of:=SUBTOTAL(9;[.H362:.H372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362:.K372])" office:value-type="float" office:value="0">
            <text:p>0</text:p>
          </table:table-cell>
          <table:table-cell table:style-name="ce173"/>
          <table:table-cell table:style-name="ce27" table:formula="of:=SUBTOTAL(9;[.M362:.M372])" office:value-type="float" office:value="3">
            <text:p>3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1">
            <text:p>201</text:p>
          </table:table-cell>
          <table:table-cell table:number-columns-repeated="2" table:style-name="ce82" office:value-type="float" office:value="13.2">
            <text:p>13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137 от 31.05.11 <text:s/>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2">
            <text:p>2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,4/8,6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3(3,4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2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4">
            <text:p>204</text:p>
          </table:table-cell>
          <table:table-cell table:number-columns-repeated="2" table:style-name="ce82" office:value-type="float" office:value="13.9">
            <text:p>13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7">
            <text:p>2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5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8">
            <text:p>2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,7/8,9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6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70" office:value-type="string">
            <text:p>211 (3,4)</text:p>
          </table:table-cell>
          <table:table-cell table:style-name="ce84" office:value-type="float" office:value="34.4">
            <text:p>34,40</text:p>
          </table:table-cell>
          <table:table-cell table:style-name="ce84" office:value-type="float" office:value="28">
            <text:p>28,00</text:p>
          </table:table-cell>
          <table:table-cell table:style-name="ce105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74:.F381])" office:value-type="float" office:value="61.5">
            <text:p>61,50</text:p>
          </table:table-cell>
          <table:table-cell table:style-name="ce83" table:formula="of:=SUM([.G374:.G381])" office:value-type="float" office:value="55.1">
            <text:p>55,10</text:p>
          </table:table-cell>
          <table:table-cell table:style-name="ce102" table:formula="of:=SUBTOTAL(9;[.H374:.H381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374:.K381])" office:value-type="float" office:value="1">
            <text:p>1</text:p>
          </table:table-cell>
          <table:table-cell table:style-name="ce173"/>
          <table:table-cell table:style-name="ce27" table:formula="of:=SUBTOTAL(9;[.M374:.M381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1">
            <text:p>3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2">
            <text:p>302</text:p>
          </table:table-cell>
          <table:table-cell table:style-name="ce82" office:value-type="float" office:value="9.3">
            <text:p>9,30</text:p>
          </table:table-cell>
          <table:table-cell table:style-name="ce82" office:value-type="float" office:value="8.5">
            <text:p>8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4">
            <text:p>304</text:p>
          </table:table-cell>
          <table:table-cell table:number-columns-repeated="2" table:style-name="ce82" office:value-type="float" office:value="14.2">
            <text:p>14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6(1,2)</text:p>
          </table:table-cell>
          <table:table-cell table:style-name="ce84" office:value-type="float" office:value="27.7">
            <text:p>27,70</text:p>
          </table:table-cell>
          <table:table-cell table:style-name="ce84" office:value-type="float" office:value="25.9">
            <text:p>25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3,4 = 306А — приватизирована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7">
            <text:p>3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4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9(2)</text:p>
          </table:table-cell>
          <table:table-cell table:style-name="ce82" office:value-type="float" office:value="10.7">
            <text:p>10,7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3 приват 02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206"/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 9,5/8,7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3(2,)</text:p>
          </table:table-cell>
          <table:table-cell table:number-columns-repeated="2" table:style-name="ce82" office:value-type="float" office:value="10.2">
            <text:p>10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3,1 прив , к4 прив 11.08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5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5..09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6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11(4)</text:p>
          </table:table-cell>
          <table:table-cell table:style-name="ce82" office:value-type="float" office:value="15.3">
            <text:p>15,30</text:p>
          </table:table-cell>
          <table:table-cell table:style-name="ce82" office:value-type="float" office:value="14.1">
            <text:p>14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4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12(3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308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83:.F394])" office:value-type="float" office:value="87.4">
            <text:p>87,40</text:p>
          </table:table-cell>
          <table:table-cell table:style-name="ce83" table:formula="of:=SUM([.G383:.G394])" office:value-type="float" office:value="84.2">
            <text:p>84,20</text:p>
          </table:table-cell>
          <table:table-cell table:style-name="ce102" table:formula="of:=SUBTOTAL(9;[.H383:.H394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383:.K394])" office:value-type="float" office:value="0">
            <text:p>0</text:p>
          </table:table-cell>
          <table:table-cell table:style-name="ce173"/>
          <table:table-cell table:style-name="ce27" table:formula="of:=SUBTOTAL(9;[.M383:.M394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1">
            <text:p>4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3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2">
            <text:p>402</text:p>
          </table:table-cell>
          <table:table-cell table:style-name="ce82" office:value-type="float" office:value="9.5">
            <text:p>9,50</text:p>
          </table:table-cell>
          <table:table-cell table:style-name="ce82" office:value-type="float" office:value="8.7">
            <text:p>8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пост 1009 от 29.05.08 <text:s/>(9,5/8,7 м2), акта и прое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4">
            <text:p>404</text:p>
          </table:table-cell>
          <table:table-cell table:number-columns-repeated="2" table:style-name="ce82" office:value-type="float" office:value="13.8">
            <text:p>13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8(1,2,3,5</text:p>
          </table:table-cell>
          <table:table-cell table:style-name="ce82" office:value-type="float" office:value="50.2">
            <text:p>50,20</text:p>
          </table:table-cell>
          <table:table-cell table:style-name="ce82" office:value-type="float" office:value="49.6">
            <text:p>4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9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это <text:s/>см кв 408</text:p>
          </table:table-cell>
          <table:table-cell table:style-name="ce142" table:number-columns-repeated="2"/>
          <table:table-cell table:style-name="ce172" office:value-type="string">
            <text:p>с 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11(3)</text:p>
          </table:table-cell>
          <table:table-cell table:style-name="ce84" office:value-type="float" office:value="11.9">
            <text:p>11,9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 4 - приват 04.02.13</text:p>
          </table:table-cell>
          <table:table-cell table:style-name="ce142" table:number-columns-repeated="2"/>
          <table:table-cell table:style-name="ce172" office:value-type="string">
            <text:p>с (к. 3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396:.F401])" office:value-type="float" office:value="85.4">
            <text:p>85,40</text:p>
          </table:table-cell>
          <table:table-cell table:style-name="ce83" table:formula="of:=SUM([.G396:.G401])" office:value-type="float" office:value="83.4">
            <text:p>83,40</text:p>
          </table:table-cell>
          <table:table-cell table:style-name="ce102" table:formula="of:=SUBTOTAL(9;[.H396:.H401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396:.K401])" office:value-type="float" office:value="1">
            <text:p>1</text:p>
          </table:table-cell>
          <table:table-cell table:style-name="ce173"/>
          <table:table-cell table:style-name="ce27" table:formula="of:=SUBTOTAL(9;[.M396:.M401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1">
            <text:p>5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2,6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2">
            <text:p>5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.5/8,7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6(1,2)</text:p>
          </table:table-cell>
          <table:table-cell table:style-name="ce84" office:value-type="float" office:value="25.9">
            <text:p>25,90</text:p>
          </table:table-cell>
          <table:table-cell table:style-name="ce82" office:value-type="float" office:value="25.3">
            <text:p>25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7">
            <text:p>5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6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8">
            <text:p>5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8,7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9(3,4)</text:p>
          </table:table-cell>
          <table:table-cell table:number-columns-repeated="2" table:style-name="ce82" office:value-type="float" office:value="28.5">
            <text:p>2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0">
            <text:p>510</text:p>
          </table:table-cell>
          <table:table-cell table:number-columns-repeated="2" table:style-name="ce82" office:value-type="float" office:value="13.6">
            <text:p>13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70" office:value-type="string">
            <text:p>511(1,2,)</text:p>
          </table:table-cell>
          <table:table-cell table:style-name="ce84" office:value-type="float" office:value="33.6">
            <text:p>33,60</text:p>
          </table:table-cell>
          <table:table-cell table:style-name="ce84" office:value-type="float" office:value="26.8">
            <text:p>2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03:.F410])" office:value-type="float" office:value="101.6">
            <text:p>101,60</text:p>
          </table:table-cell>
          <table:table-cell table:style-name="ce83" table:formula="of:=SUM([.G403:.G410])" office:value-type="float" office:value="94.2">
            <text:p>94,20</text:p>
          </table:table-cell>
          <table:table-cell table:style-name="ce102" table:formula="of:=SUBTOTAL(9;[.H403:.H410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403:.K410])" office:value-type="float" office:value="0">
            <text:p>0</text:p>
          </table:table-cell>
          <table:table-cell table:style-name="ce173"/>
          <table:table-cell table:style-name="ce27" table:formula="of:=SUBTOTAL(9;[.M403:.M410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6">
            <text:p>6</text:p>
          </table:table-cell>
          <table:table-cell table:style-name="ce68" office:value-type="float" office:value="601">
            <text:p>601</text:p>
          </table:table-cell>
          <table:table-cell table:style-name="ce82" office:value-type="float" office:value="13.3">
            <text:p>13,3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944 от 21.05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2">
            <text:p>6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.5/8,7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4">
            <text:p>604</text:p>
          </table:table-cell>
          <table:table-cell table:number-columns-repeated="2" table:style-name="ce82" office:value-type="float" office:value="13.7">
            <text:p>13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7">
            <text:p>6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811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8">
            <text:p>6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.5/8,7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0">
            <text:p>610</text:p>
          </table:table-cell>
          <table:table-cell table:style-name="ce82" office:value-type="float" office:value="44.2">
            <text:p>44,20</text:p>
          </table:table-cell>
          <table:table-cell table:style-name="ce82" office:value-type="float" office:value="42.1">
            <text:p>42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12 (3,4)</text:p>
          </table:table-cell>
          <table:table-cell table:number-columns-repeated="2" table:style-name="ce84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5(1)</text:p>
          </table:table-cell>
          <table:table-cell table:style-name="ce84" office:value-type="float" office:value="16.1">
            <text:p>16,10</text:p>
          </table:table-cell>
          <table:table-cell table:style-name="ce82" office:value-type="float" office:value="16.1">
            <text:p>16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 к.2/11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3 (1)</text:p>
          </table:table-cell>
          <table:table-cell table:style-name="ce84" office:value-type="float" office:value="15.9">
            <text:p>15,90</text:p>
          </table:table-cell>
          <table:table-cell table:style-name="ce82" office:value-type="float" office:value="15.9">
            <text:p>15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2-приват 11.04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12:.F420])" office:value-type="float" office:value="130.5">
            <text:p>130,50</text:p>
          </table:table-cell>
          <table:table-cell table:style-name="ce83" table:formula="of:=SUM([.G412:.G420])" office:value-type="float" office:value="115.1">
            <text:p>115,10</text:p>
          </table:table-cell>
          <table:table-cell table:style-name="ce102" table:formula="of:=SUBTOTAL(9;[.H412:.H420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412:.K420])" office:value-type="float" office:value="1">
            <text:p>1</text:p>
          </table:table-cell>
          <table:table-cell table:style-name="ce173"/>
          <table:table-cell table:style-name="ce27" table:formula="of:=SUBTOTAL(9;[.M412:.M420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7">
            <text:p>7</text:p>
          </table:table-cell>
          <table:table-cell table:style-name="ce68" office:value-type="float" office:value="701">
            <text:p>7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947 от 15.06.09 <text:s/>Прив 26.09.14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4">
            <text:p>70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0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5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1022014, ранее кв. 705 ком 3,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5(1)</text:p>
          </table:table-cell>
          <table:table-cell table:style-name="ce82" office:value-type="float" office:value="15.5">
            <text:p>15,5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2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5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6.09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6(1,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 text:c="2"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7">
            <text:p>707</text:p>
          </table:table-cell>
          <table:table-cell table:style-name="ce82" office:value-type="float" office:value="13.6">
            <text:p>13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492 от 12.03.10, сделала переплан-разрешения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8">
            <text:p>7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,7/8,9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0">
            <text:p>7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7.06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1(1,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7.06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2(3)</text:p>
          </table:table-cell>
          <table:table-cell table:number-columns-repeated="2"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22:.F432])" office:value-type="float" office:value="40.8">
            <text:p>40,80</text:p>
          </table:table-cell>
          <table:table-cell table:style-name="ce83" table:formula="of:=SUM([.G422:.G432])" office:value-type="float" office:value="11.7">
            <text:p>11,70</text:p>
          </table:table-cell>
          <table:table-cell table:style-name="ce102" table:formula="of:=SUBTOTAL(9;[.H422:.H432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422:.K432])" office:value-type="float" office:value="1">
            <text:p>1</text:p>
          </table:table-cell>
          <table:table-cell table:style-name="ce173"/>
          <table:table-cell table:style-name="ce27" table:formula="of:=SUBTOTAL(9;[.M422:.M432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3(1,2)</text:p>
          </table:table-cell>
          <table:table-cell table:style-name="ce84" office:value-type="float" office:value="27">
            <text:p>27,00</text:p>
          </table:table-cell>
          <table:table-cell table:style-name="ce82" office:value-type="float" office:value="25.2">
            <text:p>25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5(3)</text:p>
          </table:table-cell>
          <table:table-cell table:style-name="ce84" office:value-type="float" office:value="11.6">
            <text:p>11,60</text:p>
          </table:table-cell>
          <table:table-cell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1 прив 1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7">
            <text:p>8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3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8">
            <text:p>8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.5/9,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11(3)</text:p>
          </table:table-cell>
          <table:table-cell table:style-name="ce84" office:value-type="float" office:value="11.7">
            <text:p>11,70</text:p>
          </table:table-cell>
          <table:table-cell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 4 приват 02.04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12 (1,2)</text:p>
          </table:table-cell>
          <table:table-cell table:style-name="ce84" office:value-type="float" office:value="27.7">
            <text:p>27,70</text:p>
          </table:table-cell>
          <table:table-cell table:style-name="ce82" office:value-type="float" office:value="25.9">
            <text:p>25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 3,4-приват 28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34:.F439])" office:value-type="float" office:value="78">
            <text:p>78,00</text:p>
          </table:table-cell>
          <table:table-cell table:style-name="ce83" table:formula="of:=SUM([.G434:.G439])" office:value-type="float" office:value="74.4">
            <text:p>74,40</text:p>
          </table:table-cell>
          <table:table-cell table:style-name="ce102" table:formula="of:=SUBTOTAL(9;[.H434:.H439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434:.K439])" office:value-type="float" office:value="0">
            <text:p>0</text:p>
          </table:table-cell>
          <table:table-cell table:style-name="ce173"/>
          <table:table-cell table:style-name="ce27" table:formula="of:=SUBTOTAL(9;[.M434:.M439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9">
            <text:p>9</text:p>
          </table:table-cell>
          <table:table-cell table:style-name="ce68" office:value-type="float" office:value="901">
            <text:p>901</text:p>
          </table:table-cell>
          <table:table-cell table:number-columns-repeated="2" table:style-name="ce82" office:value-type="float" office:value="13.8">
            <text:p>13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795 от 25.08.11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2">
            <text:p>9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.6/8,8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3(2)</text:p>
          </table:table-cell>
          <table:table-cell table:style-name="ce84" office:value-type="float" office:value="11">
            <text:p>11,0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4-прив 06.05.13</text:p>
          </table:table-cell>
          <table:table-cell table:style-name="ce142" office:value-type="string">
            <text:p>к (к. 2)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5(1,2)</text:p>
          </table:table-cell>
          <table:table-cell table:style-name="ce84" office:value-type="float" office:value="27.2">
            <text:p>27,20</text:p>
          </table:table-cell>
          <table:table-cell table:style-name="ce82" office:value-type="float" office:value="26.6">
            <text:p>26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7">
            <text:p>9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3,4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8">
            <text:p>9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5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0">
            <text:p>910</text:p>
          </table:table-cell>
          <table:table-cell table:number-columns-repeated="2" table:style-name="ce82" office:value-type="float" office:value="14">
            <text:p>14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11(1)</text:p>
          </table:table-cell>
          <table:table-cell table:number-columns-repeated="2" table:style-name="ce82" office:value-type="float" office:value="15.5">
            <text:p>1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12(1,2)</text:p>
          </table:table-cell>
          <table:table-cell table:number-columns-repeated="2"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41:.F449])" office:value-type="float" office:value="108.9">
            <text:p>108,90</text:p>
          </table:table-cell>
          <table:table-cell table:style-name="ce83" table:formula="of:=SUM([.G441:.G449])" office:value-type="float" office:value="107.7">
            <text:p>107,70</text:p>
          </table:table-cell>
          <table:table-cell table:style-name="ce102" table:formula="of:=SUBTOTAL(9;[.H441:.H449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441:.K449])" office:value-type="float" office:value="1">
            <text:p>1</text:p>
          </table:table-cell>
          <table:table-cell table:style-name="ce173"/>
          <table:table-cell table:style-name="ce27" table:formula="of:=SUBTOTAL(9;[.M441:.M449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4310.4">
            <text:p>4310,4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SUBTOTAL(9;[.F450];[.F440];[.F433];[.F421];[.F411];[.F402];[.F395];[.F382];[.F373])" office:value-type="float" office:value="828.7">
            <text:p>828,70</text:p>
          </table:table-cell>
          <table:table-cell table:style-name="ce85" table:formula="of:=[.G450]+[.G440]+[.G433]+[.G421]+[.G411]+[.G402]+[.G395]+[.G382]+[.G373]" office:value-type="float" office:value="736.8">
            <text:p>736,80</text:p>
          </table:table-cell>
          <table:table-cell table:style-name="ce103" table:formula="of:=[.H450]+[.H440]+[.H433]+[.H421]+[.H411]+[.H402]+[.H395]+[.H382]+[.H373]" office:value-type="float" office:value="43">
            <text:p>43</text:p>
          </table:table-cell>
          <table:table-cell table:style-name="ce122"/>
          <table:table-cell table:style-name="ce29"/>
          <table:table-cell table:style-name="ce29" table:formula="of:=[.K450]+[.K440]+[.K433]+[.K421]+[.K411]+[.K402]+[.K395]+[.K382]+[.K373]" office:value-type="float" office:value="5">
            <text:p>5</text:p>
          </table:table-cell>
          <table:table-cell table:style-name="ce174"/>
          <table:table-cell table:style-name="ce29" table:formula="of:=[.M450]+[.M440]+[.M433]+[.M421]+[.M411]+[.M402]+[.M395]+[.M382]+[.M373]" office:value-type="float" office:value="10">
            <text:p>10</text:p>
          </table:table-cell>
          <table:table-cell table:style-name="ce197" table:formula="of:=[.F451]/[.B451]*100" office:value-type="float" office:value="19.2255939123979">
            <text:p>19,23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8">
          <table:table-cell table:style-name="ce6" office:value-type="float" office:value="8">
            <text:p>8</text:p>
          </table:table-cell>
          <table:table-cell table:style-name="ce30" office:value-type="string">
            <text:p>ЕНИСЕЙСКАЯ</text:p>
          </table:table-cell>
          <table:table-cell table:style-name="ce47" office:value-type="string">
            <text:p>62А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6" office:value-type="string">
            <text:p>дом принят в м/с 18.04.2000 (Р122)</text:p>
          </table:table-cell>
          <table:table-cell table:style-name="ce144"/>
          <table:table-cell table:style-name="ce144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8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82" office:value-type="float" office:value="35.5">
            <text:p>35,50</text:p>
          </table:table-cell>
          <table:table-cell table:style-name="ce84" office:value-type="float" office:value="18.8">
            <text:p>1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">
            <text:p>2</text:p>
          </table:table-cell>
          <table:table-cell table:style-name="ce82" office:value-type="float" office:value="34.8">
            <text:p>34,80</text:p>
          </table:table-cell>
          <table:table-cell table:style-name="ce84" office:value-type="float" office:value="16">
            <text:p>1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">
            <text:p>7</text:p>
          </table:table-cell>
          <table:table-cell table:style-name="ce82" office:value-type="float" office:value="52">
            <text:p>52,00</text:p>
          </table:table-cell>
          <table:table-cell table:style-name="ce84" office:value-type="float" office:value="29.2">
            <text:p>2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">
            <text:p>4</text:p>
          </table:table-cell>
          <table:table-cell table:style-name="ce82" office:value-type="float" office:value="53.2">
            <text:p>53,20</text:p>
          </table:table-cell>
          <table:table-cell table:style-name="ce84" office:value-type="float" office:value="35.5">
            <text:p>3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">
            <text:p>6</text:p>
          </table:table-cell>
          <table:table-cell table:style-name="ce82" office:value-type="float" office:value="35.9">
            <text:p>35,90</text:p>
          </table:table-cell>
          <table:table-cell table:style-name="ce84" office:value-type="float" office:value="18.7">
            <text:p>1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53:.F457])" office:value-type="float" office:value="211.4">
            <text:p>211,40</text:p>
          </table:table-cell>
          <table:table-cell table:style-name="ce83" table:formula="of:=SUM([.G453:.G457])" office:value-type="float" office:value="118.2">
            <text:p>118,20</text:p>
          </table:table-cell>
          <table:table-cell table:style-name="ce102" table:formula="of:=SUBTOTAL(9;[.H453:.H457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453:.K457])" office:value-type="float" office:value="0">
            <text:p>0</text:p>
          </table:table-cell>
          <table:table-cell table:style-name="ce173"/>
          <table:table-cell table:style-name="ce27" table:formula="of:=SUBTOTAL(9;[.M453:.M457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8">
            <text:p>28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">
            <text:p>31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2(1)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1706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3">
            <text:p>33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5">
            <text:p>35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6">
            <text:p>36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7">
            <text:p>37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9">
            <text:p>39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9(2)</text:p>
          </table:table-cell>
          <table:table-cell table:style-name="ce84" office:value-type="float" office:value="11.4">
            <text:p>11,4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">
            <text:p>42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4">
            <text:p>44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5">
            <text:p>45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8">
            <text:p>4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0320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59:.F472])" office:value-type="float" office:value="364.3">
            <text:p>364,30</text:p>
          </table:table-cell>
          <table:table-cell table:style-name="ce83" table:formula="of:=SUM([.G459:.G472])" office:value-type="float" office:value="287.4">
            <text:p>287,40</text:p>
          </table:table-cell>
          <table:table-cell table:style-name="ce102" table:formula="of:=SUBTOTAL(9;[.H459:.H472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459:.K472])" office:value-type="float" office:value="0">
            <text:p>0</text:p>
          </table:table-cell>
          <table:table-cell table:style-name="ce173"/>
          <table:table-cell table:style-name="ce27" table:formula="of:=SUBTOTAL(9;[.M459:.M472])" office:value-type="float" office:value="6">
            <text:p>6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51">
            <text:p>5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">
            <text:p>5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3">
            <text:p>5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27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4">
            <text:p>5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9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5">
            <text:p>55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float" office:value="0">
            <text:p>0</text:p>
          </table:table-cell>
          <table:table-cell table:style-name="ce189" office:value-type="float" office:value="0">
            <text:p>0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6(4)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8">
            <text:p>58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6">
            <text:p>2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9">
            <text:p>59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">
            <text:p>6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8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3">
            <text:p>63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4, к. 5</text:p>
          </table:table-cell>
          <table:table-cell table:style-name="ce84" office:value-type="float" office:value="18.3">
            <text:p>18,30</text:p>
          </table:table-cell>
          <table:table-cell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А- к. 5 — по тех/п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4, к.4</text:p>
          </table:table-cell>
          <table:table-cell table:style-name="ce84" office:value-type="float" office:value="11.2">
            <text:p>11,20</text:p>
          </table:table-cell>
          <table:table-cell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Б- к. 4 по тех/паспорту</text:p>
          </table:table-cell>
          <table:table-cell table:style-name="ce142" table:number-columns-repeated="2"/>
          <table:table-cell table:style-name="ce172" office:value-type="string">
            <text:p>с (к.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6">
            <text:p>66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7 (2)</text:p>
          </table:table-cell>
          <table:table-cell table:style-name="ce82" office:value-type="float" office:value="17.9">
            <text:p>17,90</text:p>
          </table:table-cell>
          <table:table-cell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 11.05.10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8">
            <text:p>68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9">
            <text:p>69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2">
            <text:p>72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3(6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4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74:.F491])" office:value-type="float" office:value="343.3">
            <text:p>343,30</text:p>
          </table:table-cell>
          <table:table-cell table:style-name="ce83" table:formula="of:=SUM([.G474:.G491])" office:value-type="float" office:value="285.7">
            <text:p>285,70</text:p>
          </table:table-cell>
          <table:table-cell table:style-name="ce102" table:formula="of:=SUBTOTAL(9;[.H474:.H491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474:.K491])" office:value-type="float" office:value="0">
            <text:p>0</text:p>
          </table:table-cell>
          <table:table-cell table:style-name="ce173"/>
          <table:table-cell table:style-name="ce27" table:formula="of:=SUBTOTAL(9;[.M474:.M491])" office:value-type="float" office:value="3">
            <text:p>3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4">
            <text:p>74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А,Б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5">
            <text:p>75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6">
            <text:p>7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04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9">
            <text:p>79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(4)</text:p>
          </table:table-cell>
          <table:table-cell table:number-columns-repeated="2"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">
            <text:p>82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9.02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6">
            <text:p>86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А= к.1 (17,5м2), ,Б= к.2 </text:p>
          </table:table-cell>
          <table:table-cell table:style-name="ce142" table:number-columns-repeated="2"/>
          <table:table-cell table:style-name="ce172" office:value-type="string">
            <text:p>с (к. 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7">
            <text:p>87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">
            <text:p>90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4">
            <text:p>94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5(1)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06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493:.F504])" office:value-type="float" office:value="294.8">
            <text:p>294,80</text:p>
          </table:table-cell>
          <table:table-cell table:style-name="ce83" table:formula="of:=SUM([.G493:.G504])" office:value-type="float" office:value="239">
            <text:p>239,00</text:p>
          </table:table-cell>
          <table:table-cell table:style-name="ce102" table:formula="of:=SUBTOTAL(9;[.H493:.H504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493:.K504])" office:value-type="float" office:value="0">
            <text:p>0</text:p>
          </table:table-cell>
          <table:table-cell table:style-name="ce173"/>
          <table:table-cell table:style-name="ce27" table:formula="of:=SUBTOTAL(9;[.M493:.M504])" office:value-type="float" office:value="7">
            <text:p>7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97">
            <text:p>97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9">
            <text:p>119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3">
            <text:p>1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0406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5">
            <text:p>105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А,Б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в 15.07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0">
            <text:p>1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1.05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4">
            <text:p>1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Р814/25.06.13 искл.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15(6)</text:p>
          </table:table-cell>
          <table:table-cell table:style-name="ce84" office:value-type="float" office:value="17.4">
            <text:p>17,40</text:p>
          </table:table-cell>
          <table:table-cell table:style-name="ce82" office:value-type="float" office:value="16.5">
            <text:p>16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А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17(4)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 <text:s/>к. 3 (18.03.13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8">
            <text:p>118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9">
            <text:p>119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506:.F523])" office:value-type="float" office:value="434.8">
            <text:p>434,80</text:p>
          </table:table-cell>
          <table:table-cell table:style-name="ce83" table:formula="of:=SUM([.G506:.G523])" office:value-type="float" office:value="349.6">
            <text:p>349,60</text:p>
          </table:table-cell>
          <table:table-cell table:style-name="ce102" table:formula="of:=SUBTOTAL(9;[.H506:.H523])" office:value-type="float" office:value="14">
            <text:p>14</text:p>
          </table:table-cell>
          <table:table-cell table:style-name="ce57"/>
          <table:table-cell table:style-name="ce27"/>
          <table:table-cell table:style-name="ce27" table:formula="of:=SUBTOTAL(9;[.K506:.K523])" office:value-type="float" office:value="0">
            <text:p>0</text:p>
          </table:table-cell>
          <table:table-cell table:style-name="ce173"/>
          <table:table-cell table:style-name="ce27" table:formula="of:=SUBTOTAL(9;[.M506:.M523])" office:value-type="float" office:value="8">
            <text:p>8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733.3">
            <text:p>3733,3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524]+[.F505]+[.F492]+[.F473]+[.F458]" office:value-type="float" office:value="1648.6">
            <text:p>1 648,60</text:p>
          </table:table-cell>
          <table:table-cell table:style-name="ce85" table:formula="of:=[.G524]+[.G505]+[.G492]+[.G473]+[.G458]" office:value-type="float" office:value="1279.9">
            <text:p>1 279,90</text:p>
          </table:table-cell>
          <table:table-cell table:style-name="ce103" table:formula="of:=[.H524]+[.H505]+[.H492]+[.H473]+[.H458]" office:value-type="float" office:value="52">
            <text:p>52</text:p>
          </table:table-cell>
          <table:table-cell table:style-name="ce122"/>
          <table:table-cell table:style-name="ce29"/>
          <table:table-cell table:style-name="ce29" table:formula="of:=[.K524]+[.K505]+[.K492]+[.K473]+[.K458]" office:value-type="float" office:value="0">
            <text:p>0</text:p>
          </table:table-cell>
          <table:table-cell table:style-name="ce174"/>
          <table:table-cell table:style-name="ce29" table:formula="of:=[.M524]+[.M505]+[.M492]+[.M473]+[.M458]" office:value-type="float" office:value="28">
            <text:p>28</text:p>
          </table:table-cell>
          <table:table-cell table:style-name="ce197" table:formula="of:=[.F525]/[.B525]*100" office:value-type="float" office:value="44.1593228510969">
            <text:p>44,16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9">
          <table:table-cell table:style-name="ce6" office:value-type="float" office:value="9">
            <text:p>9</text:p>
          </table:table-cell>
          <table:table-cell table:style-name="ce30" office:value-type="string">
            <text:p>КРАСНОДАРСКАЯ</text:p>
          </table:table-cell>
          <table:table-cell table:style-name="ce47" office:value-type="float" office:value="3">
            <text:p>3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 office:value-type="string">
            <text:p>121-нежилое?</text:p>
          </table:table-cell>
          <table:table-cell table:number-columns-repeated="2" table:style-name="ce144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8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00">
            <text:p>100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7 м2)</text:p>
          </table:table-cell>
          <table:table-cell table:style-name="ce147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style-name="ce82" office:value-type="float" office:value="18.1">
            <text:p>18,1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</text:p>
          </table:table-cell>
          <table:table-cell table:style-name="ce148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05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11">
            <text:p>11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8,1 м2)</text:p>
          </table:table-cell>
          <table:table-cell table:style-name="ce141"/>
          <table:table-cell table:style-name="ce16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6,9/11,1 м2)</text:p>
          </table:table-cell>
          <table:table-cell table:style-name="ce141"/>
          <table:table-cell table:style-name="ce142"/>
          <table:table-cell table:style-name="ce172"/>
          <table:table-cell table:style-name="ce189"/>
          <table:table-cell table:style-name="ce195"/>
          <table:table-cell table:style-name="ce152" office:value-type="string">
            <text:p><text:s/></text:p>
          </table:table-cell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6">
            <text:p>1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8,2 м2)</text:p>
          </table:table-cell>
          <table:table-cell table:style-name="ce141"/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8">
            <text:p>1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9 м2)</text:p>
          </table:table-cell>
          <table:table-cell table:style-name="ce141"/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5">
            <text:p>115</text:p>
          </table:table-cell>
          <table:table-cell table:style-name="ce82" office:value-type="float" office:value="71.7">
            <text:p>71,70</text:p>
          </table:table-cell>
          <table:table-cell table:style-name="ce82" office:value-type="float" office:value="51.6">
            <text:p>5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3">
            <text:p>123</text:p>
          </table:table-cell>
          <table:table-cell table:style-name="ce82" office:value-type="float" office:value="33.7">
            <text:p>33,70</text:p>
          </table:table-cell>
          <table:table-cell table:style-name="ce82" office:value-type="float" office:value="22.5">
            <text:p>22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527:.F536])" office:value-type="float" office:value="158.4">
            <text:p>158,40</text:p>
          </table:table-cell>
          <table:table-cell table:style-name="ce83" table:formula="of:=SUM([.G527:.G536])" office:value-type="float" office:value="101.4">
            <text:p>101,40</text:p>
          </table:table-cell>
          <table:table-cell table:style-name="ce102" table:formula="of:=SUBTOTAL(9;[.H527:.H536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527:.K536])" office:value-type="float" office:value="1">
            <text:p>1</text:p>
          </table:table-cell>
          <table:table-cell table:style-name="ce173"/>
          <table:table-cell table:style-name="ce27" table:formula="of:=SUBTOTAL(9;[.M527:.M536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2">
            <text:p>202</text:p>
          </table:table-cell>
          <table:table-cell table:style-name="ce82" office:value-type="float" office:value="34.3">
            <text:p>34,30</text:p>
          </table:table-cell>
          <table:table-cell table:style-name="ce82" office:value-type="float" office:value="26.9">
            <text:p>2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4">
            <text:p>2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5">
            <text:p>205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6">
            <text:p>2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8">
            <text:p>208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1">
            <text:p>211</text:p>
          </table:table-cell>
          <table:table-cell table:style-name="ce84" office:value-type="float" office:value="0">
            <text:p>0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3">
            <text:p>2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5 м2)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2">
            <text:p>22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20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2">
            <text:p>212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9">
            <text:p>219</text:p>
          </table:table-cell>
          <table:table-cell table:style-name="ce82" office:value-type="float" office:value="34.6">
            <text:p>34,6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0">
            <text:p>220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1">
            <text:p>2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5 м2)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8">
            <text:p>2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404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7">
            <text:p>2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0.09.12</text:p>
          </table:table-cell>
          <table:table-cell table:style-name="ce142" table:number-columns-repeated="2"/>
          <table:table-cell table:style-name="ce178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538:.F551])" office:value-type="float" office:value="245.2">
            <text:p>245,20</text:p>
          </table:table-cell>
          <table:table-cell table:style-name="ce83" table:formula="of:=SUM([.G538:.G551])" office:value-type="float" office:value="195.5">
            <text:p>195,50</text:p>
          </table:table-cell>
          <table:table-cell table:style-name="ce102" table:formula="of:=SUBTOTAL(9;[.H538:.H551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538:.K551])" office:value-type="float" office:value="0">
            <text:p>0</text:p>
          </table:table-cell>
          <table:table-cell table:style-name="ce173"/>
          <table:table-cell table:style-name="ce27" table:formula="of:=SUBTOTAL(9;[.M538:.M551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string">
            <text:p>301(2)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2">
            <text:p>302</text:p>
          </table:table-cell>
          <table:table-cell table:style-name="ce82" office:value-type="float" office:value="34.3">
            <text:p>34,3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3">
            <text:p>303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6">
            <text:p>306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7">
            <text:p>307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9">
            <text:p>309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1">
            <text:p>311</text:p>
          </table:table-cell>
          <table:table-cell table:style-name="ce82" office:value-type="float" office:value="34.4">
            <text:p>34,4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9"/>
          <table:table-cell table:style-name="ce11"/>
          <table:table-cell table:style-name="ce39"/>
          <table:table-cell table:style-name="ce70" office:value-type="float" office:value="323">
            <text:p>323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Нежилое <text:s/>(17,5 м2)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8"/>
          <table:table-cell table:style-name="ce152" table:number-columns-repeated="1008"/>
          <table:table-cell table:number-columns-repeated="2"/>
        </table:table-row>
        <table:table-row table:style-name="ro7">
          <table:table-cell table:style-name="ce11"/>
          <table:table-cell table:style-name="ce28"/>
          <table:table-cell table:style-name="ce7"/>
          <table:table-cell table:style-name="ce28"/>
          <table:table-cell table:style-name="ce68" office:value-type="float" office:value="322">
            <text:p>322</text:p>
          </table:table-cell>
          <table:table-cell table:style-name="ce82" office:value-type="float" office:value="16.3">
            <text:p>16,3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4">
            <text:p>314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5">
            <text:p>31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5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6">
            <text:p>316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1">
            <text:p>3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5 м2)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0">
            <text:p>320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7.2">
            <text:p>2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553:.F567])" office:value-type="float" office:value="361.7">
            <text:p>361,70</text:p>
          </table:table-cell>
          <table:table-cell table:style-name="ce83" table:formula="of:=SUM([.G553:.G567])" office:value-type="float" office:value="292.1">
            <text:p>292,10</text:p>
          </table:table-cell>
          <table:table-cell table:style-name="ce102" table:formula="of:=SUBTOTAL(9;[.H553:.H567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553:.K567])" office:value-type="float" office:value="1">
            <text:p>1</text:p>
          </table:table-cell>
          <table:table-cell table:style-name="ce173"/>
          <table:table-cell table:style-name="ce27" table:formula="of:=SUBTOTAL(9;[.M553:.M567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1">
            <text:p>401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2">
            <text:p>402</text:p>
          </table:table-cell>
          <table:table-cell table:style-name="ce82" office:value-type="float" office:value="34.3">
            <text:p>34,30</text:p>
          </table:table-cell>
          <table:table-cell table:style-name="ce82" office:value-type="float" office:value="26.9">
            <text:p>2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3">
            <text:p>4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04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4">
            <text:p>4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.5">
            <text:p>2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5">
            <text:p>405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наним снят с рег учета 02.06.14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6">
            <text:p>4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7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3">
            <text:p>4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5 м2)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8">
            <text:p>408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9">
            <text:p>409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0">
            <text:p>410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1">
            <text:p>411</text:p>
          </table:table-cell>
          <table:table-cell table:style-name="ce82" office:value-type="float" office:value="34.4">
            <text:p>34,4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2">
            <text:p>41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3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3">
            <text:p>413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4">
            <text:p>4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3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6">
            <text:p>4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04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1">
            <text:p>4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7,5 м2)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8">
            <text:p>418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7">
            <text:p>417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9">
            <text:p>4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15.05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569:.F587])" office:value-type="float" office:value="387.8">
            <text:p>387,80</text:p>
          </table:table-cell>
          <table:table-cell table:style-name="ce83" table:formula="of:=SUM([.G569:.G587])" office:value-type="float" office:value="310.1">
            <text:p>310,10</text:p>
          </table:table-cell>
          <table:table-cell table:style-name="ce102" table:formula="of:=SUBTOTAL(9;[.H569:.H587])" office:value-type="float" office:value="11">
            <text:p>11</text:p>
          </table:table-cell>
          <table:table-cell table:style-name="ce57"/>
          <table:table-cell table:style-name="ce27"/>
          <table:table-cell table:style-name="ce27" table:formula="of:=SUBTOTAL(9;[.K569:.K587])" office:value-type="float" office:value="0">
            <text:p>0</text:p>
          </table:table-cell>
          <table:table-cell table:style-name="ce173"/>
          <table:table-cell table:style-name="ce27" table:formula="of:=SUBTOTAL(9;[.M569:.M587])" office:value-type="float" office:value="6">
            <text:p>6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1">
            <text:p>5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8.03.20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2">
            <text:p>502</text:p>
          </table:table-cell>
          <table:table-cell table:style-name="ce82" office:value-type="float" office:value="34.3">
            <text:p>34,30</text:p>
          </table:table-cell>
          <table:table-cell table:style-name="ce82" office:value-type="float" office:value="26.9">
            <text:p>2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3">
            <text:p>503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4">
            <text:p>5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5(1)</text:p>
          </table:table-cell>
          <table:table-cell table:style-name="ce84" office:value-type="float" office:value="17">
            <text:p>17,00</text:p>
          </table:table-cell>
          <table:table-cell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6">
            <text:p>5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2.1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3">
            <text:p>523</text:p>
          </table:table-cell>
          <table:table-cell table:style-name="ce82" office:value-type="float" office:value="17.5">
            <text:p>17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Нежилое <text:s/>(17,5 м2). Перевод?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7">
            <text:p>507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9">
            <text:p>50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04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0">
            <text:p>510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1">
            <text:p>511</text:p>
          </table:table-cell>
          <table:table-cell table:style-name="ce82" office:value-type="float" office:value="34.4">
            <text:p>34,40</text:p>
          </table:table-cell>
          <table:table-cell table:style-name="ce82" office:value-type="float" office:value="26.9">
            <text:p>2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2">
            <text:p>512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4">
            <text:p>514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6">
            <text:p>516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1">
            <text:p>521</text:p>
          </table:table-cell>
          <table:table-cell table:style-name="ce82" office:value-type="float" office:value="17.5">
            <text:p>17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7">
            <text:p>5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8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8">
            <text:p>518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3">
            <text:p>523</text:p>
          </table:table-cell>
          <table:table-cell table:style-name="ce82" office:value-type="float" office:value="17.5">
            <text:p>17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925-30122011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BTOTAL(9;[.F589:.F607])" office:value-type="float" office:value="402.9">
            <text:p>402,90</text:p>
          </table:table-cell>
          <table:table-cell table:style-name="ce83" table:formula="of:=SUBTOTAL(9;[.G589:.G606])" office:value-type="float" office:value="281.7">
            <text:p>281,70</text:p>
          </table:table-cell>
          <table:table-cell table:style-name="ce102" table:formula="of:=SUBTOTAL(9;[.H589:.H607])" office:value-type="float" office:value="14">
            <text:p>14</text:p>
          </table:table-cell>
          <table:table-cell table:style-name="ce57"/>
          <table:table-cell table:style-name="ce27"/>
          <table:table-cell table:style-name="ce27" table:formula="of:=SUBTOTAL(9;[.K589:.K606])" office:value-type="float" office:value="3">
            <text:p>3</text:p>
          </table:table-cell>
          <table:table-cell table:style-name="ce173"/>
          <table:table-cell table:style-name="ce27" table:formula="of:=SUBTOTAL(9;[.M589:.M605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57.1">
            <text:p>3657,1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607]+[.F588]+[.F568]+[.F552]+[.F537]" office:value-type="float" office:value="1556">
            <text:p>1 556,00</text:p>
          </table:table-cell>
          <table:table-cell table:style-name="ce85" table:formula="of:=[.G607]+[.G588]+[.G568]+[.G552]+[.G537]" office:value-type="float" office:value="1180.8">
            <text:p>1 180,80</text:p>
          </table:table-cell>
          <table:table-cell table:style-name="ce103" table:formula="of:=[.H607]+[.H588]+[.H568]+[.H552]+[.H537]" office:value-type="float" office:value="48">
            <text:p>48</text:p>
          </table:table-cell>
          <table:table-cell table:style-name="ce122"/>
          <table:table-cell table:style-name="ce29"/>
          <table:table-cell table:style-name="ce29" table:formula="of:=[.K607]+[.K588]+[.K568]+[.K552]+[.K537]" office:value-type="float" office:value="5">
            <text:p>5</text:p>
          </table:table-cell>
          <table:table-cell table:style-name="ce174"/>
          <table:table-cell table:style-name="ce29" table:formula="of:=[.M607]+[.M588]+[.M568]+[.M552]+[.M537]" office:value-type="float" office:value="17">
            <text:p>17</text:p>
          </table:table-cell>
          <table:table-cell table:style-name="ce197" table:formula="of:=[.F608]/[.B608]*100" office:value-type="float" office:value="42.5473736020344">
            <text:p>42,55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20">
          <table:table-cell table:style-name="ce6" office:value-type="float" office:value="10">
            <text:p>10</text:p>
          </table:table-cell>
          <table:table-cell table:style-name="ce30" office:value-type="string">
            <text:p>СТУДЕНЧЕСКАЯ</text:p>
          </table:table-cell>
          <table:table-cell table:style-name="ce49" office:value-type="float" office:value="14">
            <text:p>14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number-columns-repeated="2" table:style-name="ce144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7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6">
            <text:p>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8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style-name="ce82" office:value-type="float" office:value="18.4">
            <text:p>18,40</text:p>
          </table:table-cell>
          <table:table-cell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19" office:value-type="string">
            <text:p>Кухня 18,1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22">
            <text:p>2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19" office:value-type="string">
            <text:p>Нежилое 18,0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5">
            <text:p>1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8.09.12</text:p>
          </table:table-cell>
          <table:table-cell table:style-name="ce147"/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8">
            <text:p>18</text:p>
          </table:table-cell>
          <table:table-cell table:style-name="ce82" office:value-type="float" office:value="36.3">
            <text:p>36,30</text:p>
          </table:table-cell>
          <table:table-cell table:style-name="ce82" office:value-type="float" office:value="19.3">
            <text:p>1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style-name="ce82" office:value-type="float" office:value="18.6">
            <text:p>18,6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746 <text:s text:c="2"/>от 26.05.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9"/>
          <table:table-cell table:style-name="ce11"/>
          <table:table-cell table:style-name="ce39"/>
          <table:table-cell table:style-name="ce70" office:value-type="float" office:value="24">
            <text:p>24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6" office:value-type="float" office:value="0">
            <text:p>0</text:p>
          </table:table-cell>
          <table:table-cell table:style-name="ce119" office:value-type="string">
            <text:p>Нежилое 34,8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8"/>
          <table:table-cell table:style-name="ce152" table:number-columns-repeated="1008"/>
          <table:table-cell table:number-columns-repeated="2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10:.F616])" office:value-type="float" office:value="73.3">
            <text:p>73,30</text:p>
          </table:table-cell>
          <table:table-cell table:style-name="ce83" table:formula="of:=SUM([.G610:.G616])" office:value-type="float" office:value="19.3">
            <text:p>19,30</text:p>
          </table:table-cell>
          <table:table-cell table:style-name="ce102" table:formula="of:=SUBTOTAL(9;[.H610:.H616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610:.K616])" office:value-type="float" office:value="1">
            <text:p>1</text:p>
          </table:table-cell>
          <table:table-cell table:style-name="ce173"/>
          <table:table-cell table:style-name="ce27" table:formula="of:=SUBTOTAL(9;[.M610:.M616])" office:value-type="float" office:value="0">
            <text:p>0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3">
            <text:p>2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08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5">
            <text:p>205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7">
            <text:p>207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8">
            <text:p>2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19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2">
            <text:p>212</text:p>
          </table:table-cell>
          <table:table-cell table:style-name="ce82" office:value-type="float" office:value="36.2">
            <text:p>36,2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2">
            <text:p>222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3">
            <text:p>213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4">
            <text:p>214</text:p>
          </table:table-cell>
          <table:table-cell table:style-name="ce82" office:value-type="float" office:value="17.4">
            <text:p>17,4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2519 от 30.08.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3">
            <text:p>223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1"/>
          <table:table-cell table:style-name="ce119" office:value-type="string">
            <text:p>Прив 20.01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20 (1)</text:p>
          </table:table-cell>
          <table:table-cell table:number-columns-repeated="2" table:style-name="ce82" office:value-type="float" office:value="11.5">
            <text:p>11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2 приват 03.042013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7">
            <text:p>2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504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18:.F629])" office:value-type="float" office:value="242.8">
            <text:p>242,80</text:p>
          </table:table-cell>
          <table:table-cell table:style-name="ce83" table:formula="of:=SUM([.G618:.G629])" office:value-type="float" office:value="188.4">
            <text:p>188,40</text:p>
          </table:table-cell>
          <table:table-cell table:style-name="ce102" table:formula="of:=SUBTOTAL(9;[.H618:.H629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618:.K629])" office:value-type="float" office:value="0">
            <text:p>0</text:p>
          </table:table-cell>
          <table:table-cell table:style-name="ce173"/>
          <table:table-cell table:style-name="ce27" table:formula="of:=SUBTOTAL(9;[.M618:.M629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1">
            <text:p>301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2">
            <text:p>3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6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3">
            <text:p>303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26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2">
            <text:p>312</text:p>
          </table:table-cell>
          <table:table-cell table:style-name="ce82" office:value-type="float" office:value="36.2">
            <text:p>36,20</text:p>
          </table:table-cell>
          <table:table-cell table:style-name="ce82" office:value-type="float" office:value="30.1">
            <text:p>3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4">
            <text:p>3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26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9">
            <text:p>319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0">
            <text:p>320</text:p>
          </table:table-cell>
          <table:table-cell table:style-name="ce82" office:value-type="float" office:value="34.5">
            <text:p>34,5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3">
            <text:p>3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509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31:.F639])" office:value-type="float" office:value="158.9">
            <text:p>158,90</text:p>
          </table:table-cell>
          <table:table-cell table:style-name="ce83" table:formula="of:=SUM([.G631:.G639])" office:value-type="float" office:value="128.9">
            <text:p>128,90</text:p>
          </table:table-cell>
          <table:table-cell table:style-name="ce102" table:formula="of:=SUBTOTAL(9;[.H631:.H639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631:.K639])" office:value-type="float" office:value="0">
            <text:p>0</text:p>
          </table:table-cell>
          <table:table-cell table:style-name="ce173"/>
          <table:table-cell table:style-name="ce27" table:formula="of:=SUBTOTAL(9;[.M631:.M639])" office:value-type="float" office:value="3">
            <text:p>3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3">
            <text:p>403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4">
            <text:p>4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5">
            <text:p>405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8">
            <text:p>4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26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2">
            <text:p>422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3">
            <text:p>413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4">
            <text:p>4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26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0">
            <text:p>420</text:p>
          </table:table-cell>
          <table:table-cell table:style-name="ce82" office:value-type="float" office:value="34.5">
            <text:p>34,5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6">
            <text:p>416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7">
            <text:p>4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504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8">
            <text:p>418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41:.F651])" office:value-type="float" office:value="264.5">
            <text:p>264,50</text:p>
          </table:table-cell>
          <table:table-cell table:style-name="ce83" table:formula="of:=SUM([.G641:.G651])" office:value-type="float" office:value="212.2">
            <text:p>212,20</text:p>
          </table:table-cell>
          <table:table-cell table:style-name="ce102" table:formula="of:=SUBTOTAL(9;[.H641:.H651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641:.K651])" office:value-type="float" office:value="0">
            <text:p>0</text:p>
          </table:table-cell>
          <table:table-cell table:style-name="ce173"/>
          <table:table-cell table:style-name="ce27" table:formula="of:=SUBTOTAL(9;[.M641:.M651])" office:value-type="float" office:value="4">
            <text:p>4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8">
            <text:p>5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26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2">
            <text:p>512</text:p>
          </table:table-cell>
          <table:table-cell table:style-name="ce82" office:value-type="float" office:value="36.1">
            <text:p>36,1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1">
            <text:p>521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4">
            <text:p>5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26" office:value-type="string">
            <text:p>Кухня 17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0">
            <text:p>5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9">
            <text:p>5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2.1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8">
            <text:p>518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0">
            <text:p>5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9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3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19" office:value-type="string">
            <text:p>Приват 11.06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53:.F661])" office:value-type="float" office:value="107.1">
            <text:p>107,10</text:p>
          </table:table-cell>
          <table:table-cell table:style-name="ce83" table:formula="of:=SUM([.G653:.G661])" office:value-type="float" office:value="87.2">
            <text:p>87,20</text:p>
          </table:table-cell>
          <table:table-cell table:style-name="ce102" table:formula="of:=SUBTOTAL(9;[.H653:.H661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653:.K661])" office:value-type="float" office:value="0">
            <text:p>0</text:p>
          </table:table-cell>
          <table:table-cell table:style-name="ce173"/>
          <table:table-cell table:style-name="ce27" table:formula="of:=SUBTOTAL(9;[.M653:.M661])" office:value-type="float" office:value="2">
            <text:p>2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76.1">
            <text:p>3676,1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662]+[.F652]+[.F640]+[.F630]+[.F617]" office:value-type="float" office:value="846.6">
            <text:p>846,60</text:p>
          </table:table-cell>
          <table:table-cell table:style-name="ce85" table:formula="of:=[.G662]+[.G652]+[.G640]+[.G630]+[.G617]" office:value-type="float" office:value="636">
            <text:p>636,00</text:p>
          </table:table-cell>
          <table:table-cell table:style-name="ce103" table:formula="of:=[.H662]+[.H652]+[.H640]+[.H630]+[.H617]" office:value-type="float" office:value="26">
            <text:p>26</text:p>
          </table:table-cell>
          <table:table-cell table:style-name="ce122"/>
          <table:table-cell table:style-name="ce29"/>
          <table:table-cell table:style-name="ce29" table:formula="of:=[.K662]+[.K652]+[.K640]+[.K630]+[.K617]" office:value-type="float" office:value="1">
            <text:p>1</text:p>
          </table:table-cell>
          <table:table-cell table:style-name="ce174"/>
          <table:table-cell table:style-name="ce29" table:formula="of:=[.M662]+[.M652]+[.M640]+[.M630]+[.M617]" office:value-type="float" office:value="11">
            <text:p>11</text:p>
          </table:table-cell>
          <table:table-cell table:style-name="ce197" table:formula="of:=[.F663]/[.B663]*100" office:value-type="float" office:value="23.0298414080139">
            <text:p>23,03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20">
          <table:table-cell table:style-name="ce6" office:value-type="float" office:value="11">
            <text:p>11</text:p>
          </table:table-cell>
          <table:table-cell table:style-name="ce30" office:value-type="string">
            <text:p>СТУДЕНЧЕСКАЯ</text:p>
          </table:table-cell>
          <table:table-cell table:style-name="ce47" office:value-type="float" office:value="16">
            <text:p>16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number-columns-repeated="2" table:style-name="ce144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7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3">
            <text:p>13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5"/>
          <table:table-cell table:style-name="ce24"/>
          <table:table-cell table:style-name="ce28"/>
          <table:table-cell table:style-name="ce68" office:value-type="float" office:value="3">
            <text:p>3</text:p>
          </table:table-cell>
          <table:table-cell table:style-name="ce84" office:value-type="float" office:value="36.1">
            <text:p>36,10</text:p>
          </table:table-cell>
          <table:table-cell table:style-name="ce84" office:value-type="float" office:value="22.6">
            <text:p>2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4">
            <text:p>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6.02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5">
            <text:p>5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??? 2 комн м/с?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8">
            <text:p>8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373 от 1303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">
            <text:p>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7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2">
            <text:p>12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5">
            <text:p>15</text:p>
          </table:table-cell>
          <table:table-cell table:number-columns-repeated="2" table:style-name="ce82" office:value-type="float" office:value="18.7">
            <text:p>1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">
            <text:p>16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">
            <text:p>18</text:p>
          </table:table-cell>
          <table:table-cell table:style-name="ce82" office:value-type="float" office:value="34.4">
            <text:p>34,40</text:p>
          </table:table-cell>
          <table:table-cell table:style-name="ce82" office:value-type="float" office:value="22.8">
            <text:p>22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number-columns-repeated="2" table:style-name="ce82" office:value-type="float" office:value="18.4">
            <text:p>18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договор ком. Найма до 27.04.13, переведено из нежилого пост 1775 от 04.09.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">
            <text:p>21</text:p>
          </table:table-cell>
          <table:table-cell table:number-columns-repeated="2"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723 от 21.04.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4">
            <text:p>2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/п 35,0/28,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5">
            <text:p>2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/п 35,4/35,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65:.F678])" office:value-type="float" office:value="212">
            <text:p>212,00</text:p>
          </table:table-cell>
          <table:table-cell table:style-name="ce83" table:formula="of:=SUM([.G665:.G678])" office:value-type="float" office:value="158.7">
            <text:p>158,70</text:p>
          </table:table-cell>
          <table:table-cell table:style-name="ce102" table:formula="of:=SUBTOTAL(9;[.H665:.H678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665:.K678])" office:value-type="float" office:value="3">
            <text:p>3</text:p>
          </table:table-cell>
          <table:table-cell table:style-name="ce173"/>
          <table:table-cell table:style-name="ce27" table:formula="of:=SUBTOTAL(9;[.M665:.M678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2">
            <text:p>202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8">
            <text:p>208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208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3">
            <text:p>213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4">
            <text:p>214</text:p>
          </table:table-cell>
          <table:table-cell table:number-columns-repeated="2"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15(1)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8">
            <text:p>218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9">
            <text:p>219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20(1)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??? 2 комн м/с?</text:p>
          </table:table-cell>
          <table:table-cell table:style-name="ce142" table:number-columns-repeated="2"/>
          <table:table-cell table:style-name="ce172"/>
          <table:table-cell table:style-name="ce189" office:value-type="float" office:value="0">
            <text:p>0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2">
            <text:p>222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80:.F689])" office:value-type="float" office:value="247.2">
            <text:p>247,20</text:p>
          </table:table-cell>
          <table:table-cell table:style-name="ce83" table:formula="of:=SUM([.G680:.G689])" office:value-type="float" office:value="213">
            <text:p>213,00</text:p>
          </table:table-cell>
          <table:table-cell table:style-name="ce102" table:formula="of:=SUBTOTAL(9;[.H680:.H689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680:.K689])" office:value-type="float" office:value="0">
            <text:p>0</text:p>
          </table:table-cell>
          <table:table-cell table:style-name="ce173"/>
          <table:table-cell table:style-name="ce27" table:formula="of:=SUBTOTAL(9;[.M680:.M689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3">
            <text:p>303</text:p>
          </table:table-cell>
          <table:table-cell table:style-name="ce82" office:value-type="float" office:value="17">
            <text:p>17,0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8">
            <text:p>308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3">
            <text:p>313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4">
            <text:p>314</text:p>
          </table:table-cell>
          <table:table-cell table:number-columns-repeated="2"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16(2)</text:p>
          </table:table-cell>
          <table:table-cell table:number-columns-repeated="2"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9">
            <text:p>3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1306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20(2)</text:p>
          </table:table-cell>
          <table:table-cell table:number-columns-repeated="2"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1">
            <text:p>3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8.03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3">
            <text:p>323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0.2">
            <text:p>1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691:.F699])" office:value-type="float" office:value="126.4">
            <text:p>126,40</text:p>
          </table:table-cell>
          <table:table-cell table:style-name="ce83" table:formula="of:=SUM([.G691:.G699])" office:value-type="float" office:value="105.7">
            <text:p>105,70</text:p>
          </table:table-cell>
          <table:table-cell table:style-name="ce102" table:formula="of:=SUBTOTAL(9;[.H691:.H699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691:.K699])" office:value-type="float" office:value="1">
            <text:p>1</text:p>
          </table:table-cell>
          <table:table-cell table:style-name="ce173"/>
          <table:table-cell table:style-name="ce27" table:formula="of:=SUBTOTAL(9;[.M691:.M699])" office:value-type="float" office:value="1">
            <text:p>1</text:p>
          </table:table-cell>
          <table:table-cell table:style-name="ce196"/>
          <table:table-cell table:style-name="ce159" table:number-columns-repeated="316"/>
          <table:table-cell table:style-name="ce212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1">
            <text:p>401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2">
            <text:p>402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8">
            <text:p>408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6">
            <text:p>416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1">
            <text:p>411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2">
            <text:p>412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4">
            <text:p>414</text:p>
          </table:table-cell>
          <table:table-cell table:number-columns-repeated="2"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15(2)</text:p>
          </table:table-cell>
          <table:table-cell table:number-columns-repeated="2"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договор субсидии с Зайцевой ТА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18(2)</text:p>
          </table:table-cell>
          <table:table-cell table:number-columns-repeated="2"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3">
            <text:p>423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701:.F710])" office:value-type="float" office:value="251">
            <text:p>251,00</text:p>
          </table:table-cell>
          <table:table-cell table:style-name="ce83" table:formula="of:=SUM([.G701:.G710])" office:value-type="float" office:value="212.5">
            <text:p>212,50</text:p>
          </table:table-cell>
          <table:table-cell table:style-name="ce102" table:formula="of:=SUBTOTAL(9;[.H701:.H710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701:.K710])" office:value-type="float" office:value="0">
            <text:p>0</text:p>
          </table:table-cell>
          <table:table-cell table:style-name="ce173"/>
          <table:table-cell table:style-name="ce27" table:formula="of:=SUBTOTAL(9;[.M701:.M710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string">
            <text:p>501(2)</text:p>
          </table:table-cell>
          <table:table-cell table:number-columns-repeated="2"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7(1)</text:p>
          </table:table-cell>
          <table:table-cell table:number-columns-repeated="2"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8">
            <text:p>508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0">
            <text:p>510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4">
            <text:p>514</text:p>
          </table:table-cell>
          <table:table-cell table:number-columns-repeated="2"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6">
            <text:p>516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7">
            <text:p>517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9">
            <text:p>519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2">
            <text:p>522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.6">
            <text:p>2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3">
            <text:p>523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0.2">
            <text:p>1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712:.F721])" office:value-type="float" office:value="258.5">
            <text:p>258,50</text:p>
          </table:table-cell>
          <table:table-cell table:style-name="ce83" table:formula="of:=SUM([.G712:.G720])" office:value-type="float" office:value="207.1">
            <text:p>207,10</text:p>
          </table:table-cell>
          <table:table-cell table:style-name="ce102" table:formula="of:=SUBTOTAL(9;[.H712:.H720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712:.K720])" office:value-type="float" office:value="0">
            <text:p>0</text:p>
          </table:table-cell>
          <table:table-cell table:style-name="ce173"/>
          <table:table-cell table:style-name="ce27" table:formula="of:=SUBTOTAL(9;[.M712:.M720])" office:value-type="float" office:value="5">
            <text:p>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89.3">
            <text:p>3689,3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722]+[.F711]+[.F700]+[.F690]+[.F679]" office:value-type="float" office:value="1095.1">
            <text:p>1 095,10</text:p>
          </table:table-cell>
          <table:table-cell table:style-name="ce85" table:formula="of:=[.G722]+[.G711]+[.G700]+[.G690]+[.G679]" office:value-type="float" office:value="897">
            <text:p>897,00</text:p>
          </table:table-cell>
          <table:table-cell table:style-name="ce103" table:formula="of:=[.H722]+[.H711]+[.H700]+[.H690]+[.H679]" office:value-type="float" office:value="45">
            <text:p>45</text:p>
          </table:table-cell>
          <table:table-cell table:style-name="ce122"/>
          <table:table-cell table:style-name="ce29"/>
          <table:table-cell table:style-name="ce29" table:formula="of:=[.K722]+[.K711]+[.K700]+[.K690]+[.K679]" office:value-type="float" office:value="4">
            <text:p>4</text:p>
          </table:table-cell>
          <table:table-cell table:style-name="ce174"/>
          <table:table-cell table:style-name="ce29" table:formula="of:=[.M722]+[.M711]+[.M700]+[.M690]+[.M679]" office:value-type="float" office:value="12">
            <text:p>12</text:p>
          </table:table-cell>
          <table:table-cell table:style-name="ce197" table:formula="of:=[.F723]/[.B723]*100" office:value-type="float" office:value="29.6831377226032">
            <text:p>29,68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21">
          <table:table-cell table:style-name="ce6" office:value-type="float" office:value="12">
            <text:p>12</text:p>
          </table:table-cell>
          <table:table-cell table:style-name="ce30" office:value-type="string">
            <text:p>ОБРУЧЕВА</text:p>
          </table:table-cell>
          <table:table-cell table:style-name="ce47" office:value-type="float" office:value="47">
            <text:p>47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7" office:value-type="string">
            <text:p>принята в м/с р150/01.03.2002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9"/>
          <table:table-cell table:style-name="ce24" office:value-type="string">
            <text:p>СРН-3</text:p>
          </table:table-cell>
          <table:table-cell table:style-name="ce39" office:value-type="float" office:value="1">
            <text:p>1</text:p>
          </table:table-cell>
          <table:table-cell table:style-name="ce70" office:value-type="float" office:value="1021">
            <text:p>1 021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<text:s text:c="2"/>приват 05.02.13</text:p>
          </table:table-cell>
          <table:table-cell table:style-name="ce143"/>
          <table:table-cell table:style-name="ce164"/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9"/>
          <table:table-cell table:style-name="ce24"/>
          <table:table-cell table:style-name="ce39"/>
          <table:table-cell table:style-name="ce70" office:value-type="string">
            <text:p>пом 2 , 3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Нежилое (27,1 кв.м), в аренде</text:p>
          </table:table-cell>
          <table:table-cell table:style-name="ce143"/>
          <table:table-cell table:style-name="ce164"/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9" table:number-columns-repeated="3"/>
          <table:table-cell table:style-name="ce70" office:value-type="string">
            <text:p>Пом 38-40</text:p>
          </table:table-cell>
          <table:table-cell table:number-columns-repeated="2" table:style-name="ce84" office:value-type="float" office:value="26.1">
            <text:p>26,10</text:p>
          </table:table-cell>
          <table:table-cell table:style-name="ce105" office:value-type="float" office:value="1">
            <text:p>1</text:p>
          </table:table-cell>
          <table:table-cell table:style-name="ce124" office:value-type="string">
            <text:p>перевод в жп <text:s/></text:p>
          </table:table-cell>
          <table:table-cell table:style-name="ce143" office:value-type="string">
            <text:p>к</text:p>
          </table:table-cell>
          <table:table-cell table:style-name="ce164" office:value-type="float" office:value="1">
            <text:p>1</text:p>
          </table:table-cell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14">
          <table:table-cell table:style-name="ce11"/>
          <table:table-cell table:style-name="ce39" table:number-columns-repeated="3"/>
          <table:table-cell table:style-name="ce70" office:value-type="float" office:value="22">
            <text:p>22</text:p>
          </table:table-cell>
          <table:table-cell table:number-columns-repeated="2" table:style-name="ce84" office:value-type="float" office:value="0">
            <text:p>0,00</text:p>
          </table:table-cell>
          <table:table-cell table:style-name="ce105"/>
          <table:table-cell table:style-name="ce119" office:value-type="string">
            <text:p><text:s/>прив 120813</text:p>
          </table:table-cell>
          <table:table-cell table:style-name="ce143" office:value-type="string">
            <text:p><text:s/></text:p>
          </table:table-cell>
          <table:table-cell table:style-name="ce164" office:value-type="string">
            <text:p><text:s/></text:p>
          </table:table-cell>
          <table:table-cell table:style-name="ce176"/>
          <table:table-cell table:style-name="ce190"/>
          <table:table-cell table:style-name="ce198"/>
          <table:table-cell table:style-name="ce152" office:value-type="string">
            <text:p>пост нет на искл из КФ</text:p>
          </table:table-cell>
          <table:table-cell table:style-name="ce152" table:number-columns-repeated="240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9" table:number-columns-repeated="3"/>
          <table:table-cell table:style-name="ce70" office:value-type="float" office:value="23">
            <text:p>23</text:p>
          </table:table-cell>
          <table:table-cell table:style-name="ce84" office:value-type="float" office:value="55.7">
            <text:p>55,70</text:p>
          </table:table-cell>
          <table:table-cell table:style-name="ce84" office:value-type="float" office:value="0">
            <text:p>0,00</text:p>
          </table:table-cell>
          <table:table-cell table:style-name="ce105" office:value-type="float" office:value="1">
            <text:p>1</text:p>
          </table:table-cell>
          <table:table-cell table:style-name="ce119" office:value-type="string">
            <text:p>Переведено из нежилого в жилое: пост 1861 от 21.10.2009</text:p>
          </table:table-cell>
          <table:table-cell table:style-name="ce143" office:value-type="string">
            <text:p>к</text:p>
          </table:table-cell>
          <table:table-cell table:style-name="ce164" office:value-type="float" office:value="1">
            <text:p>1</text:p>
          </table:table-cell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9" table:number-columns-repeated="3"/>
          <table:table-cell table:style-name="ce70" office:value-type="float" office:value="24">
            <text:p>24</text:p>
          </table:table-cell>
          <table:table-cell table:style-name="ce84" office:value-type="float" office:value="61.9">
            <text:p>61,90</text:p>
          </table:table-cell>
          <table:table-cell table:style-name="ce84" office:value-type="float" office:value="0">
            <text:p>0,00</text:p>
          </table:table-cell>
          <table:table-cell table:style-name="ce105" office:value-type="float" office:value="1">
            <text:p>1</text:p>
          </table:table-cell>
          <table:table-cell table:style-name="ce119" office:value-type="string">
            <text:p>Переведено из нежилого</text:p>
          </table:table-cell>
          <table:table-cell table:style-name="ce143" office:value-type="string">
            <text:p>к</text:p>
          </table:table-cell>
          <table:table-cell table:style-name="ce164" office:value-type="float" office:value="1">
            <text:p>1</text:p>
          </table:table-cell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7">
          <table:table-cell table:style-name="ce11"/>
          <table:table-cell table:style-name="ce39" table:number-columns-repeated="3"/>
          <table:table-cell table:style-name="ce70" office:value-type="float" office:value="144">
            <text:p>144</text:p>
          </table:table-cell>
          <table:table-cell table:number-columns-repeated="2" table:style-name="ce84" office:value-type="float" office:value="11.8">
            <text:p>11,80</text:p>
          </table:table-cell>
          <table:table-cell table:style-name="ce105" office:value-type="float" office:value="1">
            <text:p>1</text:p>
          </table:table-cell>
          <table:table-cell table:style-name="ce119" office:value-type="string">
            <text:p>нет перевода из нежилого, помещение № 5 на 1 этаже</text:p>
          </table:table-cell>
          <table:table-cell table:style-name="ce143" office:value-type="string">
            <text:p>к</text:p>
          </table:table-cell>
          <table:table-cell table:style-name="ce164" office:value-type="float" office:value="1">
            <text:p>1</text:p>
          </table:table-cell>
          <table:table-cell table:style-name="ce176"/>
          <table:table-cell table:style-name="ce190"/>
          <table:table-cell table:style-name="ce198"/>
          <table:table-cell table:style-name="ce152" table:number-columns-repeated="241"/>
          <table:table-cell table:number-columns-repeated="75"/>
          <table:table-cell table:style-name="ce207" table:number-columns-repeated="692"/>
          <table:table-cell table:number-columns-repeated="2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BTOTAL(9;[.F725:.F731])" office:value-type="float" office:value="155.5">
            <text:p>155,50</text:p>
          </table:table-cell>
          <table:table-cell table:style-name="ce83" table:formula="of:=SUBTOTAL(9;[.G725:.G731])" office:value-type="float" office:value="37.9">
            <text:p>37,90</text:p>
          </table:table-cell>
          <table:table-cell table:style-name="ce102" table:formula="of:=SUBTOTAL(9;[.H725:.H731])" office:value-type="float" office:value="4">
            <text:p>4</text:p>
          </table:table-cell>
          <table:table-cell table:style-name="ce57"/>
          <table:table-cell table:style-name="ce149"/>
          <table:table-cell table:style-name="ce165" table:formula="of:=SUBTOTAL(9;[.K727:.K731])" office:value-type="float" office:value="4">
            <text:p>4</text:p>
          </table:table-cell>
          <table:table-cell table:style-name="ce177"/>
          <table:table-cell table:style-name="ce165" table:formula="of:=SUBTOTAL(9;[.M725:.M731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48"/>
          <table:table-cell table:style-name="ce28" office:value-type="float" office:value="2">
            <text:p>2</text:p>
          </table:table-cell>
          <table:table-cell table:style-name="ce68" office:value-type="float" office:value="8">
            <text:p>8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">
            <text:p>9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">
            <text:p>11</text:p>
          </table:table-cell>
          <table:table-cell table:style-name="ce82" office:value-type="float" office:value="21.3">
            <text:p>21,30</text:p>
          </table:table-cell>
          <table:table-cell table:style-name="ce82" office:value-type="float" office:value="20.3">
            <text:p>2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">
            <text:p>12</text:p>
          </table:table-cell>
          <table:table-cell table:style-name="ce82" office:value-type="float" office:value="21.4">
            <text:p>21,40</text:p>
          </table:table-cell>
          <table:table-cell table:style-name="ce82" office:value-type="float" office:value="20.9">
            <text:p>2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">
            <text:p>13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">
            <text:p>17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">
            <text:p>18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">
            <text:p>19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207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">
            <text:p>21</text:p>
          </table:table-cell>
          <table:table-cell table:style-name="ce82" office:value-type="float" office:value="21.4">
            <text:p>21,40</text:p>
          </table:table-cell>
          <table:table-cell table:style-name="ce82" office:value-type="float" office:value="20.4">
            <text:p>20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76 от 01.02.08</text:p>
          </table:table-cell>
          <table:table-cell table:number-columns-repeated="2" table:style-name="ce142" office:value-type="string">
            <text:p><text:s/></text:p>
          </table:table-cell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">
            <text:p>30</text:p>
          </table:table-cell>
          <table:table-cell table:number-columns-repeated="2" table:style-name="ce82" office:value-type="float" office:value="13.6">
            <text:p>13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3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">
            <text:p>31</text:p>
          </table:table-cell>
          <table:table-cell table:number-columns-repeated="2" table:style-name="ce82" office:value-type="float" office:value="13.1">
            <text:p>13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3">
            <text:p>33</text:p>
          </table:table-cell>
          <table:table-cell table:style-name="ce82" office:value-type="float" office:value="13.3">
            <text:p>13,30</text:p>
          </table:table-cell>
          <table:table-cell table:style-name="ce82" office:value-type="float" office:value="12.5">
            <text:p>12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.А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3А</text:p>
          </table:table-cell>
          <table:table-cell table:number-columns-repeated="2"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6">
            <text:p>36</text:p>
          </table:table-cell>
          <table:table-cell table:style-name="ce82" office:value-type="float" office:value="12">
            <text:p>12,00</text:p>
          </table:table-cell>
          <table:table-cell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7.05.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9">
            <text:p>39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12.4">
            <text:p>12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">
            <text:p>40</text:p>
          </table:table-cell>
          <table:table-cell table:style-name="ce82" office:value-type="float" office:value="13.8">
            <text:p>13,80</text:p>
          </table:table-cell>
          <table:table-cell table:style-name="ce82" office:value-type="float" office:value="13">
            <text:p>13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number-columns-repeated="2" table:style-name="ce142" office:value-type="string">
            <text:p><text:s/></text:p>
          </table:table-cell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style-name="ce82" office:value-type="float" office:value="13.3">
            <text:p>13,30</text:p>
          </table:table-cell>
          <table:table-cell table:style-name="ce82" office:value-type="float" office:value="12.5">
            <text:p>12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733:.F752])" office:value-type="float" office:value="318.4">
            <text:p>318,40</text:p>
          </table:table-cell>
          <table:table-cell table:style-name="ce83" table:formula="of:=SUM([.G733:.G752])" office:value-type="float" office:value="305">
            <text:p>305,00</text:p>
          </table:table-cell>
          <table:table-cell table:style-name="ce102" table:formula="of:=SUBTOTAL(9;[.H733:.H752])" office:value-type="float" office:value="18">
            <text:p>18</text:p>
          </table:table-cell>
          <table:table-cell table:style-name="ce57"/>
          <table:table-cell table:style-name="ce27"/>
          <table:table-cell table:style-name="ce27" table:formula="of:=SUBTOTAL(9;[.K733:.K752])" office:value-type="float" office:value="0">
            <text:p>0</text:p>
          </table:table-cell>
          <table:table-cell table:style-name="ce173"/>
          <table:table-cell table:style-name="ce27" table:formula="of:=SUBTOTAL(9;[.M733:.M752])" office:value-type="float" office:value="12">
            <text:p>1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42">
            <text:p>42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3">
            <text:p>43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5">
            <text:p>45</text:p>
          </table:table-cell>
          <table:table-cell table:style-name="ce82" office:value-type="float" office:value="21.2">
            <text:p>21,20</text:p>
          </table:table-cell>
          <table:table-cell table:style-name="ce82" office:value-type="float" office:value="20.2">
            <text:p>2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6">
            <text:p>46</text:p>
          </table:table-cell>
          <table:table-cell table:style-name="ce82" office:value-type="float" office:value="21.4">
            <text:p>21,40</text:p>
          </table:table-cell>
          <table:table-cell table:style-name="ce82" office:value-type="float" office:value="20.9">
            <text:p>2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7">
            <text:p>47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8">
            <text:p>48</text:p>
          </table:table-cell>
          <table:table-cell table:style-name="ce82" office:value-type="float" office:value="19.5">
            <text:p>19,50</text:p>
          </table:table-cell>
          <table:table-cell table:style-name="ce82" office:value-type="float" office:value="18.5">
            <text:p>1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9">
            <text:p>49</text:p>
          </table:table-cell>
          <table:table-cell table:style-name="ce82" office:value-type="float" office:value="19.9">
            <text:p>19,90</text:p>
          </table:table-cell>
          <table:table-cell table:style-name="ce82" office:value-type="float" office:value="18.9">
            <text:p>1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">
            <text:p>50</text:p>
          </table:table-cell>
          <table:table-cell table:style-name="ce82" office:value-type="float" office:value="18.6">
            <text:p>18,60</text:p>
          </table:table-cell>
          <table:table-cell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">
            <text:p>51</text:p>
          </table:table-cell>
          <table:table-cell table:style-name="ce82" office:value-type="float" office:value="19.7">
            <text:p>19,70</text:p>
          </table:table-cell>
          <table:table-cell table:style-name="ce82" office:value-type="float" office:value="18.7">
            <text:p>1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3">
            <text:p>53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4">
            <text:p>54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5">
            <text:p>55</text:p>
          </table:table-cell>
          <table:table-cell table:style-name="ce82" office:value-type="float" office:value="21.2">
            <text:p>21,20</text:p>
          </table:table-cell>
          <table:table-cell table:style-name="ce82" office:value-type="float" office:value="20.2">
            <text:p>20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4">
            <text:p>64</text:p>
          </table:table-cell>
          <table:table-cell table:number-columns-repeated="2" table:style-name="ce82" office:value-type="float" office:value="13.7">
            <text:p>13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7">
            <text:p>67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8">
            <text:p>68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9">
            <text:p>69</text:p>
          </table:table-cell>
          <table:table-cell table:number-columns-repeated="2" table:style-name="ce82" office:value-type="float" office:value="13.6">
            <text:p>13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">
            <text:p>70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12.4">
            <text:p>12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">
            <text:p>71</text:p>
          </table:table-cell>
          <table:table-cell table:style-name="ce82" office:value-type="float" office:value="13.5">
            <text:p>13,50</text:p>
          </table:table-cell>
          <table:table-cell table:style-name="ce82" office:value-type="float" office:value="12.7">
            <text:p>12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А</text:p>
          </table:table-cell>
          <table:table-cell table:number-columns-repeated="2" table:style-name="ce82" office:value-type="float" office:value="12">
            <text:p>12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803 от 28.09.07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2">
            <text:p>72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12.4">
            <text:p>12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3">
            <text:p>73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12.4">
            <text:p>12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5">
            <text:p>75</text:p>
          </table:table-cell>
          <table:table-cell table:style-name="ce82" office:value-type="float" office:value="13.7">
            <text:p>13,70</text:p>
          </table:table-cell>
          <table:table-cell table:style-name="ce82" office:value-type="float" office:value="12.9">
            <text:p>12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754:.F775])" office:value-type="float" office:value="370.6">
            <text:p>370,60</text:p>
          </table:table-cell>
          <table:table-cell table:style-name="ce83" table:formula="of:=SUM([.G754:.G775])" office:value-type="float" office:value="353.5">
            <text:p>353,50</text:p>
          </table:table-cell>
          <table:table-cell table:style-name="ce102" table:formula="of:=SUBTOTAL(9;[.H754:.H775])" office:value-type="float" office:value="22">
            <text:p>22</text:p>
          </table:table-cell>
          <table:table-cell table:style-name="ce57"/>
          <table:table-cell table:style-name="ce27"/>
          <table:table-cell table:style-name="ce27" table:formula="of:=SUBTOTAL(9;[.K754:.K775])" office:value-type="float" office:value="3">
            <text:p>3</text:p>
          </table:table-cell>
          <table:table-cell table:style-name="ce173"/>
          <table:table-cell table:style-name="ce27" table:formula="of:=SUBTOTAL(9;[.M754:.M775])" office:value-type="float" office:value="14">
            <text:p>1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6">
            <text:p>7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1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7">
            <text:p>77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8">
            <text:p>78</text:p>
          </table:table-cell>
          <table:table-cell table:style-name="ce82" office:value-type="float" office:value="19">
            <text:p>19,00</text:p>
          </table:table-cell>
          <table:table-cell table:style-name="ce82" office:value-type="float" office:value="18.5">
            <text:p>1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9">
            <text:p>79</text:p>
          </table:table-cell>
          <table:table-cell table:style-name="ce82" office:value-type="float" office:value="21">
            <text:p>21,00</text:p>
          </table:table-cell>
          <table:table-cell table:style-name="ce82" office:value-type="float" office:value="20">
            <text:p>2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">
            <text:p>8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8.04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">
            <text:p>81</text:p>
          </table:table-cell>
          <table:table-cell table:style-name="ce82" office:value-type="float" office:value="19.4">
            <text:p>19,40</text:p>
          </table:table-cell>
          <table:table-cell table:style-name="ce82" office:value-type="float" office:value="18.4">
            <text:p>1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">
            <text:p>82</text:p>
          </table:table-cell>
          <table:table-cell table:style-name="ce82" office:value-type="float" office:value="19.4">
            <text:p>19,40</text:p>
          </table:table-cell>
          <table:table-cell table:style-name="ce82" office:value-type="float" office:value="18.4">
            <text:p>1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style-name="ce82" office:value-type="float" office:value="19.6">
            <text:p>19,60</text:p>
          </table:table-cell>
          <table:table-cell table:style-name="ce82" office:value-type="float" office:value="18.6">
            <text:p>1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4">
            <text:p>84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5">
            <text:p>85</text:p>
          </table:table-cell>
          <table:table-cell table:style-name="ce82" office:value-type="float" office:value="19.5">
            <text:p>19,50</text:p>
          </table:table-cell>
          <table:table-cell table:style-name="ce82" office:value-type="float" office:value="18.5">
            <text:p>1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6">
            <text:p>86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7">
            <text:p>87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8">
            <text:p>88</text:p>
          </table:table-cell>
          <table:table-cell table:style-name="ce82" office:value-type="float" office:value="18.6">
            <text:p>18,60</text:p>
          </table:table-cell>
          <table:table-cell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9">
            <text:p>89</text:p>
          </table:table-cell>
          <table:table-cell table:style-name="ce82" office:value-type="float" office:value="21.5">
            <text:p>21,50</text:p>
          </table:table-cell>
          <table:table-cell table:style-name="ce82" office:value-type="float" office:value="20.5">
            <text:p>2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3">
            <text:p>4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9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8">
            <text:p>98</text:p>
          </table:table-cell>
          <table:table-cell table:number-columns-repeated="2" table:style-name="ce82" office:value-type="float" office:value="13.8">
            <text:p>13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9">
            <text:p>99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style-name="ce82" office:value-type="float" office:value="13.5">
            <text:p>13,50</text:p>
          </table:table-cell>
          <table:table-cell table:style-name="ce82" office:value-type="float" office:value="12.7">
            <text:p>12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1а</text:p>
          </table:table-cell>
          <table:table-cell table:number-columns-repeated="2"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1"/>
          <table:table-cell table:style-name="ce188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number-columns-repeated="2" table:style-name="ce82" office:value-type="float" office:value="13.2">
            <text:p>13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3">
            <text:p>103</text:p>
          </table:table-cell>
          <table:table-cell table:number-columns-repeated="2" table:style-name="ce82" office:value-type="float" office:value="13.4">
            <text:p>13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5а</text:p>
          </table:table-cell>
          <table:table-cell table:number-columns-repeated="2" table:style-name="ce82" office:value-type="float" office:value="12.3">
            <text:p>12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190 20.06.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style-name="ce82" office:value-type="float" office:value="13">
            <text:p>13,00</text:p>
          </table:table-cell>
          <table:table-cell table:style-name="ce82" office:value-type="float" office:value="12.2">
            <text:p>12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12.4">
            <text:p>12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style-name="ce82" office:value-type="float" office:value="13">
            <text:p>13,00</text:p>
          </table:table-cell>
          <table:table-cell table:style-name="ce82" office:value-type="float" office:value="12.2">
            <text:p>12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9">
            <text:p>109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777:.F802])" office:value-type="float" office:value="395.1">
            <text:p>395,10</text:p>
          </table:table-cell>
          <table:table-cell table:style-name="ce83" table:formula="of:=SUM([.G777:.G802])" office:value-type="float" office:value="378.8">
            <text:p>378,80</text:p>
          </table:table-cell>
          <table:table-cell table:style-name="ce102" table:formula="of:=SUBTOTAL(9;[.H777:.H802])" office:value-type="float" office:value="23">
            <text:p>23</text:p>
          </table:table-cell>
          <table:table-cell table:style-name="ce57"/>
          <table:table-cell table:style-name="ce27"/>
          <table:table-cell table:style-name="ce27" table:formula="of:=SUBTOTAL(9;[.K777:.K802])" office:value-type="float" office:value="2">
            <text:p>2</text:p>
          </table:table-cell>
          <table:table-cell table:style-name="ce173"/>
          <table:table-cell table:style-name="ce27" table:formula="of:=SUBTOTAL(9;[.M777:.M802])" office:value-type="float" office:value="13">
            <text:p>1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110">
            <text:p>110</text:p>
          </table:table-cell>
          <table:table-cell table:style-name="ce82" office:value-type="float" office:value="19.2">
            <text:p>19,20</text:p>
          </table:table-cell>
          <table:table-cell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1">
            <text:p>111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style-name="ce82" office:value-type="float" office:value="21.1">
            <text:p>21,10</text:p>
          </table:table-cell>
          <table:table-cell table:style-name="ce82" office:value-type="float" office:value="20.1">
            <text:p>2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4">
            <text:p>114</text:p>
          </table:table-cell>
          <table:table-cell table:style-name="ce82" office:value-type="float" office:value="21.4">
            <text:p>21,40</text:p>
          </table:table-cell>
          <table:table-cell table:style-name="ce82" office:value-type="float" office:value="20.9">
            <text:p>2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7">
            <text:p>1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8.07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8">
            <text:p>1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5.20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9">
            <text:p>119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0">
            <text:p>120</text:p>
          </table:table-cell>
          <table:table-cell table:style-name="ce82" office:value-type="float" office:value="19.1">
            <text:p>19,1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1">
            <text:p>121</text:p>
          </table:table-cell>
          <table:table-cell table:style-name="ce82" office:value-type="float" office:value="19.3">
            <text:p>19,30</text:p>
          </table:table-cell>
          <table:table-cell table:style-name="ce82" office:value-type="float" office:value="18.3">
            <text:p>1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3">
            <text:p>123</text:p>
          </table:table-cell>
          <table:table-cell table:style-name="ce82" office:value-type="float" office:value="21.3">
            <text:p>21,30</text:p>
          </table:table-cell>
          <table:table-cell table:style-name="ce82" office:value-type="float" office:value="20.3">
            <text:p>2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4">
            <text:p>50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10.09.13 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2">
            <text:p>132</text:p>
          </table:table-cell>
          <table:table-cell table:number-columns-repeated="2" table:style-name="ce82" office:value-type="float" office:value="13.8">
            <text:p>13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3">
            <text:p>133</text:p>
          </table:table-cell>
          <table:table-cell table:style-name="ce82" office:value-type="float" office:value="13.5">
            <text:p>13,50</text:p>
          </table:table-cell>
          <table:table-cell table:style-name="ce82" office:value-type="float" office:value="12.7">
            <text:p>12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4">
            <text:p>134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5">
            <text:p>135</text:p>
          </table:table-cell>
          <table:table-cell table:style-name="ce82" office:value-type="float" office:value="13.3">
            <text:p>13,30</text:p>
          </table:table-cell>
          <table:table-cell table:style-name="ce82" office:value-type="float" office:value="12.5">
            <text:p>12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7">
            <text:p>13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3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8">
            <text:p>13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9">
            <text:p>139</text:p>
          </table:table-cell>
          <table:table-cell table:style-name="ce82" office:value-type="float" office:value="13.5">
            <text:p>13,50</text:p>
          </table:table-cell>
          <table:table-cell table:style-name="ce82" office:value-type="float" office:value="12.7">
            <text:p>12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39а</text:p>
          </table:table-cell>
          <table:table-cell table:number-columns-repeated="2" table:style-name="ce82" office:value-type="float" office:value="12.4">
            <text:p>12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191 от 20.06.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0">
            <text:p>140</text:p>
          </table:table-cell>
          <table:table-cell table:style-name="ce82" office:value-type="float" office:value="13.1">
            <text:p>13,10</text:p>
          </table:table-cell>
          <table:table-cell table:style-name="ce82" office:value-type="float" office:value="12.3">
            <text:p>12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4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?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1">
            <text:p>141</text:p>
          </table:table-cell>
          <table:table-cell table:style-name="ce82" office:value-type="float" office:value="13.3">
            <text:p>13,30</text:p>
          </table:table-cell>
          <table:table-cell table:style-name="ce82" office:value-type="float" office:value="12.5">
            <text:p>12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3">
            <text:p>143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04:.F827])" office:value-type="float" office:value="298.6">
            <text:p>298,60</text:p>
          </table:table-cell>
          <table:table-cell table:style-name="ce83" table:formula="of:=SUM([.G804:.G827])" office:value-type="float" office:value="284.5">
            <text:p>284,50</text:p>
          </table:table-cell>
          <table:table-cell table:style-name="ce102" table:formula="of:=SUBTOTAL(9;[.H804:.H827])" office:value-type="float" office:value="18">
            <text:p>18</text:p>
          </table:table-cell>
          <table:table-cell table:style-name="ce57"/>
          <table:table-cell table:style-name="ce27"/>
          <table:table-cell table:style-name="ce27" table:formula="of:=SUBTOTAL(9;[.K804:.K827])" office:value-type="float" office:value="1">
            <text:p>1</text:p>
          </table:table-cell>
          <table:table-cell table:style-name="ce173"/>
          <table:table-cell table:style-name="ce27" table:formula="of:=SUBTOTAL(9;[.M804:.M827])" office:value-type="float" office:value="15">
            <text:p>1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217.2">
            <text:p>3217,2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828]+[.F803]+[.F776]+[.F753]+ [.F732]" office:value-type="float" office:value="1538.2">
            <text:p>1 538,20</text:p>
          </table:table-cell>
          <table:table-cell table:style-name="ce85" table:formula="of:=[.G828]+[.G803]+[.G776]+[.G753]+[.G732]" office:value-type="float" office:value="1359.7">
            <text:p>1 359,70</text:p>
          </table:table-cell>
          <table:table-cell table:style-name="ce103" table:formula="of:=[.H828]+[.H803]+[.H776]+[.H753]+[.H732]" office:value-type="float" office:value="85">
            <text:p>85</text:p>
          </table:table-cell>
          <table:table-cell table:style-name="ce122"/>
          <table:table-cell table:style-name="ce29"/>
          <table:table-cell table:style-name="ce29" table:formula="of:=[.K828]+[.K803]+[.K776]+[.K753]+[.K732]" office:value-type="float" office:value="10">
            <text:p>10</text:p>
          </table:table-cell>
          <table:table-cell table:style-name="ce174"/>
          <table:table-cell table:style-name="ce29" table:formula="of:=[.M828]+[.M803]+[.M776]+[.M753]+[.M732]" office:value-type="float" office:value="54">
            <text:p>54</text:p>
          </table:table-cell>
          <table:table-cell table:style-name="ce197" table:formula="of:=[.F829]/[.B829]*100" office:value-type="float" office:value="47.8117617804302">
            <text:p>47,81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13">
            <text:p>13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71">
            <text:p>71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7" office:value-type="string">
            <text:p>принята в м/с Р150/01.03.2002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50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style-name="ce82" office:value-type="float" office:value="36.4">
            <text:p>36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1210 <text:s text:c="10"/>от 21.07.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2">
            <text:p>2</text:p>
          </table:table-cell>
          <table:table-cell table:style-name="ce82" office:value-type="float" office:value="36.6">
            <text:p>36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1210 <text:s text:c="10"/>от 21.07.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3">
            <text:p>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8,0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4">
            <text:p>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7,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5">
            <text:p>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7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6">
            <text:p>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6,8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8">
            <text:p>8</text:p>
          </table:table-cell>
          <table:table-cell table:style-name="ce82" office:value-type="float" office:value="37.2">
            <text:p>37,2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нежилое?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">
            <text:p>9</text:p>
          </table:table-cell>
          <table:table-cell table:style-name="ce82" office:value-type="float" office:value="36">
            <text:p>36,0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.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">
            <text:p>15</text:p>
          </table:table-cell>
          <table:table-cell table:number-columns-repeated="2" table:style-name="ce82" office:value-type="float" office:value="18.6">
            <text:p>1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">
            <text:p>16</text:p>
          </table:table-cell>
          <table:table-cell table:style-name="ce82" office:value-type="float" office:value="17.7">
            <text:p>17,70</text:p>
          </table:table-cell>
          <table:table-cell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">
            <text:p>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37,1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">
            <text:p>18</text:p>
          </table:table-cell>
          <table:table-cell table:number-columns-repeated="2"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">
            <text:p>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5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">
            <text:p>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811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number-columns-repeated="2" table:style-name="ce82" office:value-type="float" office:value="18.5">
            <text:p>1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4">
            <text:p>24</text:p>
          </table:table-cell>
          <table:table-cell table:number-columns-repeated="2"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5">
            <text:p>25</text:p>
          </table:table-cell>
          <table:table-cell table:number-columns-repeated="2" table:style-name="ce82" office:value-type="float" office:value="18">
            <text:p>1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6">
            <text:p>26</text:p>
          </table:table-cell>
          <table:table-cell table:style-name="ce82" office:value-type="float" office:value="36.7">
            <text:p>36,70</text:p>
          </table:table-cell>
          <table:table-cell table:style-name="ce82" office:value-type="float" office:value="30.3">
            <text:p>3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7">
            <text:p>27</text:p>
          </table:table-cell>
          <table:table-cell table:style-name="ce82" office:value-type="float" office:value="36.3">
            <text:p>36,3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Нежилое 36,3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31:.F849])" office:value-type="float" office:value="328.2">
            <text:p>328,20</text:p>
          </table:table-cell>
          <table:table-cell table:style-name="ce83" table:formula="of:=SUM([.G831:.G849])" office:value-type="float" office:value="163.3">
            <text:p>163,30</text:p>
          </table:table-cell>
          <table:table-cell table:style-name="ce102" table:formula="of:=SUBTOTAL(9;[.H831:.H849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831:.K849])" office:value-type="float" office:value="2">
            <text:p>2</text:p>
          </table:table-cell>
          <table:table-cell table:style-name="ce173"/>
          <table:table-cell table:style-name="ce27" table:formula="of:=SUBTOTAL(9;[.M831:.M849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35">
            <text:p>35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8(2)</text:p>
          </table:table-cell>
          <table:table-cell table:number-columns-repeated="2"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6">
            <text:p>4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03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8">
            <text:p>48</text:p>
          </table:table-cell>
          <table:table-cell table:number-columns-repeated="2" table:style-name="ce82" office:value-type="float" office:value="17.9">
            <text:p>17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598 от 30.04.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9">
            <text:p>49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умер Верещагин РО, июль 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51:.F855])" office:value-type="float" office:value="99.2">
            <text:p>99,20</text:p>
          </table:table-cell>
          <table:table-cell table:style-name="ce83" table:formula="of:=SUM([.G851:.G855])" office:value-type="float" office:value="85.6">
            <text:p>85,60</text:p>
          </table:table-cell>
          <table:table-cell table:style-name="ce102" table:formula="of:=SUBTOTAL(9;[.H851:.H855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851:.K855])" office:value-type="float" office:value="1">
            <text:p>1</text:p>
          </table:table-cell>
          <table:table-cell table:style-name="ce173"/>
          <table:table-cell table:style-name="ce27" table:formula="of:=SUBTOTAL(9;[.M851:.M855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55">
            <text:p>55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7">
            <text:p>5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7" office:value-type="float" office:value="0">
            <text:p>0</text:p>
          </table:table-cell>
          <table:table-cell table:style-name="ce119" office:value-type="string">
            <text:p>Прив 09.1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">
            <text:p>61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5">
            <text:p>6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8.09.12</text:p>
          </table:table-cell>
          <table:table-cell table:style-name="ce147"/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8/1</text:p>
          </table:table-cell>
          <table:table-cell table:number-columns-repeated="2"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3">
            <text:p>73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4">
            <text:p>54</text:p>
          </table:table-cell>
          <table:table-cell table:number-columns-repeated="2" table:style-name="ce82" office:value-type="float" office:value="17.9">
            <text:p>1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57:.F863])" office:value-type="float" office:value="135.2">
            <text:p>135,20</text:p>
          </table:table-cell>
          <table:table-cell table:style-name="ce83" table:formula="of:=SUM([.G857:.G863])" office:value-type="float" office:value="114.4">
            <text:p>114,40</text:p>
          </table:table-cell>
          <table:table-cell table:style-name="ce102" table:formula="of:=SUBTOTAL(9;[.H857:.H863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857:.K863])" office:value-type="float" office:value="1">
            <text:p>1</text:p>
          </table:table-cell>
          <table:table-cell table:style-name="ce173"/>
          <table:table-cell table:style-name="ce27" table:formula="of:=SUBTOTAL(9;[.M857:.M863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7">
            <text:p>77</text:p>
          </table:table-cell>
          <table:table-cell table:number-columns-repeated="2" table:style-name="ce82" office:value-type="float" office:value="17.9">
            <text:p>17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011 от 13.10.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9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46" office:value-type="float" office:value="0">
            <text:p>0</text:p>
          </table:table-cell>
          <table:table-cell table:style-name="ce119" office:value-type="string">
            <text:p>к2 прив 16.09.13, к1 прив 24.10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4(2)</text:p>
          </table:table-cell>
          <table:table-cell table:number-columns-repeated="2"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5(2)</text:p>
          </table:table-cell>
          <table:table-cell table:number-columns-repeated="2"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">
            <text:p>90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">
            <text:p>92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4">
            <text:p>9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едено из нежилого пост 371 от 13.03.09, прив28.04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65:.F872])" office:value-type="float" office:value="152.2">
            <text:p>152,20</text:p>
          </table:table-cell>
          <table:table-cell table:style-name="ce83" table:formula="of:=SUM([.G865:.G872])" office:value-type="float" office:value="130.9">
            <text:p>130,90</text:p>
          </table:table-cell>
          <table:table-cell table:style-name="ce102" table:formula="of:=SUBTOTAL(9;[.H865:.H872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865:.K872])" office:value-type="float" office:value="1">
            <text:p>1</text:p>
          </table:table-cell>
          <table:table-cell table:style-name="ce173"/>
          <table:table-cell table:style-name="ce27" table:formula="of:=SUBTOTAL(9;[.M865:.M872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98">
            <text:p>98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3">
            <text:p>103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5">
            <text:p>105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08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7">
            <text:p>117</text:p>
          </table:table-cell>
          <table:table-cell table:number-columns-repeated="2" table:style-name="ce82" office:value-type="float" office:value="17.9">
            <text:p>1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0">
            <text:p>120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74:.F880])" office:value-type="float" office:value="159.1">
            <text:p>159,10</text:p>
          </table:table-cell>
          <table:table-cell table:style-name="ce83" table:formula="of:=SUM([.G874:.G880])" office:value-type="float" office:value="133.6">
            <text:p>133,60</text:p>
          </table:table-cell>
          <table:table-cell table:style-name="ce102" table:formula="of:=SUBTOTAL(9;[.H874:.H880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874:.K880])" office:value-type="float" office:value="0">
            <text:p>0</text:p>
          </table:table-cell>
          <table:table-cell table:style-name="ce173"/>
          <table:table-cell table:style-name="ce27" table:formula="of:=SUBTOTAL(9;[.M874:.M880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97.3">
            <text:p>3697,3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881]+[.F873]+[.F864]+[.F856]+[.F850]" office:value-type="float" office:value="873.9">
            <text:p>873,90</text:p>
          </table:table-cell>
          <table:table-cell table:style-name="ce85" table:formula="of:=[.G881]+[.G873]+[.G864]+[.G856]+[.G850]" office:value-type="float" office:value="627.8">
            <text:p>627,80</text:p>
          </table:table-cell>
          <table:table-cell table:style-name="ce103" table:formula="of:=[.H881]+[.H873]+[.H864]+[.H856]+[.H850]" office:value-type="float" office:value="32">
            <text:p>32</text:p>
          </table:table-cell>
          <table:table-cell table:style-name="ce122"/>
          <table:table-cell table:style-name="ce29"/>
          <table:table-cell table:style-name="ce29" table:formula="of:=[.K881]+[.K873]+[.K864]+[.K856]+[.K850]" office:value-type="float" office:value="5">
            <text:p>5</text:p>
          </table:table-cell>
          <table:table-cell table:style-name="ce174"/>
          <table:table-cell table:style-name="ce29" table:formula="of:=[.M881]+[.M873]+[.M864]+[.M856]+[.M850]" office:value-type="float" office:value="9">
            <text:p>9</text:p>
          </table:table-cell>
          <table:table-cell table:style-name="ce197" table:formula="of:=[.F882]/[.B882]*100" office:value-type="float" office:value="23.6361669326265">
            <text:p>23,64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21">
          <table:table-cell table:style-name="ce6" office:value-type="float" office:value="14">
            <text:p>14</text:p>
          </table:table-cell>
          <table:table-cell table:style-name="ce30" office:value-type="string">
            <text:p>ПИХТОВАЯ</text:p>
          </table:table-cell>
          <table:table-cell table:style-name="ce47" office:value-type="string">
            <text:p>74А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6" office:value-type="string">
            <text:p>принята в м/с Р150/01.02.2002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 -2</text:p>
          </table:table-cell>
          <table:table-cell table:style-name="ce28" office:value-type="float" office:value="1">
            <text:p>1</text:p>
          </table:table-cell>
          <table:table-cell table:style-name="ce68" office:value-type="string">
            <text:p>99а</text:p>
          </table:table-cell>
          <table:table-cell table:number-columns-repeated="2" table:style-name="ce82" office:value-type="float" office:value="36.5">
            <text:p>36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08-0606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11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.09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 office:value-type="string">
            <text:p><text:s/></text:p>
          </table:table-cell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style-name="ce82" office:value-type="float" office:value="38.6">
            <text:p>38,60</text:p>
          </table:table-cell>
          <table:table-cell table:style-name="ce82" office:value-type="float" office:value="31.4">
            <text:p>3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5">
            <text:p>9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.07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6а</text:p>
          </table:table-cell>
          <table:table-cell table:style-name="ce82" office:value-type="float" office:value="21.7">
            <text:p>21,70</text:p>
          </table:table-cell>
          <table:table-cell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74" office:value-type="float" office:value="98">
            <text:p>98</text:p>
          </table:table-cell>
          <table:table-cell table:number-columns-repeated="2"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24" office:value-type="string">
            <text:p>перевод в жп <text:s/>пост 1823-27062007. Проживают нелегельно! Срочно разобраться по данному адресу Акт заказали 14.08.14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8а</text:p>
          </table:table-cell>
          <table:table-cell table:number-columns-repeated="2" table:style-name="ce82" office:value-type="float" office:value="18.4">
            <text:p>18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89-20062008, акта и прое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style-name="ce82" office:value-type="float" office:value="17.6">
            <text:p>17,60</text:p>
          </table:table-cell>
          <table:table-cell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8,8 кв.м),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9">
            <text:p>109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0">
            <text:p>110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212-08062011, акт есть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1">
            <text:p>111</text:p>
          </table:table-cell>
          <table:table-cell table:number-columns-repeated="2" table:style-name="ce82" office:value-type="float" office:value="18.2">
            <text:p>18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413-2107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70,9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84:.F896])" office:value-type="float" office:value="221.5">
            <text:p>221,50</text:p>
          </table:table-cell>
          <table:table-cell table:style-name="ce83" table:formula="of:=SUM([.G884:.G896])" office:value-type="float" office:value="189">
            <text:p>189,00</text:p>
          </table:table-cell>
          <table:table-cell table:style-name="ce102" table:formula="of:=SUBTOTAL(9;[.H884:.H896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884:.K896])" office:value-type="float" office:value="5">
            <text:p>5</text:p>
          </table:table-cell>
          <table:table-cell table:style-name="ce173"/>
          <table:table-cell table:style-name="ce27" table:formula="of:=SUBTOTAL(9;[.M884:.M896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string">
            <text:p>1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">
            <text:p>6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(1)</text:p>
          </table:table-cell>
          <table:table-cell table:style-name="ce82" office:value-type="float" office:value="18.2">
            <text:p>18,20</text:p>
          </table:table-cell>
          <table:table-cell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">
            <text:p>9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1932 <text:s/>от 25.09.08.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">
            <text:p>10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">
            <text:p>2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к. 1-Приват 04.04.13, прив к.2/10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">
            <text:p>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в жп <text:s/>пост 3423-30112007, Приват 26.06.14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">
            <text:p>13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7(1)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3(1)</text:p>
          </table:table-cell>
          <table:table-cell table:number-columns-repeated="2"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898:.F908])" office:value-type="float" office:value="198.5">
            <text:p>198,50</text:p>
          </table:table-cell>
          <table:table-cell table:style-name="ce83" table:formula="of:=SUM([.G898:.G908])" office:value-type="float" office:value="175.1">
            <text:p>175,10</text:p>
          </table:table-cell>
          <table:table-cell table:style-name="ce102" table:formula="of:=SUBTOTAL(9;[.H898:.H908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898:.K908])" office:value-type="float" office:value="2">
            <text:p>2</text:p>
          </table:table-cell>
          <table:table-cell table:style-name="ce173"/>
          <table:table-cell table:style-name="ce27" table:formula="of:=SUBTOTAL(9;[.M898:.M908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24">
            <text:p>24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">
            <text:p>31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">
            <text:p>32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77-0102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3">
            <text:p>3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4">
            <text:p>3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.09.12</text:p>
          </table:table-cell>
          <table:table-cell table:style-name="ce147"/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6">
            <text:p>36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к. 1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7(2)</text:p>
          </table:table-cell>
          <table:table-cell table:number-columns-repeated="2"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9">
            <text:p>39</text:p>
          </table:table-cell>
          <table:table-cell table:number-columns-repeated="2"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464-22082007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">
            <text:p>4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9.05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3">
            <text:p>4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2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4">
            <text:p>44</text:p>
          </table:table-cell>
          <table:table-cell table:style-name="ce82" office:value-type="float" office:value="17">
            <text:p>17,0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6">
            <text:p>46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9">
            <text:p>49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.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10:.F924])" office:value-type="float" office:value="308.8">
            <text:p>308,80</text:p>
          </table:table-cell>
          <table:table-cell table:style-name="ce83" table:formula="of:=SUM([.G910:.G924])" office:value-type="float" office:value="252.3">
            <text:p>252,30</text:p>
          </table:table-cell>
          <table:table-cell table:style-name="ce102" table:formula="of:=SUBTOTAL(9;[.H910:.H924])" office:value-type="float" office:value="11">
            <text:p>11</text:p>
          </table:table-cell>
          <table:table-cell table:style-name="ce57"/>
          <table:table-cell table:style-name="ce27"/>
          <table:table-cell table:style-name="ce27" table:formula="of:=SUBTOTAL(9;[.K910:.K924])" office:value-type="float" office:value="2">
            <text:p>2</text:p>
          </table:table-cell>
          <table:table-cell table:style-name="ce173"/>
          <table:table-cell table:style-name="ce27" table:formula="of:=SUBTOTAL(9;[.M910:.M924])" office:value-type="float" office:value="5">
            <text:p>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50">
            <text:p>50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">
            <text:p>51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9.2">
            <text:p>2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">
            <text:p>5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13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3(2)</text:p>
          </table:table-cell>
          <table:table-cell table:number-columns-repeated="2"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п. 55</text:p>
          </table:table-cell>
          <table:table-cell table:number-columns-repeated="2" table:style-name="ce82" office:value-type="float" office:value="17.4">
            <text:p>17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№ 2465 от 22.08.07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2">
            <text:p>62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9(2)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2">
            <text:p>6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в жп <text:s/>пост 1427-21082009 прив 28.04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3(1)</text:p>
          </table:table-cell>
          <table:table-cell table:style-name="ce82" office:value-type="float" office:value="18.4">
            <text:p>18,40</text:p>
          </table:table-cell>
          <table:table-cell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6(2)</text:p>
          </table:table-cell>
          <table:table-cell table:number-columns-repeated="2"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8(1)</text:p>
          </table:table-cell>
          <table:table-cell table:number-columns-repeated="2" table:style-name="ce82" office:value-type="float" office:value="18">
            <text:p>1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9(1)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7(1)</text:p>
          </table:table-cell>
          <table:table-cell table:style-name="ce82" office:value-type="float" office:value="18.3">
            <text:p>18,30</text:p>
          </table:table-cell>
          <table:table-cell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9(1)</text:p>
          </table:table-cell>
          <table:table-cell table:style-name="ce82" office:value-type="float" office:value="18">
            <text:p>18,00</text:p>
          </table:table-cell>
          <table:table-cell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7">
            <text:p>6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26:.F940])" office:value-type="float" office:value="227">
            <text:p>227,00</text:p>
          </table:table-cell>
          <table:table-cell table:style-name="ce83" table:formula="of:=SUM([.G926:.G940])" office:value-type="float" office:value="210.4">
            <text:p>210,40</text:p>
          </table:table-cell>
          <table:table-cell table:style-name="ce102" table:formula="of:=SUBTOTAL(9;[.H926:.H940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926:.K940])" office:value-type="float" office:value="2">
            <text:p>2</text:p>
          </table:table-cell>
          <table:table-cell table:style-name="ce173"/>
          <table:table-cell table:style-name="ce27" table:formula="of:=SUBTOTAL(9;[.M926:.M940])" office:value-type="float" office:value="5">
            <text:p>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string">
            <text:p>72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3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4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5(1)</text:p>
          </table:table-cell>
          <table:table-cell table:style-name="ce82" office:value-type="float" office:value="17.9">
            <text:p>17,9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7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 office:value-type="string">
            <text:p>с (к.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8">
            <text:p>7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412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">
            <text:p>8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1.09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5">
            <text:p>85</text:p>
          </table:table-cell>
          <table:table-cell table:number-columns-repeated="2" table:style-name="ce82" office:value-type="float" office:value="17.3">
            <text:p>17,30</text:p>
          </table:table-cell>
          <table:table-cell table:style-name="ce101" office:value-type="float" office:value="1">
            <text:p>1</text:p>
          </table:table-cell>
          <table:table-cell table:style-name="ce128" office:value-type="string">
            <text:p>нежилое помещени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8(2)</text:p>
          </table:table-cell>
          <table:table-cell table:style-name="ce82" office:value-type="float" office:value="11.2">
            <text:p>11,2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9(2)</text:p>
          </table:table-cell>
          <table:table-cell table:style-name="ce82" office:value-type="float" office:value="11.1">
            <text:p>11,1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">
            <text:p>91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2(2)</text:p>
          </table:table-cell>
          <table:table-cell table:style-name="ce82" office:value-type="float" office:value="11.5">
            <text:p>11,5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42:.F953])" office:value-type="float" office:value="139">
            <text:p>139,00</text:p>
          </table:table-cell>
          <table:table-cell table:style-name="ce83" table:formula="of:=SUM([.G942:.G953])" office:value-type="float" office:value="128">
            <text:p>128,00</text:p>
          </table:table-cell>
          <table:table-cell table:style-name="ce102" table:formula="of:=SUBTOTAL(9;[.H942:.H953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942:.K953])" office:value-type="float" office:value="0">
            <text:p>0</text:p>
          </table:table-cell>
          <table:table-cell table:style-name="ce173"/>
          <table:table-cell table:style-name="ce27" table:formula="of:=SUBTOTAL(9;[.M942:.M953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92.4">
            <text:p>3692,4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954]+[.F941]+[.F925]+[.F909]+[.F897]" office:value-type="float" office:value="1094.8">
            <text:p>1 094,80</text:p>
          </table:table-cell>
          <table:table-cell table:style-name="ce85" table:formula="of:=[.G954]+[.G941]+[.G925]+[.G909]+[.G897]" office:value-type="float" office:value="954.8">
            <text:p>954,80</text:p>
          </table:table-cell>
          <table:table-cell table:style-name="ce103" table:formula="of:=[.H954]+[.H941]+[.H925]+[.H909]+[.H897]" office:value-type="float" office:value="50">
            <text:p>50</text:p>
          </table:table-cell>
          <table:table-cell table:style-name="ce122"/>
          <table:table-cell table:style-name="ce29"/>
          <table:table-cell table:style-name="ce29" table:formula="of:=[.K954]+[.K941]+[.K925]+[.K909]+[.K897]" office:value-type="float" office:value="11">
            <text:p>11</text:p>
          </table:table-cell>
          <table:table-cell table:style-name="ce174"/>
          <table:table-cell table:style-name="ce29" table:formula="of:=[.M954]+[.M941]+[.M925]+[.M909]+[.M897]" office:value-type="float" office:value="18">
            <text:p>18</text:p>
          </table:table-cell>
          <table:table-cell table:style-name="ce197" table:formula="of:=[.F955]/[.B955]*100" office:value-type="float" office:value="29.6500920810313">
            <text:p>29,65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15">
            <text:p>15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73">
            <text:p>73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style-name="ce150" office:value-type="string">
            <text:p><text:s/></text:p>
          </table:table-cell>
          <table:table-cell table:style-name="ce140" office:value-type="string">
            <text:p><text:s/></text:p>
          </table:table-cell>
          <table:table-cell table:style-name="ce170"/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жилое, перевод, акт от 05.02.2010, квартира прив 10.04.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11"/>
          <table:table-cell table:style-name="ce28"/>
          <table:table-cell table:style-name="ce7"/>
          <table:table-cell table:style-name="ce28"/>
          <table:table-cell table:style-name="ce68" office:value-type="float" office:value="2">
            <text:p>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постановл 2300 от 28.11.2008, акт 06.06.2009, прив 22.05.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">
            <text:p>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9.9">
            <text:p>29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671-17042008-перевод из нежилого в жилое 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">
            <text:p>15</text:p>
          </table:table-cell>
          <table:table-cell table:style-name="ce82" office:value-type="float" office:value="36.6">
            <text:p>36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. 1967 от 06.10.2008, акта нет, реш.суда от 19.08.13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">
            <text:p>17</text:p>
          </table:table-cell>
          <table:table-cell table:style-name="ce82" office:value-type="float" office:value="17.7">
            <text:p>17,70</text:p>
          </table:table-cell>
          <table:table-cell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">
            <text:p>19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ановл 722 от 21.04.2008, а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ановл 2172 от 10.11.2008, акта нет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4">
            <text:p>2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36,0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57:.F964])" office:value-type="float" office:value="160.7">
            <text:p>160,70</text:p>
          </table:table-cell>
          <table:table-cell table:style-name="ce83" table:formula="of:=SUM([.G957:.G964])" office:value-type="float" office:value="99.5">
            <text:p>99,50</text:p>
          </table:table-cell>
          <table:table-cell table:style-name="ce102" table:formula="of:=SUBTOTAL(9;[.H957:.H964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957:.K965])" office:value-type="float" office:value="2">
            <text:p>2</text:p>
          </table:table-cell>
          <table:table-cell table:style-name="ce173"/>
          <table:table-cell table:style-name="ce27" table:formula="of:=SUBTOTAL(9;[.M957:.M964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5">
            <text:p>25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7">
            <text:p>27</text:p>
          </table:table-cell>
          <table:table-cell table:number-columns-repeated="2"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. 2342 от 03.12.2008, а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9(2)</text:p>
          </table:table-cell>
          <table:table-cell table:number-columns-repeated="2"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">
            <text:p>3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10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5">
            <text:p>35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">
            <text:p>40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6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">
            <text:p>42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4">
            <text:p>4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постановл 2343 от 03.12.2008, акта нет <text:s/>прив 11.09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5">
            <text:p>45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67:.F977])" office:value-type="float" office:value="241.8">
            <text:p>241,80</text:p>
          </table:table-cell>
          <table:table-cell table:style-name="ce83" table:formula="of:=SUM([.G967:.G977])" office:value-type="float" office:value="196">
            <text:p>196,00</text:p>
          </table:table-cell>
          <table:table-cell table:style-name="ce102" table:formula="of:=SUBTOTAL(9;[.H967:.H977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967:.K977])" office:value-type="float" office:value="1">
            <text:p>1</text:p>
          </table:table-cell>
          <table:table-cell table:style-name="ce173"/>
          <table:table-cell table:style-name="ce27" table:formula="of:=SUBTOTAL(9;[.M967:.M977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48">
            <text:p>48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">
            <text:p>50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 3424 от 30.11.2007, акта нет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(1)</text:p>
          </table:table-cell>
          <table:table-cell table:style-name="ce82" office:value-type="float" office:value="18.1">
            <text:p>18,10</text:p>
          </table:table-cell>
          <table:table-cell table:style-name="ce82" office:value-type="float" office:value="17">
            <text:p>17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3">
            <text:p>53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4">
            <text:p>54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5">
            <text:p>5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9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7(7)</text:p>
          </table:table-cell>
          <table:table-cell table:style-name="ce82" office:value-type="float" office:value="17.9">
            <text:p>17,9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">
            <text:p>6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">
            <text:p>61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4">
            <text:p>64</text:p>
          </table:table-cell>
          <table:table-cell table:style-name="ce82" office:value-type="float" office:value="35">
            <text:p>35,00</text:p>
          </table:table-cell>
          <table:table-cell table:style-name="ce82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6">
            <text:p>6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8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7">
            <text:p>67</text:p>
          </table:table-cell>
          <table:table-cell table:number-columns-repeated="2" table:style-name="ce82" office:value-type="float" office:value="17.9">
            <text:p>17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ановл 2242 от 26.11.2008, а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79:.F990])" office:value-type="float" office:value="248.2">
            <text:p>248,20</text:p>
          </table:table-cell>
          <table:table-cell table:style-name="ce83" table:formula="of:=SUM([.G979:.G990])" office:value-type="float" office:value="207.6">
            <text:p>207,60</text:p>
          </table:table-cell>
          <table:table-cell table:style-name="ce102" table:formula="of:=SUBTOTAL(9;[.H979:.H990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979:.K990])" office:value-type="float" office:value="1">
            <text:p>1</text:p>
          </table:table-cell>
          <table:table-cell table:style-name="ce173"/>
          <table:table-cell table:style-name="ce27" table:formula="of:=SUBTOTAL(9;[.M979:.M990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1">
            <text:p>71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3">
            <text:p>73</text:p>
          </table:table-cell>
          <table:table-cell table:number-columns-repeated="2"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ановл 2299 от 28.12.2008, а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">
            <text:p>80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7(1)</text:p>
          </table:table-cell>
          <table:table-cell table:style-name="ce82" office:value-type="float" office:value="17.8">
            <text:p>17,80</text:p>
          </table:table-cell>
          <table:table-cell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 комн 2-13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">
            <text:p>90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постановл 1403 от 17.07.2008, акта нет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92:.F997])" office:value-type="float" office:value="124.3">
            <text:p>124,30</text:p>
          </table:table-cell>
          <table:table-cell table:style-name="ce83" table:formula="of:=SUM([.G992:.G997])" office:value-type="float" office:value="107.9">
            <text:p>107,90</text:p>
          </table:table-cell>
          <table:table-cell table:style-name="ce102" table:formula="of:=SUBTOTAL(9;[.H992:.H997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992:.K997])" office:value-type="float" office:value="1">
            <text:p>1</text:p>
          </table:table-cell>
          <table:table-cell table:style-name="ce173"/>
          <table:table-cell table:style-name="ce27" table:formula="of:=SUBTOTAL(9;[.M992:.M997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94">
            <text:p>94</text:p>
          </table:table-cell>
          <table:table-cell table:style-name="ce82" office:value-type="float" office:value="36">
            <text:p>36,0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string">
            <text:p><text:s/></text:p>
          </table:table-cell>
          <table:table-cell table:style-name="ce70" office:value-type="float" office:value="96">
            <text:p>9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еревод постановл 2344 от 03.12.2008, акта нет, прив 23.07.14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7">
            <text:p>97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8">
            <text:p>9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26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style-name="ce82" office:value-type="float" office:value="35.9">
            <text:p>35,9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style-name="ce82" office:value-type="float" office:value="36.1">
            <text:p>36,1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4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number-columns-repeated="2" table:style-name="ce82" office:value-type="float" office:value="17.6">
            <text:p>17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ановл 2461 от 18.12.2008, акта нет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6">
            <text:p>1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999:.F1009])" office:value-type="float" office:value="231.6">
            <text:p>231,60</text:p>
          </table:table-cell>
          <table:table-cell table:style-name="ce83" table:formula="of:=SUM([.G999:.G1009])" office:value-type="float" office:value="185.8">
            <text:p>185,80</text:p>
          </table:table-cell>
          <table:table-cell table:style-name="ce102" table:formula="of:=SUBTOTAL(9;[.H999:.H1009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999:.K1009])" office:value-type="float" office:value="1">
            <text:p>1</text:p>
          </table:table-cell>
          <table:table-cell table:style-name="ce173"/>
          <table:table-cell table:style-name="ce27" table:formula="of:=SUBTOTAL(9;[.M999:.M1009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272.1">
            <text:p>3272,1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010]+[.F998]+[.F991]+[.F978]+[.F966]" office:value-type="float" office:value="1006.6">
            <text:p>1 006,60</text:p>
          </table:table-cell>
          <table:table-cell table:style-name="ce85" table:formula="of:=[.G1010]+[.G998]+[.G991]+[.G978]+[.G966]" office:value-type="float" office:value="796.8">
            <text:p>796,80</text:p>
          </table:table-cell>
          <table:table-cell table:style-name="ce103" table:formula="of:=[.H1010]+[.H998]+[.H991]+[.H978]+[.H966]" office:value-type="float" office:value="34">
            <text:p>34</text:p>
          </table:table-cell>
          <table:table-cell table:style-name="ce122"/>
          <table:table-cell table:style-name="ce29"/>
          <table:table-cell table:style-name="ce29" table:formula="of:=[.K1010]+[.K998]+[.K991]+[.K978]+[.K966]" office:value-type="float" office:value="6">
            <text:p>6</text:p>
          </table:table-cell>
          <table:table-cell table:style-name="ce174"/>
          <table:table-cell table:style-name="ce29" table:formula="of:=[.M1010]+[.M998]+[.M991]+[.M978]+[.M966]" office:value-type="float" office:value="0">
            <text:p>0</text:p>
          </table:table-cell>
          <table:table-cell table:style-name="ce197" table:formula="of:=[.F1011]/[.B1011]*100" office:value-type="float" office:value="30.7631184865988">
            <text:p>30,76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8">
          <table:table-cell table:style-name="ce6" office:value-type="float" office:value="16">
            <text:p>16</text:p>
          </table:table-cell>
          <table:table-cell table:style-name="ce30" office:value-type="string">
            <text:p>ЕНИСЕЙСКАЯ</text:p>
          </table:table-cell>
          <table:table-cell table:style-name="ce47" office:value-type="string">
            <text:p>64А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6" office:value-type="string">
            <text:p>дом принят в м/с 18.04.2000 (Р122)</text:p>
          </table:table-cell>
          <table:table-cell table:style-name="ce144"/>
          <table:table-cell table:style-name="ce144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8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97">
            <text:p>97</text:p>
          </table:table-cell>
          <table:table-cell table:style-name="ce82" office:value-type="float" office:value="18.2">
            <text:p>18,20</text:p>
          </table:table-cell>
          <table:table-cell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11"/>
          <table:table-cell table:style-name="ce28"/>
          <table:table-cell table:style-name="ce7"/>
          <table:table-cell table:style-name="ce28"/>
          <table:table-cell table:style-name="ce68" office:value-type="float" office:value="105">
            <text:p>105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11"/>
          <table:table-cell table:style-name="ce28"/>
          <table:table-cell table:style-name="ce7"/>
          <table:table-cell table:style-name="ce28"/>
          <table:table-cell table:style-name="ce68" office:value-type="float" office:value="93">
            <text:p>9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29" office:value-type="string">
            <text:p>Р932/180614/вкл, <text:s/>прив 14.07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5">
            <text:p>95</text:p>
          </table:table-cell>
          <table:table-cell table:style-name="ce82" office:value-type="float" office:value="17.7">
            <text:p>17,70</text:p>
          </table:table-cell>
          <table:table-cell table:style-name="ce82" office:value-type="float" office:value="12.3">
            <text:p>12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608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6">
            <text:p>116</text:p>
          </table:table-cell>
          <table:table-cell table:style-name="ce82" office:value-type="float" office:value="36.4">
            <text:p>36,40</text:p>
          </table:table-cell>
          <table:table-cell table:style-name="ce82" office:value-type="float" office:value="16.6">
            <text:p>16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7">
            <text:p>117</text:p>
          </table:table-cell>
          <table:table-cell table:style-name="ce82" office:value-type="float" office:value="33.7">
            <text:p>33,70</text:p>
          </table:table-cell>
          <table:table-cell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3">
            <text:p>1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103=102А приватиз.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5">
            <text:p>115</text:p>
          </table:table-cell>
          <table:table-cell table:style-name="ce82" office:value-type="float" office:value="73.3">
            <text:p>73,30</text:p>
          </table:table-cell>
          <table:table-cell table:style-name="ce82" office:value-type="float" office:value="56.4">
            <text:p>56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4">
            <text:p>11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style-name="ce82" office:value-type="float" office:value="36.4">
            <text:p>36,4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number-columns-repeated="2" table:style-name="ce82" office:value-type="float" office:value="19">
            <text:p>1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59"/>
          <table:table-cell table:style-name="ce68" office:value-type="float" office:value="98">
            <text:p>98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39"/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9">
            <text:p>99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number-columns-repeated="2" table:style-name="ce82" office:value-type="float" office:value="18.9">
            <text:p>1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13:.F1027])" office:value-type="float" office:value="359">
            <text:p>359,00</text:p>
          </table:table-cell>
          <table:table-cell table:style-name="ce83" table:formula="of:=SUM([.G1013:.G1027])" office:value-type="float" office:value="267.5">
            <text:p>267,50</text:p>
          </table:table-cell>
          <table:table-cell table:style-name="ce102" table:formula="of:=SUBTOTAL(9;[.H1013:.H1027])" office:value-type="float" office:value="12">
            <text:p>12</text:p>
          </table:table-cell>
          <table:table-cell table:style-name="ce57"/>
          <table:table-cell table:style-name="ce27"/>
          <table:table-cell table:style-name="ce27" table:formula="of:=SUBTOTAL(9;[.K1013:.K1027])" office:value-type="float" office:value="0">
            <text:p>0</text:p>
          </table:table-cell>
          <table:table-cell table:style-name="ce173"/>
          <table:table-cell table:style-name="ce27" table:formula="of:=SUBTOTAL(9;[.M1013:.M1027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string">
            <text:p>1(1) </text:p>
          </table:table-cell>
          <table:table-cell table:style-name="ce82" office:value-type="float" office:value="11.4">
            <text:p>11,4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65" office:value-type="string">
            <text:p>1(1) <text:span text:style-name="T5">=1А</text:span></text:p>
          </table:table-cell>
          <table:table-cell table:style-name="ce142" table:number-columns-repeated="2"/>
          <table:table-cell table:style-name="ce172" office:value-type="string">
            <text:p>с (к. А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">
            <text:p>7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">
            <text:p>11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7.7">
            <text:p>2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">
            <text:p>12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">
            <text:p>13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1.5">
            <text:p>11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Умерший 23.08.2013-по данным БКС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">
            <text:p>16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.6">
            <text:p>2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style-name="ce82" office:value-type="float" office:value="16.3">
            <text:p>16,30</text:p>
          </table:table-cell>
          <table:table-cell table:style-name="ce82" office:value-type="float" office:value="10.1">
            <text:p>1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29:.F1037])" office:value-type="float" office:value="256.7">
            <text:p>256,70</text:p>
          </table:table-cell>
          <table:table-cell table:style-name="ce83" table:formula="of:=SUM([.G1029:.G1037])" office:value-type="float" office:value="201.4">
            <text:p>201,40</text:p>
          </table:table-cell>
          <table:table-cell table:style-name="ce102" table:formula="of:=SUBTOTAL(9;[.H1029:.H1037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1029:.K1037])" office:value-type="float" office:value="1">
            <text:p>1</text:p>
          </table:table-cell>
          <table:table-cell table:style-name="ce173"/>
          <table:table-cell table:style-name="ce27" table:formula="of:=SUBTOTAL(9;[.M1029:.M1037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24">
            <text:p>24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7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8">
            <text:p>2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19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9">
            <text:p>29</text:p>
          </table:table-cell>
          <table:table-cell table:style-name="ce82" office:value-type="float" office:value="34.2">
            <text:p>34,20</text:p>
          </table:table-cell>
          <table:table-cell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">
            <text:p>30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">
            <text:p>31</text:p>
          </table:table-cell>
          <table:table-cell table:style-name="ce82" office:value-type="float" office:value="17.4">
            <text:p>17,40</text:p>
          </table:table-cell>
          <table:table-cell table:style-name="ce82" office:value-type="float" office:value="11.5">
            <text:p>11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">
            <text:p>3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8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3">
            <text:p>33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9(1)</text:p>
          </table:table-cell>
          <table:table-cell table:number-columns-repeated="2"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А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">
            <text:p>42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 1410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3">
            <text:p>43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19.1">
            <text:p>1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4">
            <text:p>4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А.Б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5">
            <text:p>45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6">
            <text:p>4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6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39:.F1053])" office:value-type="float" office:value="344.8">
            <text:p>344,80</text:p>
          </table:table-cell>
          <table:table-cell table:style-name="ce83" table:formula="of:=SUM([.G1039:.G1053])" office:value-type="float" office:value="272.8">
            <text:p>272,80</text:p>
          </table:table-cell>
          <table:table-cell table:style-name="ce102" table:formula="of:=SUBTOTAL(9;[.H1039:.H1053])" office:value-type="float" office:value="11">
            <text:p>11</text:p>
          </table:table-cell>
          <table:table-cell table:style-name="ce57"/>
          <table:table-cell table:style-name="ce27"/>
          <table:table-cell table:style-name="ce27" table:formula="of:=SUBTOTAL(9;[.K1039:.K1053])" office:value-type="float" office:value="0">
            <text:p>0</text:p>
          </table:table-cell>
          <table:table-cell table:style-name="ce173"/>
          <table:table-cell table:style-name="ce27" table:formula="of:=SUBTOTAL(9;[.M1039:.M1053])" office:value-type="float" office:value="6">
            <text:p>6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8">
            <text:p>48</text:p>
          </table:table-cell>
          <table:table-cell table:style-name="ce82" office:value-type="float" office:value="34.6">
            <text:p>34,60</text:p>
          </table:table-cell>
          <table:table-cell table:style-name="ce82" office:value-type="float" office:value="28.3">
            <text:p>28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9">
            <text:p>49</text:p>
          </table:table-cell>
          <table:table-cell table:style-name="ce82" office:value-type="float" office:value="16.8">
            <text:p>16,80</text:p>
          </table:table-cell>
          <table:table-cell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">
            <text:p>5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3">
            <text:p>5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4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5">
            <text:p>5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1706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6">
            <text:p>56</text:p>
          </table:table-cell>
          <table:table-cell table:style-name="ce82" office:value-type="float" office:value="35.8">
            <text:p>35,8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7">
            <text:p>57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8">
            <text:p>58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30">
            <text:p>30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9">
            <text:p>59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">
            <text:p>61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,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4">
            <text:p>64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64А=к.3 (17,8м2)</text:p>
          </table:table-cell>
          <table:table-cell table:style-name="ce142" table:number-columns-repeated="2"/>
          <table:table-cell table:style-name="ce172" office:value-type="string">
            <text:p>с (к. Б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5">
            <text:p>6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6.02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6">
            <text:p>6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8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7">
            <text:p>6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55:.F1068])" office:value-type="float" office:value="263.7">
            <text:p>263,70</text:p>
          </table:table-cell>
          <table:table-cell table:style-name="ce83" table:formula="of:=SUM([.G1055:.G1068])" office:value-type="float" office:value="212.4">
            <text:p>212,40</text:p>
          </table:table-cell>
          <table:table-cell table:style-name="ce102" table:formula="of:=SUBTOTAL(9;[.H1055:.H1068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1055:.K1068])" office:value-type="float" office:value="0">
            <text:p>0</text:p>
          </table:table-cell>
          <table:table-cell table:style-name="ce173"/>
          <table:table-cell table:style-name="ce27" table:formula="of:=SUBTOTAL(9;[.M1055:.M1068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70">
            <text:p>70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1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27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4">
            <text:p>74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9.1">
            <text:p>2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8(1)</text:p>
          </table:table-cell>
          <table:table-cell table:number-columns-repeated="2" table:style-name="ce82" office:value-type="float" office:value="18.4">
            <text:p>1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9">
            <text:p>79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.2">
            <text:p>2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406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">
            <text:p>81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4">
            <text:p>84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8">
            <text:p>27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8(1)</text:p>
          </table:table-cell>
          <table:table-cell table:number-columns-repeated="2"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9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27.03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">
            <text:p>90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А,Б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">
            <text:p>9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8.08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70:.F1081])" office:value-type="float" office:value="248.3">
            <text:p>248,30</text:p>
          </table:table-cell>
          <table:table-cell table:style-name="ce83" table:formula="of:=SUM([.G1070:.G1081])" office:value-type="float" office:value="208.2">
            <text:p>208,20</text:p>
          </table:table-cell>
          <table:table-cell table:style-name="ce102" table:formula="of:=SUBTOTAL(9;[.H1070:.H1081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1070:.K1081])" office:value-type="float" office:value="0">
            <text:p>0</text:p>
          </table:table-cell>
          <table:table-cell table:style-name="ce173"/>
          <table:table-cell table:style-name="ce27" table:formula="of:=SUBTOTAL(9;[.M1070:.M1081])" office:value-type="float" office:value="5">
            <text:p>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39.3">
            <text:p>3639,3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082]+[.F1069]+[.F1054]+[.F1038]+[.F1028]" office:value-type="float" office:value="1472.5">
            <text:p>1 472,50</text:p>
          </table:table-cell>
          <table:table-cell table:style-name="ce85" table:formula="of:=[.G1082]+[.G1069]+[.G1054]+[.G1038]+[.G1028]" office:value-type="float" office:value="1162.3">
            <text:p>1 162,30</text:p>
          </table:table-cell>
          <table:table-cell table:style-name="ce85" table:formula="of:=[.H1082]+[.H1069]+[.H1054]+[.H1038]+[.H1028]" office:value-type="float" office:value="48">
            <text:p>48,00</text:p>
          </table:table-cell>
          <table:table-cell table:style-name="ce122"/>
          <table:table-cell table:style-name="ce29"/>
          <table:table-cell table:style-name="ce29" table:formula="of:=[.K1082]+[.K1069]+[.K1054]+[.K1038]+[.K1028]" office:value-type="float" office:value="1">
            <text:p>1</text:p>
          </table:table-cell>
          <table:table-cell table:style-name="ce174"/>
          <table:table-cell table:style-name="ce29" table:formula="of:=[.M1082]+[.M1069]+[.M1054]+[.M1038]+[.M1028]" office:value-type="float" office:value="22">
            <text:p>22</text:p>
          </table:table-cell>
          <table:table-cell table:style-name="ce197" table:formula="of:=[.F1083]/[.B1083]*100" office:value-type="float" office:value="40.4610776797736">
            <text:p>40,46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20">
          <table:table-cell table:style-name="ce6" office:value-type="float" office:value="17">
            <text:p>17</text:p>
          </table:table-cell>
          <table:table-cell table:style-name="ce30" office:value-type="string">
            <text:p>СТУДЕНЧЕСКАЯ</text:p>
          </table:table-cell>
          <table:table-cell table:style-name="ce47" office:value-type="float" office:value="12">
            <text:p>12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number-columns-repeated="2" table:style-name="ce144" office:value-type="string">
            <text:p><text:s/></text:p>
          </table:table-cell>
          <table:table-cell table:style-name="ce175" office:value-type="string">
            <text:p><text:s/></text:p>
          </table:table-cell>
          <table:table-cell table:style-name="ce144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7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00">
            <text:p>100</text:p>
          </table:table-cell>
          <table:table-cell table:style-name="ce82" office:value-type="float" office:value="17.9">
            <text:p>17,9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8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1">
            <text:p>101</text:p>
          </table:table-cell>
          <table:table-cell table:style-name="ce82" office:value-type="float" office:value="34.3">
            <text:p>34,30</text:p>
          </table:table-cell>
          <table:table-cell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1">
            <text:p>121</text:p>
          </table:table-cell>
          <table:table-cell table:style-name="ce82" office:value-type="float" office:value="18.6">
            <text:p>18,6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2">
            <text:p>122</text:p>
          </table:table-cell>
          <table:table-cell table:style-name="ce82" office:value-type="float" office:value="18.5">
            <text:p>18,5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1">
            <text:p>111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3">
            <text:p>123</text:p>
          </table:table-cell>
          <table:table-cell table:style-name="ce82" office:value-type="float" office:value="18.5">
            <text:p>18,5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3">
            <text:p>113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4">
            <text:p>124</text:p>
          </table:table-cell>
          <table:table-cell table:style-name="ce82" office:value-type="float" office:value="37">
            <text:p>37,0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№ 2124 от 01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5">
            <text:p>125</text:p>
          </table:table-cell>
          <table:table-cell table:style-name="ce82" office:value-type="float" office:value="18.1">
            <text:p>18,1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6">
            <text:p>126</text:p>
          </table:table-cell>
          <table:table-cell table:style-name="ce82" office:value-type="float" office:value="18">
            <text:p>18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7">
            <text:p>127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0">
            <text:p>1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008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8">
            <text:p>12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1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9">
            <text:p>129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3">
            <text:p>29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965 от 06.10.08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085:.F1099])" office:value-type="float" office:value="321.4">
            <text:p>321,40</text:p>
          </table:table-cell>
          <table:table-cell table:style-name="ce83" table:formula="of:=SUM([.G1085:.G1099])" office:value-type="float" office:value="117.2">
            <text:p>117,20</text:p>
          </table:table-cell>
          <table:table-cell table:style-name="ce102" table:formula="of:=SUBTOTAL(9;[.H1085:.H1099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085:.K1099])" office:value-type="float" office:value="1">
            <text:p>1</text:p>
          </table:table-cell>
          <table:table-cell table:style-name="ce173"/>
          <table:table-cell table:style-name="ce27" table:formula="of:=SUBTOTAL(9;[.M1085:.M1099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10">
            <text:p>210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0">
            <text:p>200</text:p>
          </table:table-cell>
          <table:table-cell table:style-name="ce82" office:value-type="float" office:value="17">
            <text:p>17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4">
            <text:p>2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5">
            <text:p>20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9(2)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2">
            <text:p>212</text:p>
          </table:table-cell>
          <table:table-cell table:style-name="ce82" office:value-type="float" office:value="34.9">
            <text:p>34,9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3">
            <text:p>21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0.04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9">
            <text:p>219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0">
            <text:p>220</text:p>
          </table:table-cell>
          <table:table-cell table:style-name="ce82" office:value-type="float" office:value="34.6">
            <text:p>34,60</text:p>
          </table:table-cell>
          <table:table-cell table:style-name="ce82" office:value-type="float" office:value="28.9">
            <text:p>28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2">
            <text:p>222</text:p>
          </table:table-cell>
          <table:table-cell table:style-name="ce82" office:value-type="float" office:value="17">
            <text:p>17,0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4">
            <text:p>214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01:.F1111])" office:value-type="float" office:value="256.6">
            <text:p>256,60</text:p>
          </table:table-cell>
          <table:table-cell table:style-name="ce83" table:formula="of:=SUM([.G1101:.G1111])" office:value-type="float" office:value="184.2">
            <text:p>184,20</text:p>
          </table:table-cell>
          <table:table-cell table:style-name="ce102" table:formula="of:=SUBTOTAL(9;[.H1101:.H1111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101:.K1111])" office:value-type="float" office:value="0">
            <text:p>0</text:p>
          </table:table-cell>
          <table:table-cell table:style-name="ce173"/>
          <table:table-cell table:style-name="ce27" table:formula="of:=SUBTOTAL(9;[.M1101:.M1111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0">
            <text:p>300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6">
            <text:p>306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8.6">
            <text:p>28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1">
            <text:p>3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1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2">
            <text:p>312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4">
            <text:p>314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5">
            <text:p>315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6">
            <text:p>316</text:p>
          </table:table-cell>
          <table:table-cell table:style-name="ce82" office:value-type="float" office:value="35.2">
            <text:p>35,2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2">
            <text:p>322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21(1)</text:p>
          </table:table-cell>
          <table:table-cell table:style-name="ce82" office:value-type="float" office:value="23.4">
            <text:p>23,40</text:p>
          </table:table-cell>
          <table:table-cell table:style-name="ce82" office:value-type="float" office:value="15.7">
            <text:p>15,7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2 прив 130613. Площадь указана как к.1+вспом.площади</text:p>
          </table:table-cell>
          <table:table-cell table:style-name="ce142" table:number-columns-repeated="2"/>
          <table:table-cell table:style-name="ce172" office:value-type="string">
            <text:p>с(к 1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0">
            <text:p>320</text:p>
          </table:table-cell>
          <table:table-cell table:style-name="ce82" office:value-type="float" office:value="33.9">
            <text:p>33,90</text:p>
          </table:table-cell>
          <table:table-cell table:style-name="ce82" office:value-type="float" office:value="28.2">
            <text:p>2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13:.F1122])" office:value-type="float" office:value="268">
            <text:p>268,00</text:p>
          </table:table-cell>
          <table:table-cell table:style-name="ce83" table:formula="of:=SUM([.G1113:.G1122])" office:value-type="float" office:value="205.1">
            <text:p>205,10</text:p>
          </table:table-cell>
          <table:table-cell table:style-name="ce102" table:formula="of:=SUBTOTAL(9;[.H1113:.H1122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1113:.K1122])" office:value-type="float" office:value="0">
            <text:p>0</text:p>
          </table:table-cell>
          <table:table-cell table:style-name="ce173"/>
          <table:table-cell table:style-name="ce27" table:formula="of:=SUBTOTAL(9;[.M1113:.M1122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8">
            <text:p>408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0">
            <text:p>400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4">
            <text:p>40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.4">
            <text:p>28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1">
            <text:p>4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3">
            <text:p>403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5">
            <text:p>405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9">
            <text:p>409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5">
            <text:p>415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8.8">
            <text:p>28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1">
            <text:p>42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9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2">
            <text:p>422</text:p>
          </table:table-cell>
          <table:table-cell table:style-name="ce82" office:value-type="float" office:value="17.1">
            <text:p>17,1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6">
            <text:p>4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8.08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24:.F1134])" office:value-type="float" office:value="246.5">
            <text:p>246,50</text:p>
          </table:table-cell>
          <table:table-cell table:style-name="ce83" table:formula="of:=SUM([.G1124:.G1134])" office:value-type="float" office:value="175.1">
            <text:p>175,10</text:p>
          </table:table-cell>
          <table:table-cell table:style-name="ce102" table:formula="of:=SUBTOTAL(9;[.H1124:.H1134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124:.K1134])" office:value-type="float" office:value="0">
            <text:p>0</text:p>
          </table:table-cell>
          <table:table-cell table:style-name="ce173"/>
          <table:table-cell table:style-name="ce27" table:formula="of:=SUBTOTAL(9;[.M1124:.M1134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8">
            <text:p>5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 office:value-type="string">
            <text:p><text:s/></text:p>
          </table:table-cell>
          <table:table-cell table:style-name="ce21" office:value-type="string">
            <text:p>Приват 29.10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7">
            <text:p>507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0">
            <text:p>500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3">
            <text:p>5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6.07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4">
            <text:p>514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13(2)</text:p>
          </table:table-cell>
          <table:table-cell table:number-columns-repeated="2"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5">
            <text:p>51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5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6">
            <text:p>5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0107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7">
            <text:p>517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8">
            <text:p>518</text:p>
          </table:table-cell>
          <table:table-cell table:style-name="ce82" office:value-type="float" office:value="34.8">
            <text:p>34,8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9">
            <text:p>519</text:p>
          </table:table-cell>
          <table:table-cell table:style-name="ce82" office:value-type="float" office:value="35.1">
            <text:p>35,10</text:p>
          </table:table-cell>
          <table:table-cell table:style-name="ce82" office:value-type="float" office:value="29.4">
            <text:p>29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0">
            <text:p>520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Филиппов В.В. умер февраль 2014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1">
            <text:p>521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2">
            <text:p>522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4(1)</text:p>
          </table:table-cell>
          <table:table-cell table:number-columns-repeated="2"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36:.F1150])" office:value-type="float" office:value="291.1">
            <text:p>291,10</text:p>
          </table:table-cell>
          <table:table-cell table:style-name="ce83" table:formula="of:=SUM([.G1136:.G1150])" office:value-type="float" office:value="214.6">
            <text:p>214,60</text:p>
          </table:table-cell>
          <table:table-cell table:style-name="ce102" table:formula="of:=SUBTOTAL(9;[.H1136:.H1150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1136:.K1150])" office:value-type="float" office:value="0">
            <text:p>0</text:p>
          </table:table-cell>
          <table:table-cell table:style-name="ce173"/>
          <table:table-cell table:style-name="ce27" table:formula="of:=SUBTOTAL(9;[.M1136:.M1150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66">
            <text:p>3666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151]+[.F1135]+[.F1123]+[.F1112]+[.F1100]" office:value-type="float" office:value="1383.6">
            <text:p>1 383,60</text:p>
          </table:table-cell>
          <table:table-cell table:style-name="ce85" table:formula="of:=[.G1150]+[.G1135]+[.G1123]+[.G1112]+[.G1100]" office:value-type="float" office:value="699.7">
            <text:p>699,70</text:p>
          </table:table-cell>
          <table:table-cell table:style-name="ce103" table:formula="of:=[.H1151]+[.H1135]+[.H1123]+[.H1112]+[.H1100]" office:value-type="float" office:value="39">
            <text:p>39</text:p>
          </table:table-cell>
          <table:table-cell table:style-name="ce122"/>
          <table:table-cell table:style-name="ce29"/>
          <table:table-cell table:style-name="ce29" table:formula="of:=[.K1151]+[.K1135]+[.K1123]+[.K1112]+[.K1100]" office:value-type="float" office:value="1">
            <text:p>1</text:p>
          </table:table-cell>
          <table:table-cell table:style-name="ce174"/>
          <table:table-cell table:style-name="ce29" table:formula="of:=[.M1151]+[.M1135]+[.M1123]+[.M1112]+[.M1100]" office:value-type="float" office:value="12">
            <text:p>12</text:p>
          </table:table-cell>
          <table:table-cell table:style-name="ce197" table:formula="of:=[.F1152]/[.B1152]*100" office:value-type="float" office:value="37.7414075286416">
            <text:p>37,74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18">
            <text:p>18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33">
            <text:p>33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number-columns-repeated="2" table:style-name="ce144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200">
            <text:p>200</text:p>
          </table:table-cell>
          <table:table-cell table:number-columns-repeated="2" table:style-name="ce82" office:value-type="float" office:value="15.7">
            <text:p>15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8"/>
          <table:table-cell table:style-name="ce28"/>
          <table:table-cell table:style-name="ce7"/>
          <table:table-cell table:style-name="ce28"/>
          <table:table-cell table:style-name="ce68" office:value-type="float" office:value="201">
            <text:p>201</text:p>
          </table:table-cell>
          <table:table-cell table:number-columns-repeated="2"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2">
            <text:p>202</text:p>
          </table:table-cell>
          <table:table-cell table:number-columns-repeated="2" table:style-name="ce82" office:value-type="float" office:value="11.9">
            <text:p>1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3">
            <text:p>203</text:p>
          </table:table-cell>
          <table:table-cell table:number-columns-repeated="2" table:style-name="ce82" office:value-type="float" office:value="16.1">
            <text:p>16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5">
            <text:p>205</text:p>
          </table:table-cell>
          <table:table-cell table:number-columns-repeated="2" table:style-name="ce82" office:value-type="float" office:value="9.9">
            <text:p>9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6">
            <text:p>206</text:p>
          </table:table-cell>
          <table:table-cell table:number-columns-repeated="2" table:style-name="ce82" office:value-type="float" office:value="9.5">
            <text:p>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7">
            <text:p>207</text:p>
          </table:table-cell>
          <table:table-cell table:number-columns-repeated="2"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8">
            <text:p>208</text:p>
          </table:table-cell>
          <table:table-cell table:number-columns-repeated="2" table:style-name="ce82" office:value-type="float" office:value="15.4">
            <text:p>1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9">
            <text:p>209</text:p>
          </table:table-cell>
          <table:table-cell table:number-columns-repeated="2"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1">
            <text:p>231</text:p>
          </table:table-cell>
          <table:table-cell table:style-name="ce82"/>
          <table:table-cell table:style-name="ce82" office:value-type="float" office:value="0">
            <text:p>0,00</text:p>
          </table:table-cell>
          <table:table-cell table:style-name="ce108"/>
          <table:table-cell table:style-name="ce129" office:value-type="string">
            <text:p>Приват 24.06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3">
            <text:p>19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6,5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4">
            <text:p>19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1,5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5">
            <text:p>19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1,4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6">
            <text:p>196</text:p>
          </table:table-cell>
          <table:table-cell table:number-columns-repeated="2" table:style-name="ce82" office:value-type="float" office:value="15.2">
            <text:p>15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5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97 А,Б,В,Г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 office:value-type="string">
            <text:p><text:s/></text:p>
          </table:table-cell>
          <table:table-cell table:style-name="ce119" office:value-type="string">
            <text:p>нежилое, офис треста (S 67,6/52,6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98">
            <text:p>198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01Б</text:p>
          </table:table-cell>
          <table:table-cell table:number-columns-repeated="2" table:style-name="ce82" office:value-type="float" office:value="14.4">
            <text:p>14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 text:c="2"/>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54:.F1171])" office:value-type="float" office:value="166">
            <text:p>166,00</text:p>
          </table:table-cell>
          <table:table-cell table:style-name="ce83" table:formula="of:=SUM([.G1154:.G1171])" office:value-type="float" office:value="166">
            <text:p>166,00</text:p>
          </table:table-cell>
          <table:table-cell table:style-name="ce102" table:formula="of:=SUBTOTAL(9;[.H1154:.H1171])" office:value-type="float" office:value="13">
            <text:p>13</text:p>
          </table:table-cell>
          <table:table-cell table:style-name="ce57"/>
          <table:table-cell table:style-name="ce27"/>
          <table:table-cell table:style-name="ce27" table:formula="of:=SUBTOTAL(9;[.K1154:.K1171])" office:value-type="float" office:value="0">
            <text:p>0</text:p>
          </table:table-cell>
          <table:table-cell table:style-name="ce173"/>
          <table:table-cell table:style-name="ce27" table:formula="of:=SUBTOTAL(9;[.M1154:.M1171])" office:value-type="float" office:value="10">
            <text:p>1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1">
            <text:p>1</text:p>
          </table:table-cell>
          <table:table-cell table:style-name="ce82" office:value-type="float" office:value="15.8">
            <text:p>15,80</text:p>
          </table:table-cell>
          <table:table-cell table:style-name="ce82" office:value-type="float" office:value="14.8">
            <text:p>1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">
            <text:p>2</text:p>
          </table:table-cell>
          <table:table-cell table:style-name="ce82" office:value-type="float" office:value="13">
            <text:p>13,00</text:p>
          </table:table-cell>
          <table:table-cell table:style-name="ce82" office:value-type="float" office:value="12">
            <text:p>12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">
            <text:p>4</text:p>
          </table:table-cell>
          <table:table-cell table:style-name="ce82" office:value-type="float" office:value="15.9">
            <text:p>15,90</text:p>
          </table:table-cell>
          <table:table-cell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">
            <text:p>5</text:p>
          </table:table-cell>
          <table:table-cell table:number-columns-repeated="2" table:style-name="ce82" office:value-type="float" office:value="15.1">
            <text:p>15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">
            <text:p>13</text:p>
          </table:table-cell>
          <table:table-cell table:number-columns-repeated="2" table:style-name="ce82" office:value-type="float" office:value="14.6">
            <text:p>14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number-columns-repeated="2" table:style-name="ce82" office:value-type="float" office:value="11.8">
            <text:p>11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">
            <text:p>15</text:p>
          </table:table-cell>
          <table:table-cell table:number-columns-repeated="2" table:style-name="ce82" office:value-type="float" office:value="11.8">
            <text:p>11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">
            <text:p>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6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9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">
            <text:p>22</text:p>
          </table:table-cell>
          <table:table-cell table:style-name="ce82" office:value-type="float" office:value="12.2">
            <text:p>12,20</text:p>
          </table:table-cell>
          <table:table-cell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style-name="ce82" office:value-type="float" office:value="12.3">
            <text:p>12,30</text:p>
          </table:table-cell>
          <table:table-cell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02А</text:p>
          </table:table-cell>
          <table:table-cell table:number-columns-repeated="2" table:style-name="ce82" office:value-type="float" office:value="14.6">
            <text:p>14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73:.F1184])" office:value-type="float" office:value="137.1">
            <text:p>137,10</text:p>
          </table:table-cell>
          <table:table-cell table:style-name="ce83" table:formula="of:=SUM([.G1173:.G1184])" office:value-type="float" office:value="132.1">
            <text:p>132,10</text:p>
          </table:table-cell>
          <table:table-cell table:style-name="ce102" table:formula="of:=SUBTOTAL(9;[.H1173:.H1184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1173:.K1184])" office:value-type="float" office:value="0">
            <text:p>0</text:p>
          </table:table-cell>
          <table:table-cell table:style-name="ce173"/>
          <table:table-cell table:style-name="ce27" table:formula="of:=SUBTOTAL(9;[.M1173:.M1184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25">
            <text:p>25</text:p>
          </table:table-cell>
          <table:table-cell table:style-name="ce82" office:value-type="float" office:value="15.9">
            <text:p>15,90</text:p>
          </table:table-cell>
          <table:table-cell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6">
            <text:p>26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9">
            <text:p>29</text:p>
          </table:table-cell>
          <table:table-cell table:style-name="ce82" office:value-type="float" office:value="15.5">
            <text:p>15,50</text:p>
          </table:table-cell>
          <table:table-cell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">
            <text:p>30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">
            <text:p>31</text:p>
          </table:table-cell>
          <table:table-cell table:style-name="ce82" office:value-type="float" office:value="11.9">
            <text:p>11,9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3">
            <text:p>33</text:p>
          </table:table-cell>
          <table:table-cell table:number-columns-repeated="2" table:style-name="ce82" office:value-type="float" office:value="15.4">
            <text:p>1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4">
            <text:p>34</text:p>
          </table:table-cell>
          <table:table-cell table:number-columns-repeated="2"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5">
            <text:p>35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8">
            <text:p>38</text:p>
          </table:table-cell>
          <table:table-cell table:number-columns-repeated="2"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9">
            <text:p>3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009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">
            <text:p>40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6">
            <text:p>1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">
            <text:p>41</text:p>
          </table:table-cell>
          <table:table-cell table:number-columns-repeated="2" table:style-name="ce82" office:value-type="float" office:value="15.1">
            <text:p>15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">
            <text:p>42</text:p>
          </table:table-cell>
          <table:table-cell table:number-columns-repeated="2" table:style-name="ce82" office:value-type="float" office:value="11.8">
            <text:p>11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4">
            <text:p>44</text:p>
          </table:table-cell>
          <table:table-cell table:number-columns-repeated="2" table:style-name="ce82" office:value-type="float" office:value="15.2">
            <text:p>15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6">
            <text:p>46</text:p>
          </table:table-cell>
          <table:table-cell table:number-columns-repeated="2" table:style-name="ce82" office:value-type="float" office:value="11.5">
            <text:p>11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8">
            <text:p>48</text:p>
          </table:table-cell>
          <table:table-cell table:number-columns-repeated="2"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03А</text:p>
          </table:table-cell>
          <table:table-cell table:number-columns-repeated="2" table:style-name="ce82" office:value-type="float" office:value="14.4">
            <text:p>14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03Б</text:p>
          </table:table-cell>
          <table:table-cell table:number-columns-repeated="2" table:style-name="ce82" office:value-type="float" office:value="13.6">
            <text:p>13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186:.F1203])" office:value-type="float" office:value="229">
            <text:p>229,00</text:p>
          </table:table-cell>
          <table:table-cell table:style-name="ce83" table:formula="of:=SUM([.G1186:.G1203])" office:value-type="float" office:value="225.2">
            <text:p>225,20</text:p>
          </table:table-cell>
          <table:table-cell table:style-name="ce102" table:formula="of:=SUBTOTAL(9;[.H1186:.H1203])" office:value-type="float" office:value="17">
            <text:p>17</text:p>
          </table:table-cell>
          <table:table-cell table:style-name="ce57"/>
          <table:table-cell table:style-name="ce27"/>
          <table:table-cell table:style-name="ce27" table:formula="of:=SUBTOTAL(9;[.K1186:.K1203])" office:value-type="float" office:value="0">
            <text:p>0</text:p>
          </table:table-cell>
          <table:table-cell table:style-name="ce173"/>
          <table:table-cell table:style-name="ce27" table:formula="of:=SUBTOTAL(9;[.M1186:.M1203])" office:value-type="float" office:value="11">
            <text:p>1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53">
            <text:p>53</text:p>
          </table:table-cell>
          <table:table-cell table:style-name="ce82" office:value-type="float" office:value="15.8">
            <text:p>15,80</text:p>
          </table:table-cell>
          <table:table-cell table:style-name="ce82" office:value-type="float" office:value="14.8">
            <text:p>1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4">
            <text:p>54</text:p>
          </table:table-cell>
          <table:table-cell table:style-name="ce82" office:value-type="float" office:value="11.3">
            <text:p>11,3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5">
            <text:p>55</text:p>
          </table:table-cell>
          <table:table-cell table:style-name="ce82" office:value-type="float" office:value="10.9">
            <text:p>10,90</text:p>
          </table:table-cell>
          <table:table-cell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6">
            <text:p>56</text:p>
          </table:table-cell>
          <table:table-cell table:style-name="ce82" office:value-type="float" office:value="17.2">
            <text:p>17,20</text:p>
          </table:table-cell>
          <table:table-cell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7">
            <text:p>57</text:p>
          </table:table-cell>
          <table:table-cell table:style-name="ce82" office:value-type="float" office:value="28.4">
            <text:p>28,40</text:p>
          </table:table-cell>
          <table:table-cell table:style-name="ce82" office:value-type="float" office:value="27.4">
            <text:p>27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8">
            <text:p>58</text:p>
          </table:table-cell>
          <table:table-cell table:number-columns-repeated="2" table:style-name="ce82" office:value-type="float" office:value="15.5">
            <text:p>1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">
            <text:p>61</text:p>
          </table:table-cell>
          <table:table-cell table:style-name="ce82" office:value-type="float" office:value="15.8">
            <text:p>15,80</text:p>
          </table:table-cell>
          <table:table-cell table:style-name="ce82" office:value-type="float" office:value="14.8">
            <text:p>1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2">
            <text:p>62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3">
            <text:p>63</text:p>
          </table:table-cell>
          <table:table-cell table:style-name="ce82" office:value-type="float" office:value="12">
            <text:p>12,0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4">
            <text:p>64</text:p>
          </table:table-cell>
          <table:table-cell table:style-name="ce82" office:value-type="float" office:value="15.6">
            <text:p>15,60</text:p>
          </table:table-cell>
          <table:table-cell table:style-name="ce82" office:value-type="float" office:value="15">
            <text:p>15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5">
            <text:p>65</text:p>
          </table:table-cell>
          <table:table-cell table:number-columns-repeated="2" table:style-name="ce82" office:value-type="float" office:value="14.5">
            <text:p>14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9">
            <text:p>69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2">
            <text:p>72</text:p>
          </table:table-cell>
          <table:table-cell table:number-columns-repeated="2" table:style-name="ce82" office:value-type="float" office:value="16.1">
            <text:p>16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05:.F1217])" office:value-type="float" office:value="200.9">
            <text:p>200,90</text:p>
          </table:table-cell>
          <table:table-cell table:style-name="ce83" table:formula="of:=SUM([.G1205:.G1217])" office:value-type="float" office:value="193.5">
            <text:p>193,50</text:p>
          </table:table-cell>
          <table:table-cell table:style-name="ce102" table:formula="of:=SUBTOTAL(9;[.H1205:.H1217])" office:value-type="float" office:value="13">
            <text:p>13</text:p>
          </table:table-cell>
          <table:table-cell table:style-name="ce57"/>
          <table:table-cell table:style-name="ce27"/>
          <table:table-cell table:style-name="ce27" table:formula="of:=SUBTOTAL(9;[.K1205:.K1217])" office:value-type="float" office:value="0">
            <text:p>0</text:p>
          </table:table-cell>
          <table:table-cell table:style-name="ce173"/>
          <table:table-cell table:style-name="ce27" table:formula="of:=SUBTOTAL(9;[.M1205:.M1217])" office:value-type="float" office:value="10">
            <text:p>1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string">
            <text:p>05Б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8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4">
            <text:p>74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.к.83/04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6">
            <text:p>86</text:p>
          </table:table-cell>
          <table:table-cell table:style-name="ce82" office:value-type="float" office:value="11.7">
            <text:p>11,70</text:p>
          </table:table-cell>
          <table:table-cell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4">
            <text:p>94</text:p>
          </table:table-cell>
          <table:table-cell table:style-name="ce82" office:value-type="float" office:value="12">
            <text:p>12,00</text:p>
          </table:table-cell>
          <table:table-cell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19:.F1223])" office:value-type="float" office:value="35.3">
            <text:p>35,30</text:p>
          </table:table-cell>
          <table:table-cell table:style-name="ce83" table:formula="of:=SUM([.G1219:.G1223])" office:value-type="float" office:value="34.1">
            <text:p>34,10</text:p>
          </table:table-cell>
          <table:table-cell table:style-name="ce102" table:formula="of:=SUBTOTAL(9;[.H1219:.H1223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1219:.K1223])" office:value-type="float" office:value="0">
            <text:p>0</text:p>
          </table:table-cell>
          <table:table-cell table:style-name="ce173"/>
          <table:table-cell table:style-name="ce27" table:formula="of:=SUBTOTAL(9;[.M1219:.M1223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6">
            <text:p>6</text:p>
          </table:table-cell>
          <table:table-cell table:style-name="ce68" office:value-type="float" office:value="98">
            <text:p>98</text:p>
          </table:table-cell>
          <table:table-cell table:number-columns-repeated="2"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9">
            <text:p>99</text:p>
          </table:table-cell>
          <table:table-cell table:number-columns-repeated="2" table:style-name="ce82" office:value-type="float" office:value="11.9">
            <text:p>1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26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2">
            <text:p>102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8">
            <text:p>118</text:p>
          </table:table-cell>
          <table:table-cell table:style-name="ce82" office:value-type="float" office:value="12.6">
            <text:p>12,60</text:p>
          </table:table-cell>
          <table:table-cell table:style-name="ce82" office:value-type="float" office:value="12">
            <text:p>12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9">
            <text:p>1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8"/>
          <table:table-cell table:style-name="ce119" office:value-type="string">
            <text:p>Прив 14.05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25:.F1230])" office:value-type="float" office:value="47.5">
            <text:p>47,50</text:p>
          </table:table-cell>
          <table:table-cell table:style-name="ce83" table:formula="of:=SUM([.G1225:.G1230])" office:value-type="float" office:value="46.9">
            <text:p>46,90</text:p>
          </table:table-cell>
          <table:table-cell table:style-name="ce102" table:formula="of:=SUBTOTAL(9;[.H1225:.H1230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1225:.K1230])" office:value-type="float" office:value="0">
            <text:p>0</text:p>
          </table:table-cell>
          <table:table-cell table:style-name="ce173"/>
          <table:table-cell table:style-name="ce27" table:formula="of:=SUBTOTAL(9;[.M1225:.M1230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7">
            <text:p>7</text:p>
          </table:table-cell>
          <table:table-cell table:style-name="ce68" office:value-type="string">
            <text:p>07Б</text:p>
          </table:table-cell>
          <table:table-cell table:number-columns-repeated="2" table:style-name="ce82" office:value-type="float" office:value="13.7">
            <text:p>13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2">
            <text:p>122</text:p>
          </table:table-cell>
          <table:table-cell table:number-columns-repeated="2"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27">
            <text:p>12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.1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1">
            <text:p>131</text:p>
          </table:table-cell>
          <table:table-cell table:style-name="ce82" office:value-type="float" office:value="12.5">
            <text:p>12,50</text:p>
          </table:table-cell>
          <table:table-cell table:style-name="ce82" office:value-type="float" office:value="11.9">
            <text:p>11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7">
            <text:p>137</text:p>
          </table:table-cell>
          <table:table-cell table:number-columns-repeated="2" table:style-name="ce82" office:value-type="float" office:value="16">
            <text:p>1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39">
            <text:p>139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12.2">
            <text:p>12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9">
            <text:p>229</text:p>
          </table:table-cell>
          <table:table-cell table:style-name="ce82" office:value-type="float" office:value="19.9">
            <text:p>19,90</text:p>
          </table:table-cell>
          <table:table-cell table:style-name="ce82" office:value-type="float" office:value="14.2">
            <text:p>14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32:.F1238])" office:value-type="float" office:value="86.7">
            <text:p>86,70</text:p>
          </table:table-cell>
          <table:table-cell table:style-name="ce83" table:formula="of:=SUM([.G1232:.G1238])" office:value-type="float" office:value="79.4">
            <text:p>79,40</text:p>
          </table:table-cell>
          <table:table-cell table:style-name="ce102" table:formula="of:=SUBTOTAL(9;[.H1232:.H1238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232:.K1238])" office:value-type="float" office:value="0">
            <text:p>0</text:p>
          </table:table-cell>
          <table:table-cell table:style-name="ce173"/>
          <table:table-cell table:style-name="ce27" table:formula="of:=SUBTOTAL(9;[.M1232:.M1238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8">
            <text:p>8</text:p>
          </table:table-cell>
          <table:table-cell table:style-name="ce68" office:value-type="float" office:value="148">
            <text:p>14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<text:s/>Прив 22.05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1">
            <text:p>151</text:p>
          </table:table-cell>
          <table:table-cell table:style-name="ce82" office:value-type="float" office:value="11">
            <text:p>11,00</text:p>
          </table:table-cell>
          <table:table-cell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2">
            <text:p>152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56">
            <text:p>15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1">
            <text:p>161</text:p>
          </table:table-cell>
          <table:table-cell table:style-name="ce82" office:value-type="float" office:value="15.6">
            <text:p>15,60</text:p>
          </table:table-cell>
          <table:table-cell table:style-name="ce82" office:value-type="float" office:value="15">
            <text:p>15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2">
            <text:p>162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64">
            <text:p>16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3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1">
            <text:p>231</text:p>
          </table:table-cell>
          <table:table-cell table:style-name="ce82" office:value-type="float" office:value="20">
            <text:p>20,00</text:p>
          </table:table-cell>
          <table:table-cell table:style-name="ce82" office:value-type="float" office:value="14.3">
            <text:p>14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40:.F1247])" office:value-type="float" office:value="75.5">
            <text:p>75,50</text:p>
          </table:table-cell>
          <table:table-cell table:style-name="ce83" table:formula="of:=SUM([.G1240:.G1247])" office:value-type="float" office:value="67.4">
            <text:p>67,40</text:p>
          </table:table-cell>
          <table:table-cell table:style-name="ce102" table:formula="of:=SUBTOTAL(9;[.H1240:.H1247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240:.K1247])" office:value-type="float" office:value="0">
            <text:p>0</text:p>
          </table:table-cell>
          <table:table-cell table:style-name="ce173"/>
          <table:table-cell table:style-name="ce27" table:formula="of:=SUBTOTAL(9;[.M1240:.M1247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9">
            <text:p>9</text:p>
          </table:table-cell>
          <table:table-cell table:style-name="ce68" office:value-type="string">
            <text:p>09а</text:p>
          </table:table-cell>
          <table:table-cell table:number-columns-repeated="2" table:style-name="ce82" office:value-type="float" office:value="14.9">
            <text:p>14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0">
            <text:p>17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0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1">
            <text:p>171</text:p>
          </table:table-cell>
          <table:table-cell table:number-columns-repeated="2" table:style-name="ce82" office:value-type="float" office:value="11.3">
            <text:p>11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5">
            <text:p>175</text:p>
          </table:table-cell>
          <table:table-cell table:style-name="ce82" office:value-type="float" office:value="11.6">
            <text:p>11,6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6">
            <text:p>176</text:p>
          </table:table-cell>
          <table:table-cell table:style-name="ce82" office:value-type="float" office:value="16.8">
            <text:p>16,80</text:p>
          </table:table-cell>
          <table:table-cell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9">
            <text:p>179</text:p>
          </table:table-cell>
          <table:table-cell table:number-columns-repeated="2"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0">
            <text:p>180</text:p>
          </table:table-cell>
          <table:table-cell table:style-name="ce82" office:value-type="float" office:value="16.4">
            <text:p>16,40</text:p>
          </table:table-cell>
          <table:table-cell table:style-name="ce82" office:value-type="float" office:value="15.4">
            <text:p>1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5">
            <text:p>185</text:p>
          </table:table-cell>
          <table:table-cell table:number-columns-repeated="2" table:style-name="ce82" office:value-type="float" office:value="16">
            <text:p>1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6">
            <text:p>186</text:p>
          </table:table-cell>
          <table:table-cell table:number-columns-repeated="2" table:style-name="ce82" office:value-type="float" office:value="11.6">
            <text:p>11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8">
            <text:p>188</text:p>
          </table:table-cell>
          <table:table-cell table:number-columns-repeated="2"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89">
            <text:p>189</text:p>
          </table:table-cell>
          <table:table-cell table:style-name="ce82" office:value-type="float" office:value="16.6">
            <text:p>16,60</text:p>
          </table:table-cell>
          <table:table-cell table:style-name="ce82" office:value-type="float" office:value="16">
            <text:p>1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49:.F1259])" office:value-type="float" office:value="144.1">
            <text:p>144,10</text:p>
          </table:table-cell>
          <table:table-cell table:style-name="ce83" table:formula="of:=SUM([.G1249:.G1259])" office:value-type="float" office:value="141.3">
            <text:p>141,30</text:p>
          </table:table-cell>
          <table:table-cell table:style-name="ce102" table:formula="of:=SUBTOTAL(9;[.H1249:.H1259])" office:value-type="float" office:value="10">
            <text:p>10</text:p>
          </table:table-cell>
          <table:table-cell table:style-name="ce57"/>
          <table:table-cell table:style-name="ce27"/>
          <table:table-cell table:style-name="ce27" table:formula="of:=SUBTOTAL(9;[.K1249:.K1259])" office:value-type="float" office:value="0">
            <text:p>0</text:p>
          </table:table-cell>
          <table:table-cell table:style-name="ce173"/>
          <table:table-cell table:style-name="ce27" table:formula="of:=SUBTOTAL(9;[.M1249:.M1259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5423.6">
            <text:p>5423,6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260]+[.F1248]+[.F1239]+[.F1231]+[.F1224]+[.F1218]+[.F1204]+[.F1185]+[.F1172]" office:value-type="float" office:value="1122.1">
            <text:p>1 122,10</text:p>
          </table:table-cell>
          <table:table-cell table:style-name="ce85" table:formula="of:=[.G1260]+[.G1248]+[.G1239]+[.G1231]+[.G1224]+[.G1218]+[.G1204]+[.G1185]+[.G1172]" office:value-type="float" office:value="1085.9">
            <text:p>1 085,90</text:p>
          </table:table-cell>
          <table:table-cell table:style-name="ce103" table:formula="of:=[.H1260]+[.H1248]+[.H1239]+[.H1231]+[.H1224]+[.H1218]+[.H1204]+[.H1185]+[.H1172]" office:value-type="float" office:value="81">
            <text:p>81</text:p>
          </table:table-cell>
          <table:table-cell table:style-name="ce122"/>
          <table:table-cell table:style-name="ce29"/>
          <table:table-cell table:style-name="ce29" table:formula="of:=[.K1260]+[.K1248]+[.K1239]+[.K1231]+[.K1224]+[.K1218]+[.K1204]+[.K1185]+[.K1172]" office:value-type="float" office:value="0">
            <text:p>0</text:p>
          </table:table-cell>
          <table:table-cell table:style-name="ce174"/>
          <table:table-cell table:style-name="ce29" table:formula="of:=[.M1260]+[.M1248]+[.M1239]+[.M1231]+[.M1224]+[.M1218]+[.M1204]+[.M1185]+[.M1172]" office:value-type="float" office:value="49">
            <text:p>49</text:p>
          </table:table-cell>
          <table:table-cell table:style-name="ce197" table:formula="of:=[.F1261]/[.B1261]*100" office:value-type="float" office:value="20.6892101187403">
            <text:p>20,69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19">
            <text:p>19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69">
            <text:p>69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7" office:value-type="string">
            <text:p>принята в м/с Р150/01.02.2002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3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36,3 кв.м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8"/>
          <table:table-cell table:style-name="ce28"/>
          <table:table-cell table:style-name="ce7"/>
          <table:table-cell table:style-name="ce28"/>
          <table:table-cell table:style-name="ce68" office:value-type="float" office:value="2">
            <text:p>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36,7 кв.м) 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">
            <text:p>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8,2 кв.м),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">
            <text:p>4</text:p>
          </table:table-cell>
          <table:table-cell table:style-name="ce82" office:value-type="float" office:value="37.2">
            <text:p>37,2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599 от 30.04.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">
            <text:p>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37,2 кв.м),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">
            <text:p>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35,7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">
            <text:p>11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8">
            <text:p>29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4">
            <text:p>14</text:p>
          </table:table-cell>
          <table:table-cell table:style-name="ce82" office:value-type="float" office:value="16.9">
            <text:p>16,90</text:p>
          </table:table-cell>
          <table:table-cell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7">
            <text:p>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9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">
            <text:p>20</text:p>
          </table:table-cell>
          <table:table-cell table:style-name="ce82" office:value-type="float" office:value="36">
            <text:p>36,00</text:p>
          </table:table-cell>
          <table:table-cell table:style-name="ce82" office:value-type="float" office:value="30.1">
            <text:p>30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">
            <text:p>21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9.2">
            <text:p>2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3">
            <text:p>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8,0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4">
            <text:p>24</text:p>
          </table:table-cell>
          <table:table-cell table:style-name="ce82" table:number-columns-repeated="2"/>
          <table:table-cell table:style-name="ce101"/>
          <table:table-cell table:style-name="ce119" office:value-type="string">
            <text:p>Нежилое <text:s/>(18,8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string">
            <text:p>переадрес</text:p>
          </table:table-cell>
          <table:table-cell table:style-name="ce71" office:value-type="float" office:value="25">
            <text:p>25</text:p>
          </table:table-cell>
          <table:table-cell table:number-columns-repeated="2" table:style-name="ce82" office:value-type="float" office:value="18.1">
            <text:p>18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822 от 31.08.10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6(1,2,3,4)</text:p>
          </table:table-cell>
          <table:table-cell table:style-name="ce82" office:value-type="float" office:value="34.4">
            <text:p>34,40</text:p>
          </table:table-cell>
          <table:table-cell table:style-name="ce84" office:value-type="float" office:value="19.6">
            <text:p>19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из нежилого пост № 731 <text:s text:c="11"/>от 22.05.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6(5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30" office:value-type="string">
            <text:p>нежилое <text:s/>(35, м2) в<text:span text:style-name="T1"> аренде</text:span>,левая часть помещения № 26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63:.F1278])" office:value-type="float" office:value="212.8">
            <text:p>212,80</text:p>
          </table:table-cell>
          <table:table-cell table:style-name="ce83" table:formula="of:=SUM([.G1263:.G1278])" office:value-type="float" office:value="137.8">
            <text:p>137,80</text:p>
          </table:table-cell>
          <table:table-cell table:style-name="ce102" table:formula="of:=SUBTOTAL(9;[.H1263:.H1278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263:.K1278])" office:value-type="float" office:value="4">
            <text:p>4</text:p>
          </table:table-cell>
          <table:table-cell table:style-name="ce173"/>
          <table:table-cell table:style-name="ce27" table:formula="of:=SUBTOTAL(9;[.M1263:.M1278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48">
            <text:p>48</text:p>
          </table:table-cell>
          <table:table-cell table:style-name="ce82" office:value-type="float" office:value="35.6">
            <text:p>35,60</text:p>
          </table:table-cell>
          <table:table-cell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5(1)</text:p>
          </table:table-cell>
          <table:table-cell table:number-columns-repeated="2"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80:.F1281])" office:value-type="float" office:value="52.7">
            <text:p>52,70</text:p>
          </table:table-cell>
          <table:table-cell table:style-name="ce83" table:formula="of:=SUM([.G1280:.G1281])" office:value-type="float" office:value="45.2">
            <text:p>45,20</text:p>
          </table:table-cell>
          <table:table-cell table:style-name="ce102" table:formula="of:=SUBTOTAL(9;[.H1280:.H1281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1280:.K1281])" office:value-type="float" office:value="0">
            <text:p>0</text:p>
          </table:table-cell>
          <table:table-cell table:style-name="ce173"/>
          <table:table-cell table:style-name="ce27" table:formula="of:=SUBTOTAL(9;[.M1280:.M1281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54">
            <text:p>54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7(1)</text:p>
          </table:table-cell>
          <table:table-cell table:number-columns-repeated="2" table:style-name="ce82" office:value-type="float" office:value="17.7">
            <text:p>17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8(2)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9">
            <text:p>5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3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">
            <text:p>60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83:.F1287])" office:value-type="float" office:value="123.9">
            <text:p>123,90</text:p>
          </table:table-cell>
          <table:table-cell table:style-name="ce83" table:formula="of:=SUM([.G1283:.G1287])" office:value-type="float" office:value="85.3">
            <text:p>85,30</text:p>
          </table:table-cell>
          <table:table-cell table:style-name="ce102" table:formula="of:=SUBTOTAL(9;[.H1283:.H1287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1283:.K1287])" office:value-type="float" office:value="0">
            <text:p>0</text:p>
          </table:table-cell>
          <table:table-cell table:style-name="ce173"/>
          <table:table-cell table:style-name="ce27" table:formula="of:=SUBTOTAL(9;[.M1283:.M1287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73">
            <text:p>73</text:p>
          </table:table-cell>
          <table:table-cell table:style-name="ce82" office:value-type="float" office:value="35.7">
            <text:p>35,70</text:p>
          </table:table-cell>
          <table:table-cell table:style-name="ce82" office:value-type="float" office:value="28.7">
            <text:p>28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8(2)</text:p>
          </table:table-cell>
          <table:table-cell table:style-name="ce82" office:value-type="float" office:value="17.3">
            <text:p>17,30</text:p>
          </table:table-cell>
          <table:table-cell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 1 прив 300413</text:p>
          </table:table-cell>
          <table:table-cell table:style-name="ce142" table:number-columns-repeated="2"/>
          <table:table-cell table:style-name="ce172" office:value-type="string">
            <text:p>с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1(1)</text:p>
          </table:table-cell>
          <table:table-cell table:number-columns-repeated="2"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">
            <text:p>82</text:p>
          </table:table-cell>
          <table:table-cell table:style-name="ce82" office:value-type="float" office:value="35.3">
            <text:p>35,30</text:p>
          </table:table-cell>
          <table:table-cell table:style-name="ce82" office:value-type="float" office:value="29.6">
            <text:p>2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3">
            <text:p>83</text:p>
          </table:table-cell>
          <table:table-cell table:style-name="ce82" office:value-type="float" office:value="35.4">
            <text:p>35,40</text:p>
          </table:table-cell>
          <table:table-cell table:style-name="ce82" office:value-type="float" office:value="29">
            <text:p>29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89:.F1293])" office:value-type="float" office:value="140.5">
            <text:p>140,50</text:p>
          </table:table-cell>
          <table:table-cell table:style-name="ce83" table:formula="of:=SUM([.G1289:.G1293])" office:value-type="float" office:value="114.9">
            <text:p>114,90</text:p>
          </table:table-cell>
          <table:table-cell table:style-name="ce102" table:formula="of:=SUBTOTAL(9;[.H1289:.H1293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289:.K1293])" office:value-type="float" office:value="0">
            <text:p>0</text:p>
          </table:table-cell>
          <table:table-cell table:style-name="ce173"/>
          <table:table-cell table:style-name="ce27" table:formula="of:=SUBTOTAL(9;[.M1289:.M1293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string">
            <text:p>96(1)</text:p>
          </table:table-cell>
          <table:table-cell table:number-columns-repeated="2"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style-name="ce82" office:value-type="float" office:value="35.5">
            <text:p>35,50</text:p>
          </table:table-cell>
          <table:table-cell table:style-name="ce82" office:value-type="float" office:value="29.7">
            <text:p>29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2(1)</text:p>
          </table:table-cell>
          <table:table-cell table:number-columns-repeated="2" table:style-name="ce82" office:value-type="float" office:value="16.7">
            <text:p>16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3">
            <text:p>1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8.08.12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4(1)</text:p>
          </table:table-cell>
          <table:table-cell table:style-name="ce84" office:value-type="float" office:value="17.9">
            <text:p>17,90</text:p>
          </table:table-cell>
          <table:table-cell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/>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2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5">
            <text:p>115</text:p>
          </table:table-cell>
          <table:table-cell table:style-name="ce82" office:value-type="float" office:value="17.5">
            <text:p>17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3422 от 30.11.07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295:.F1301])" office:value-type="float" office:value="104.7">
            <text:p>104,70</text:p>
          </table:table-cell>
          <table:table-cell table:style-name="ce83" table:formula="of:=SUM([.G1295:.G1301])" office:value-type="float" office:value="80.3">
            <text:p>80,30</text:p>
          </table:table-cell>
          <table:table-cell table:style-name="ce102" table:formula="of:=SUBTOTAL(9;[.H1295:.H1301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295:.K1301])" office:value-type="float" office:value="0">
            <text:p>0</text:p>
          </table:table-cell>
          <table:table-cell table:style-name="ce173"/>
          <table:table-cell table:style-name="ce27" table:formula="of:=SUBTOTAL(9;[.M1295:.M1301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3678.9">
            <text:p>3678,9</text:p>
          </table:table-cell>
          <table:table-cell table:style-name="ce51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7" table:formula="of:=[.F1302]+[.F1294]+[.F1288]+[.F1282]+[.F1279]" office:value-type="float" office:value="634.6">
            <text:p>634,60</text:p>
          </table:table-cell>
          <table:table-cell table:style-name="ce87" table:formula="of:=[.G1302]+[.G1294]+[.G1288]+[.G1282]+[.G1279]" office:value-type="float" office:value="463.5">
            <text:p>463,50</text:p>
          </table:table-cell>
          <table:table-cell table:style-name="ce109" table:formula="of:=[.H1302]+[.H1294]+[.H1288]+[.H1282]+[.H1279]" office:value-type="float" office:value="23">
            <text:p>23</text:p>
          </table:table-cell>
          <table:table-cell table:style-name="ce10"/>
          <table:table-cell table:style-name="ce51"/>
          <table:table-cell table:style-name="ce51" table:formula="of:=[.K1302]+[.K1294]+[.K1288]+[.K1282]+[.K1279]" office:value-type="float" office:value="4">
            <text:p>4</text:p>
          </table:table-cell>
          <table:table-cell table:style-name="ce179"/>
          <table:table-cell table:style-name="ce51" table:formula="of:=[.M1302]+[.M1294]+[.M1288]+[.M1282]+[.M1279]" office:value-type="float" office:value="9">
            <text:p>9</text:p>
          </table:table-cell>
          <table:table-cell table:style-name="ce197" table:formula="of:=[.F1303]/[.B1303]*100" office:value-type="float" office:value="17.2497213841094">
            <text:p>17,25</text:p>
          </table:table-cell>
          <table:table-cell table:style-name="ce152" table:number-columns-repeated="316"/>
          <table:table-cell table:style-name="ce217" table:number-columns-repeated="692"/>
          <table:table-cell table:number-columns-repeated="2"/>
        </table:table-row>
        <table:table-row table:style-name="ro17">
          <table:table-cell table:style-name="ce6" office:value-type="float" office:value="20">
            <text:p>20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79">
            <text:p>79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3"/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03">
            <text:p>103</text:p>
          </table:table-cell>
          <table:table-cell table:number-columns-repeated="2"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854-31122010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8"/>
          <table:table-cell table:style-name="ce32"/>
          <table:table-cell table:style-name="ce7"/>
          <table:table-cell table:style-name="ce28"/>
          <table:table-cell table:style-name="ce68" office:value-type="float" office:value="104">
            <text:p>104</text:p>
          </table:table-cell>
          <table:table-cell table:number-columns-repeated="2" table:style-name="ce82" office:value-type="float" office:value="16.3">
            <text:p>16,3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854-31122010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5">
            <text:p>105</text:p>
          </table:table-cell>
          <table:table-cell table:number-columns-repeated="2" table:style-name="ce82" office:value-type="float" office:value="13.3">
            <text:p>13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number-columns-repeated="2"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7">
            <text:p>107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number-columns-repeated="2"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нан снят с рег учета 30.05.14</text:p>
          </table:table-cell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9">
            <text:p>109</text:p>
          </table:table-cell>
          <table:table-cell table:style-name="ce82" office:value-type="float" office:value="17.3">
            <text:p>17,30</text:p>
          </table:table-cell>
          <table:table-cell table:style-name="ce94" office:value-type="string">
            <text:p><text:s/>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оживают по договору найма № 1312 от 09.06.1999, прописка постоянная Халтуева ТБ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0">
            <text:p>110</text:p>
          </table:table-cell>
          <table:table-cell table:number-columns-repeated="2" table:style-name="ce82" office:value-type="float" office:value="15.9">
            <text:p>1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1">
            <text:p>111</text:p>
          </table:table-cell>
          <table:table-cell table:number-columns-repeated="2"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12">
            <text:p>112</text:p>
          </table:table-cell>
          <table:table-cell table:number-columns-repeated="2"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0а</text:p>
          </table:table-cell>
          <table:table-cell table:number-columns-repeated="2" table:style-name="ce82" office:value-type="float" office:value="9.6">
            <text:p>9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0">
            <text:p>100</text:p>
          </table:table-cell>
          <table:table-cell table:number-columns-repeated="2" table:style-name="ce82" office:value-type="float" office:value="12.6">
            <text:p>1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17,2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а</text:p>
          </table:table-cell>
          <table:table-cell table:style-name="ce82" office:value-type="float" office:value="22">
            <text:p>22,0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379-1107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а</text:p>
          </table:table-cell>
          <table:table-cell table:style-name="ce82" office:value-type="float" office:value="33.8">
            <text:p>33,8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380-1107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а</text:p>
          </table:table-cell>
          <table:table-cell table:style-name="ce82" office:value-type="float" office:value="17">
            <text:p>17,00</text:p>
          </table:table-cell>
          <table:table-cell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258-02072008, на комн.1 есть проект, акта нет, на ком. 2,3 есть проект и акт от22.08.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б</text:p>
          </table:table-cell>
          <table:table-cell table:style-name="ce82" office:value-type="float" office:value="30.15">
            <text:p>30,15</text:p>
          </table:table-cell>
          <table:table-cell table:style-name="ce82" office:value-type="float" office:value="17.5">
            <text:p>1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 office:value-type="string">
            <text:p>переадрес</text:p>
          </table:table-cell>
          <table:table-cell table:style-name="ce71" office:value-type="string">
            <text:p>5а(1,2)</text:p>
          </table:table-cell>
          <table:table-cell table:style-name="ce82" office:value-type="float" office:value="34.15">
            <text:p>34,15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257-02072008 (68,3м2), нет акта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 office:value-type="string">
            <text:p>переадрес</text:p>
          </table:table-cell>
          <table:table-cell table:style-name="ce71" office:value-type="string">
            <text:p>5а(3,4)</text:p>
          </table:table-cell>
          <table:table-cell table:style-name="ce82" office:value-type="float" office:value="34.15">
            <text:p>34,15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257-02072008 (68,3м2), нет акта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а</text:p>
          </table:table-cell>
          <table:table-cell table:style-name="ce82" office:value-type="float" office:value="51.2">
            <text:p>51,2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118-01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16,3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05:.F1325])" office:value-type="float" office:value="377.35">
            <text:p>377,35</text:p>
          </table:table-cell>
          <table:table-cell table:style-name="ce83" table:formula="of:=SUM([.G1305:.G1325])" office:value-type="float" office:value="166">
            <text:p>166,00</text:p>
          </table:table-cell>
          <table:table-cell table:style-name="ce102" table:formula="of:=SUBTOTAL(9;[.H1305:.H1325])" office:value-type="float" office:value="19">
            <text:p>19</text:p>
          </table:table-cell>
          <table:table-cell table:style-name="ce57"/>
          <table:table-cell table:style-name="ce27"/>
          <table:table-cell table:style-name="ce27" table:formula="of:=SUBTOTAL(9;[.K1305:.K1325])" office:value-type="float" office:value="9">
            <text:p>9</text:p>
          </table:table-cell>
          <table:table-cell table:style-name="ce173"/>
          <table:table-cell table:style-name="ce27" table:formula="of:=SUBTOTAL(9;[.M1305:.M1325])" office:value-type="float" office:value="7">
            <text:p>7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5">
            <text:p>205</text:p>
          </table:table-cell>
          <table:table-cell table:style-name="ce82" office:value-type="float" office:value="14.3">
            <text:p>14,30</text:p>
          </table:table-cell>
          <table:table-cell table:style-name="ce82" office:value-type="float" office:value="13.4">
            <text:p>13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6">
            <text:p>2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305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0">
            <text:p>2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.02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2">
            <text:p>212</text:p>
          </table:table-cell>
          <table:table-cell table:number-columns-repeated="2" table:style-name="ce82" office:value-type="float" office:value="10.1">
            <text:p>1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19">
            <text:p>219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0">
            <text:p>220</text:p>
          </table:table-cell>
          <table:table-cell table:number-columns-repeated="2"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1">
            <text:p>221</text:p>
          </table:table-cell>
          <table:table-cell table:number-columns-repeated="2"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3">
            <text:p>2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30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0">
            <text:p>200</text:p>
          </table:table-cell>
          <table:table-cell table:number-columns-repeated="2" table:style-name="ce82" office:value-type="float" office:value="19.2">
            <text:p>1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4">
            <text:p>224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5">
            <text:p>225</text:p>
          </table:table-cell>
          <table:table-cell table:number-columns-repeated="2"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26">
            <text:p>226</text:p>
          </table:table-cell>
          <table:table-cell table:number-columns-repeated="2"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27:.F1338])" office:value-type="float" office:value="118.9">
            <text:p>118,90</text:p>
          </table:table-cell>
          <table:table-cell table:style-name="ce83" table:formula="of:=SUM([.G1327:.G1338])" office:value-type="float" office:value="118">
            <text:p>118,00</text:p>
          </table:table-cell>
          <table:table-cell table:style-name="ce102" table:formula="of:=SUBTOTAL(9;[.H1327:.H1338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1327:.K1338])" office:value-type="float" office:value="0">
            <text:p>0</text:p>
          </table:table-cell>
          <table:table-cell table:style-name="ce173"/>
          <table:table-cell table:style-name="ce27" table:formula="of:=SUBTOTAL(9;[.M1327:.M1338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10">
            <text:p>31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605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1">
            <text:p>311</text:p>
          </table:table-cell>
          <table:table-cell table:number-columns-repeated="2"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4">
            <text:p>314</text:p>
          </table:table-cell>
          <table:table-cell table:number-columns-repeated="2" table:style-name="ce82" office:value-type="float" office:value="15.9">
            <text:p>1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7">
            <text:p>317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3">
            <text:p>323</text:p>
          </table:table-cell>
          <table:table-cell table:number-columns-repeated="2" table:style-name="ce82" office:value-type="float" office:value="15.5">
            <text:p>1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4">
            <text:p>324</text:p>
          </table:table-cell>
          <table:table-cell table:number-columns-repeated="2"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7">
            <text:p>327</text:p>
          </table:table-cell>
          <table:table-cell table:style-name="ce82" office:value-type="float" office:value="20.1">
            <text:p>20,10</text:p>
          </table:table-cell>
          <table:table-cell table:style-name="ce82" office:value-type="float" office:value="9.2">
            <text:p>9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40:.F1346])" office:value-type="float" office:value="88.8">
            <text:p>88,80</text:p>
          </table:table-cell>
          <table:table-cell table:style-name="ce83" table:formula="of:=SUM([.G1340:.G1346])" office:value-type="float" office:value="77.9">
            <text:p>77,90</text:p>
          </table:table-cell>
          <table:table-cell table:style-name="ce102" table:formula="of:=SUBTOTAL(9;[.H1340:.H1346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340:.K1346])" office:value-type="float" office:value="0">
            <text:p>0</text:p>
          </table:table-cell>
          <table:table-cell table:style-name="ce173"/>
          <table:table-cell table:style-name="ce27" table:formula="of:=SUBTOTAL(9;[.M1340:.M1346])" office:value-type="float" office:value="2">
            <text:p>2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0">
            <text:p>4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7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6">
            <text:p>406</text:p>
          </table:table-cell>
          <table:table-cell table:number-columns-repeated="2"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8">
            <text:p>408</text:p>
          </table:table-cell>
          <table:table-cell table:style-name="ce82" office:value-type="float" office:value="40.4">
            <text:p>40,40</text:p>
          </table:table-cell>
          <table:table-cell table:style-name="ce82" office:value-type="float" office:value="16.1">
            <text:p>16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4">
            <text:p>414</text:p>
          </table:table-cell>
          <table:table-cell table:style-name="ce82" office:value-type="float" office:value="27.3">
            <text:p>27,30</text:p>
          </table:table-cell>
          <table:table-cell table:style-name="ce82" office:value-type="float" office:value="15.9">
            <text:p>1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9">
            <text:p>41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4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4">
            <text:p>42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5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6">
            <text:p>426</text:p>
          </table:table-cell>
          <table:table-cell table:number-columns-repeated="2" table:style-name="ce82" office:value-type="float" office:value="15.9">
            <text:p>1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28">
            <text:p>428</text:p>
          </table:table-cell>
          <table:table-cell table:style-name="ce82" office:value-type="float" office:value="20.5">
            <text:p>20,50</text:p>
          </table:table-cell>
          <table:table-cell table:style-name="ce82" office:value-type="float" office:value="9.3">
            <text:p>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48:.F1355])" office:value-type="float" office:value="131.7">
            <text:p>131,70</text:p>
          </table:table-cell>
          <table:table-cell table:style-name="ce83" table:formula="of:=SUM([.G1348:.G1355])" office:value-type="float" office:value="84.8">
            <text:p>84,80</text:p>
          </table:table-cell>
          <table:table-cell table:style-name="ce102" table:formula="of:=SUBTOTAL(9;[.H1348:.H1355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348:.K1355])" office:value-type="float" office:value="0">
            <text:p>0</text:p>
          </table:table-cell>
          <table:table-cell table:style-name="ce173"/>
          <table:table-cell table:style-name="ce27" table:formula="of:=SUBTOTAL(9;[.M1348:.M1355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1">
            <text:p>501</text:p>
          </table:table-cell>
          <table:table-cell table:number-columns-repeated="2" table:style-name="ce82" office:value-type="float" office:value="16">
            <text:p>1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4">
            <text:p>504</text:p>
          </table:table-cell>
          <table:table-cell table:number-columns-repeated="2" table:style-name="ce82" office:value-type="float" office:value="16.3">
            <text:p>16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0">
            <text:p>510</text:p>
          </table:table-cell>
          <table:table-cell table:number-columns-repeated="2" table:style-name="ce82" office:value-type="float" office:value="15.8">
            <text:p>15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2">
            <text:p>512</text:p>
          </table:table-cell>
          <table:table-cell table:number-columns-repeated="2"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4">
            <text:p>5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0907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3">
            <text:p>523</text:p>
          </table:table-cell>
          <table:table-cell table:number-columns-repeated="2" table:style-name="ce82" office:value-type="float" office:value="15.8">
            <text:p>15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24">
            <text:p>524</text:p>
          </table:table-cell>
          <table:table-cell table:number-columns-repeated="2"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57:.F1363])" office:value-type="float" office:value="85.3">
            <text:p>85,30</text:p>
          </table:table-cell>
          <table:table-cell table:style-name="ce83" table:formula="of:=SUM([.G1357:.G1363])" office:value-type="float" office:value="85.3">
            <text:p>85,30</text:p>
          </table:table-cell>
          <table:table-cell table:style-name="ce102" table:formula="of:=SUBTOTAL(9;[.H1357:.H1363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357:.K1363])" office:value-type="float" office:value="0">
            <text:p>0</text:p>
          </table:table-cell>
          <table:table-cell table:style-name="ce173"/>
          <table:table-cell table:style-name="ce27" table:formula="of:=SUBTOTAL(9;[.M1357:.M1363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6">
            <text:p>6</text:p>
          </table:table-cell>
          <table:table-cell table:style-name="ce68" office:value-type="float" office:value="600">
            <text:p>600</text:p>
          </table:table-cell>
          <table:table-cell table:style-name="ce82" office:value-type="float" office:value="19.5">
            <text:p>19,50</text:p>
          </table:table-cell>
          <table:table-cell table:style-name="ce82" office:value-type="float" office:value="13.2">
            <text:p>13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2">
            <text:p>602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1">
            <text:p>611</text:p>
          </table:table-cell>
          <table:table-cell table:number-columns-repeated="2" table:style-name="ce82" office:value-type="float" office:value="10.5">
            <text:p>10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5">
            <text:p>615</text:p>
          </table:table-cell>
          <table:table-cell table:number-columns-repeated="2" table:style-name="ce82" office:value-type="float" office:value="16.8">
            <text:p>16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16">
            <text:p>61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.07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21">
            <text:p>621</text:p>
          </table:table-cell>
          <table:table-cell table:style-name="ce82" office:value-type="float" office:value="11.3">
            <text:p>11,30</text:p>
          </table:table-cell>
          <table:table-cell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22">
            <text:p>622</text:p>
          </table:table-cell>
          <table:table-cell table:number-columns-repeated="2" table:style-name="ce82" office:value-type="float" office:value="16.3">
            <text:p>16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23">
            <text:p>623</text:p>
          </table:table-cell>
          <table:table-cell table:number-columns-repeated="2" table:style-name="ce82" office:value-type="float" office:value="15.5">
            <text:p>1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65:.F1372])" office:value-type="float" office:value="106.1">
            <text:p>106,10</text:p>
          </table:table-cell>
          <table:table-cell table:style-name="ce83" table:formula="of:=SUM([.G1365:.G1372])" office:value-type="float" office:value="99.1">
            <text:p>99,10</text:p>
          </table:table-cell>
          <table:table-cell table:style-name="ce102" table:formula="of:=SUBTOTAL(9;[.H1365:.H1372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365:.K1372])" office:value-type="float" office:value="1">
            <text:p>1</text:p>
          </table:table-cell>
          <table:table-cell table:style-name="ce173"/>
          <table:table-cell table:style-name="ce27" table:formula="of:=SUBTOTAL(9;[.M1365:.M1372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7">
            <text:p>7</text:p>
          </table:table-cell>
          <table:table-cell table:style-name="ce68" office:value-type="float" office:value="700">
            <text:p>7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2.1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6">
            <text:p>7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605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4">
            <text:p>714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3.09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5">
            <text:p>71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9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7">
            <text:p>717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9.05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18">
            <text:p>718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4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21">
            <text:p>721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25">
            <text:p>725</text:p>
          </table:table-cell>
          <table:table-cell table:number-columns-repeated="2" table:style-name="ce82" office:value-type="float" office:value="10.7">
            <text:p>10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26">
            <text:p>72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.1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74:.F1382])" office:value-type="float" office:value="21.4">
            <text:p>21,40</text:p>
          </table:table-cell>
          <table:table-cell table:style-name="ce83" table:formula="of:=SUM([.G1374:.G1382])" office:value-type="float" office:value="21.4">
            <text:p>21,40</text:p>
          </table:table-cell>
          <table:table-cell table:style-name="ce102" table:formula="of:=SUBTOTAL(9;[.H1374:.H1382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1374:.K1382])" office:value-type="float" office:value="0">
            <text:p>0</text:p>
          </table:table-cell>
          <table:table-cell table:style-name="ce173"/>
          <table:table-cell table:style-name="ce27" table:formula="of:=SUBTOTAL(9;[.M1374:.M1382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0">
            <text:p>810</text:p>
          </table:table-cell>
          <table:table-cell table:number-columns-repeated="2" table:style-name="ce82" office:value-type="float" office:value="17.1">
            <text:p>1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2">
            <text:p>812</text:p>
          </table:table-cell>
          <table:table-cell table:number-columns-repeated="2"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13">
            <text:p>813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0">
            <text:p>820</text:p>
          </table:table-cell>
          <table:table-cell table:number-columns-repeated="2" table:style-name="ce82" office:value-type="float" office:value="10.1">
            <text:p>10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3">
            <text:p>82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2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4">
            <text:p>824</text:p>
          </table:table-cell>
          <table:table-cell table:number-columns-repeated="2"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5">
            <text:p>825</text:p>
          </table:table-cell>
          <table:table-cell table:number-columns-repeated="2" table:style-name="ce82" office:value-type="float" office:value="10.9">
            <text:p>10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26">
            <text:p>82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9022014 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84:.F1391])" office:value-type="float" office:value="76.2">
            <text:p>76,20</text:p>
          </table:table-cell>
          <table:table-cell table:style-name="ce83" table:formula="of:=SUM([.G1384:.G1391])" office:value-type="float" office:value="76.2">
            <text:p>76,20</text:p>
          </table:table-cell>
          <table:table-cell table:style-name="ce102" table:formula="of:=SUBTOTAL(9;[.H1384:.H1391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384:.K1391])" office:value-type="float" office:value="0">
            <text:p>0</text:p>
          </table:table-cell>
          <table:table-cell table:style-name="ce173"/>
          <table:table-cell table:style-name="ce27" table:formula="of:=SUBTOTAL(9;[.M1384:.M1391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9">
            <text:p>9</text:p>
          </table:table-cell>
          <table:table-cell table:style-name="ce68" office:value-type="float" office:value="901">
            <text:p>9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05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2">
            <text:p>902</text:p>
          </table:table-cell>
          <table:table-cell table:style-name="ce88" table:number-columns-repeated="2"/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22">
          <table:table-cell table:style-name="ce7" office:value-type="string">
            <text:p><text:s/></text:p>
          </table:table-cell>
          <table:table-cell table:style-name="ce28"/>
          <table:table-cell table:style-name="ce7"/>
          <table:table-cell table:style-name="ce28"/>
          <table:table-cell table:style-name="ce68" office:value-type="float" office:value="910">
            <text:p>910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<text:s text:c="855"/>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2">
            <text:p>912</text:p>
          </table:table-cell>
          <table:table-cell table:number-columns-repeated="2" table:style-name="ce82" office:value-type="float" office:value="10.8">
            <text:p>10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5">
            <text:p>915</text:p>
          </table:table-cell>
          <table:table-cell table:number-columns-repeated="2" table:style-name="ce82" office:value-type="float" office:value="11.2">
            <text:p>11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19">
            <text:p>919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2">
            <text:p>922</text:p>
          </table:table-cell>
          <table:table-cell table:number-columns-repeated="2" table:style-name="ce82" office:value-type="float" office:value="16.4">
            <text:p>16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3">
            <text:p>923</text:p>
          </table:table-cell>
          <table:table-cell table:number-columns-repeated="2"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6">
            <text:p>926</text:p>
          </table:table-cell>
          <table:table-cell table:number-columns-repeated="2" table:style-name="ce82" office:value-type="float" office:value="16.4">
            <text:p>16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28">
            <text:p>928</text:p>
          </table:table-cell>
          <table:table-cell table:style-name="ce82" office:value-type="float" office:value="21.5">
            <text:p>21,50</text:p>
          </table:table-cell>
          <table:table-cell table:style-name="ce82" office:value-type="float" office:value="10.3">
            <text:p>10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393:.F1402])" office:value-type="float" office:value="126.6">
            <text:p>126,60</text:p>
          </table:table-cell>
          <table:table-cell table:style-name="ce83" table:formula="of:=SUM([.G1393:.G1402])" office:value-type="float" office:value="115.4">
            <text:p>115,40</text:p>
          </table:table-cell>
          <table:table-cell table:style-name="ce102" table:formula="of:=SUBTOTAL(9;[.H1393:.H1402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1393:.K1402])" office:value-type="float" office:value="1">
            <text:p>1</text:p>
          </table:table-cell>
          <table:table-cell table:style-name="ce173"/>
          <table:table-cell table:style-name="ce27" table:formula="of:=SUBTOTAL(9;[.M1393:.M1402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5516.2">
            <text:p>5516,2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403]+[.F1392]+[.F1383]+[.F1373]+[.F1364]+[.F1356]+[.F1347]+[.F1339]+[.F1326]" office:value-type="float" office:value="1132.35">
            <text:p>1 132,35</text:p>
          </table:table-cell>
          <table:table-cell table:style-name="ce85" table:formula="of:=[.G1403]+[.G1392]+[.G1383]+[.G1373]+[.G1364]+[.G1356]+[.G1347]+[.G1339]+[.G1326]" office:value-type="float" office:value="844.1">
            <text:p>844,10</text:p>
          </table:table-cell>
          <table:table-cell table:style-name="ce103" table:formula="of:=[.H1403]+[.H1392]+[.H1383]+[.H1373]+[.H1364]+[.H1356]+[.H1347]+[.H1339]+[.H1326]" office:value-type="float" office:value="69">
            <text:p>69</text:p>
          </table:table-cell>
          <table:table-cell table:style-name="ce122"/>
          <table:table-cell table:style-name="ce29"/>
          <table:table-cell table:style-name="ce29" table:formula="of:=[.K1403]+[.K1392]+[.K1383]+[.K1373]+[.K1364]+[.K1356]+[.K1347]+[.K1339]+[.K1326]" office:value-type="float" office:value="11">
            <text:p>11</text:p>
          </table:table-cell>
          <table:table-cell table:style-name="ce174"/>
          <table:table-cell table:style-name="ce29" table:formula="of:=[.M1403]+[.M1392]+[.M1383]+[.M1373]+[.M1364]+[.M1356]+[.M1347]+[.M1339]+[.M1326]" office:value-type="float" office:value="13">
            <text:p>13</text:p>
          </table:table-cell>
          <table:table-cell table:style-name="ce197" table:formula="of:=[.F1404]/[.B1404]*100" office:value-type="float" office:value="20.5277183568398">
            <text:p>20,53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21">
            <text:p>21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77">
            <text:p>77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6" office:value-type="string">
            <text:p>Жд <text:s/>принят <text:s/>в м/с Р150/01.02.2002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35"/>
          <table:table-cell table:style-name="ce24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float" office:value="100">
            <text:p>1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3,9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8"/>
          <table:table-cell table:style-name="ce32"/>
          <table:table-cell table:style-name="ce7"/>
          <table:table-cell table:style-name="ce28"/>
          <table:table-cell table:style-name="ce68" office:value-type="string">
            <text:p>1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0,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44"/>
          <table:table-cell table:style-name="ce68" office:value-type="float" office:value="102">
            <text:p>1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4,2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204"/>
          <table:table-cell table:style-name="ce152" table:number-columns-repeated="240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string">
            <text:p>103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24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string">
            <text:p>104(1,2,4)</text:p>
          </table:table-cell>
          <table:table-cell table:style-name="ce82" office:value-type="float" office:value="52.9">
            <text:p>52,90</text:p>
          </table:table-cell>
          <table:table-cell table:style-name="ce82" office:value-type="float" office:value="38.5">
            <text:p>38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float" office:value="108">
            <text:p>108</text:p>
          </table:table-cell>
          <table:table-cell table:number-columns-repeated="2" table:style-name="ce82" office:value-type="float" office:value="13.3">
            <text:p>13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32"/>
          <table:table-cell table:style-name="ce7"/>
          <table:table-cell table:style-name="ce28"/>
          <table:table-cell table:style-name="ce68" office:value-type="string">
            <text:p>108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9,9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5(1,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9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style-name="ce82" office:value-type="float" office:value="86.7">
            <text:p>86,70</text:p>
          </table:table-cell>
          <table:table-cell table:style-name="ce82" office:value-type="float" office:value="59.3">
            <text:p>59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,2,3,4)</text:p>
          </table:table-cell>
          <table:table-cell table:style-name="ce189" office:value-type="float" office:value="4">
            <text:p>4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06:.F1414])" office:value-type="float" office:value="152.9">
            <text:p>152,90</text:p>
          </table:table-cell>
          <table:table-cell table:style-name="ce83" table:formula="of:=SUM([.G1406:.G1414])" office:value-type="float" office:value="111.1">
            <text:p>111,10</text:p>
          </table:table-cell>
          <table:table-cell table:style-name="ce102" table:formula="of:=SUBTOTAL(9;[.H1406:.H1414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1406:.K1414])" office:value-type="float" office:value="0">
            <text:p>0</text:p>
          </table:table-cell>
          <table:table-cell table:style-name="ce173"/>
          <table:table-cell table:style-name="ce27" table:formula="of:=SUBTOTAL(9;[.M1406:.M1414])" office:value-type="float" office:value="5">
            <text:p>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0">
            <text:p>200</text:p>
          </table:table-cell>
          <table:table-cell table:style-name="ce82" office:value-type="float" office:value="13.2">
            <text:p>13,2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928-1510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0а</text:p>
          </table:table-cell>
          <table:table-cell table:style-name="ce82" office:value-type="float" office:value="10">
            <text:p>10,0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724-2104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2">
            <text:p>2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106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3(1,2)</text:p>
          </table:table-cell>
          <table:table-cell table:style-name="ce82" office:value-type="float" office:value="42.1">
            <text:p>42,10</text:p>
          </table:table-cell>
          <table:table-cell table:style-name="ce82" office:value-type="float" office:value="25.9">
            <text:p>25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9">
            <text:p>209</text:p>
          </table:table-cell>
          <table:table-cell table:number-columns-repeated="2" table:style-name="ce82" office:value-type="float" office:value="12.9">
            <text:p>12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9а</text:p>
          </table:table-cell>
          <table:table-cell table:style-name="ce82" office:value-type="float" office:value="10">
            <text:p>10,0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3080-2910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5(1)</text:p>
          </table:table-cell>
          <table:table-cell table:number-columns-repeated="2" table:style-name="ce82" office:value-type="float" office:value="17.2">
            <text:p>1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6">
            <text:p>2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.08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7(3,4)</text:p>
          </table:table-cell>
          <table:table-cell table:number-columns-repeated="2"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8(3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006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16:.F1425])" office:value-type="float" office:value="133">
            <text:p>133,00</text:p>
          </table:table-cell>
          <table:table-cell table:style-name="ce83" table:formula="of:=SUM([.G1416:.G1425])" office:value-type="float" office:value="83.6">
            <text:p>83,60</text:p>
          </table:table-cell>
          <table:table-cell table:style-name="ce102" table:formula="of:=SUBTOTAL(9;[.H1416:.H1425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416:.K1425])" office:value-type="float" office:value="1">
            <text:p>1</text:p>
          </table:table-cell>
          <table:table-cell table:style-name="ce173"/>
          <table:table-cell table:style-name="ce27" table:formula="of:=SUBTOTAL(9;[.M1416:.M1425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float" office:value="300">
            <text:p>300</text:p>
          </table:table-cell>
          <table:table-cell table:style-name="ce82" office:value-type="float" office:value="13.3">
            <text:p>13,3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010-2905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0а</text:p>
          </table:table-cell>
          <table:table-cell table:style-name="ce82" office:value-type="float" office:value="10">
            <text:p>10,0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171-10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1">
            <text:p>301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10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2">
            <text:p>302</text:p>
          </table:table-cell>
          <table:table-cell table:number-columns-repeated="2" table:style-name="ce82" office:value-type="float" office:value="14.2">
            <text:p>14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3">
            <text:p>3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2.12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6">
            <text:p>306</text:p>
          </table:table-cell>
          <table:table-cell table:number-columns-repeated="2" table:style-name="ce82" office:value-type="float" office:value="13.7">
            <text:p>13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09">
            <text:p>309</text:p>
          </table:table-cell>
          <table:table-cell table:style-name="ce82" office:value-type="float" office:value="12.9">
            <text:p>12,9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3081-2910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9а</text:p>
          </table:table-cell>
          <table:table-cell table:style-name="ce82" office:value-type="float" office:value="10.1">
            <text:p>10,1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381-1107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27:.F1434])" office:value-type="float" office:value="74.2">
            <text:p>74,20</text:p>
          </table:table-cell>
          <table:table-cell table:style-name="ce83" table:formula="of:=SUM([.G1427:.G1434])" office:value-type="float" office:value="27.9">
            <text:p>27,90</text:p>
          </table:table-cell>
          <table:table-cell table:style-name="ce102" table:formula="of:=SUBTOTAL(9;[.H1427:.H1434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427:.K1434])" office:value-type="float" office:value="3">
            <text:p>3</text:p>
          </table:table-cell>
          <table:table-cell table:style-name="ce173"/>
          <table:table-cell table:style-name="ce27" table:formula="of:=SUBTOTAL(9;[.M1427:.M1434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0">
            <text:p>400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929-15102007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0,2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3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9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06">
            <text:p>406</text:p>
          </table:table-cell>
          <table:table-cell table:number-columns-repeated="2" table:style-name="ce82" office:value-type="float" office:value="13.8">
            <text:p>13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36:.F1439])" office:value-type="float" office:value="27.2">
            <text:p>27,20</text:p>
          </table:table-cell>
          <table:table-cell table:style-name="ce83" table:formula="of:=SUM([.G1436:.G1439])" office:value-type="float" office:value="13.8">
            <text:p>13,80</text:p>
          </table:table-cell>
          <table:table-cell table:style-name="ce102" table:formula="of:=SUBTOTAL(9;[.H1436:.H1439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1436:.K1439])" office:value-type="float" office:value="0">
            <text:p>0</text:p>
          </table:table-cell>
          <table:table-cell table:style-name="ce173"/>
          <table:table-cell table:style-name="ce27" table:formula="of:=SUBTOTAL(9;[.M1436:.M1439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0">
            <text:p>5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3,7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0,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4(3,4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22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9">
            <text:p>509</text:p>
          </table:table-cell>
          <table:table-cell table:style-name="ce82" office:value-type="float" office:value="13.1">
            <text:p>13,10</text:p>
          </table:table-cell>
          <table:table-cell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3,1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8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9а</text:p>
          </table:table-cell>
          <table:table-cell table:style-name="ce82" office:value-type="float" office:value="9.8">
            <text:p>9,8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2364/28.12.09/-перевод из нежилого в жилое, акт от 30.08.2010 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5(5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6">
            <text:p>506</text:p>
          </table:table-cell>
          <table:table-cell table:number-columns-repeated="2" table:style-name="ce82" office:value-type="float" office:value="14.1">
            <text:p>14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8">
            <text:p>508</text:p>
          </table:table-cell>
          <table:table-cell table:style-name="ce82" office:value-type="float" office:value="34.7">
            <text:p>34,70</text:p>
          </table:table-cell>
          <table:table-cell table:style-name="ce82" office:value-type="float" office:value="28">
            <text:p>28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7(1,3)</text:p>
          </table:table-cell>
          <table:table-cell table:number-columns-repeated="2" table:style-name="ce82" office:value-type="float" office:value="27">
            <text:p>27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2 приват 31.03.14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8а</text:p>
          </table:table-cell>
          <table:table-cell table:style-name="ce82" office:value-type="float" office:value="69.4">
            <text:p>69,40</text:p>
          </table:table-cell>
          <table:table-cell table:style-name="ce82" office:value-type="float" office:value="54">
            <text:p>54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41:.F1450])" office:value-type="float" office:value="168.1">
            <text:p>168,10</text:p>
          </table:table-cell>
          <table:table-cell table:style-name="ce83" table:formula="of:=SUM([.G1441:.G1450])" office:value-type="float" office:value="123.1">
            <text:p>123,10</text:p>
          </table:table-cell>
          <table:table-cell table:style-name="ce102" table:formula="of:=SUBTOTAL(9;[.H1441:.H1450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441:.K1450])" office:value-type="float" office:value="1">
            <text:p>1</text:p>
          </table:table-cell>
          <table:table-cell table:style-name="ce173"/>
          <table:table-cell table:style-name="ce27" table:formula="of:=SUBTOTAL(9;[.M1441:.M1450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6">
            <text:p>6</text:p>
          </table:table-cell>
          <table:table-cell table:style-name="ce68" office:value-type="float" office:value="600">
            <text:p>600</text:p>
          </table:table-cell>
          <table:table-cell table:style-name="ce82" office:value-type="float" office:value="13.6">
            <text:p>13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463-2208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0,2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4">
            <text:p>604</text:p>
          </table:table-cell>
          <table:table-cell table:style-name="ce82" office:value-type="float" office:value="70">
            <text:p>70,00</text:p>
          </table:table-cell>
          <table:table-cell table:style-name="ce82" office:value-type="float" office:value="54.7">
            <text:p>54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609">
            <text:p>60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3,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9А</text:p>
          </table:table-cell>
          <table:table-cell table:style-name="ce82" office:value-type="float" office:value="9.8">
            <text:p>9,8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2868-08102007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5(3,4)</text:p>
          </table:table-cell>
          <table:table-cell table:style-name="ce82" office:value-type="float" office:value="39.1">
            <text:p>39,10</text:p>
          </table:table-cell>
          <table:table-cell table:style-name="ce82" office:value-type="float" office:value="26.8">
            <text:p>26,80</text:p>
          </table:table-cell>
          <table:table-cell table:style-name="ce101" office:value-type="float" office:value="2">
            <text:p>2</text:p>
          </table:table-cell>
          <table:table-cell table:style-name="ce119" office:value-type="string">
            <text:p>Прив. к.2/04.06.20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8 (1,2)</text:p>
          </table:table-cell>
          <table:table-cell table:style-name="ce82" office:value-type="float" office:value="42">
            <text:p>42,0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52:.F1458])" office:value-type="float" office:value="174.5">
            <text:p>174,50</text:p>
          </table:table-cell>
          <table:table-cell table:style-name="ce83" table:formula="of:=SUM([.G1452:.G1458])" office:value-type="float" office:value="109">
            <text:p>109,00</text:p>
          </table:table-cell>
          <table:table-cell table:style-name="ce102" table:formula="of:=SUBTOTAL(9;[.H1452:.H1458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452:.K1458])" office:value-type="float" office:value="2">
            <text:p>2</text:p>
          </table:table-cell>
          <table:table-cell table:style-name="ce173"/>
          <table:table-cell table:style-name="ce27" table:formula="of:=SUBTOTAL(9;[.M1452:.M1458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7">
            <text:p>7</text:p>
          </table:table-cell>
          <table:table-cell table:style-name="ce68" office:value-type="float" office:value="700">
            <text:p>7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3,5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10,2 м2)</text:p>
          </table:table-cell>
          <table:table-cell table:style-name="ce142"/>
          <table:table-cell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2">
            <text:p>702</text:p>
          </table:table-cell>
          <table:table-cell table:number-columns-repeated="2" table:style-name="ce82" office:value-type="float" office:value="14.8">
            <text:p>1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3(2)</text:p>
          </table:table-cell>
          <table:table-cell table:number-columns-repeated="2" table:style-name="ce82" office:value-type="float" office:value="12.1">
            <text:p>12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5">
            <text:p>705</text:p>
          </table:table-cell>
          <table:table-cell table:style-name="ce82" office:value-type="float" office:value="50.5">
            <text:p>50,50</text:p>
          </table:table-cell>
          <table:table-cell table:style-name="ce82" office:value-type="float" office:value="29.5">
            <text:p>29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9">
            <text:p>709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13,1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8(4)</text:p>
          </table:table-cell>
          <table:table-cell table:number-columns-repeated="2" table:style-name="ce82" office:value-type="float" office:value="15.5">
            <text:p>15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706">
            <text:p>706</text:p>
          </table:table-cell>
          <table:table-cell table:number-columns-repeated="2" table:style-name="ce82" office:value-type="float" office:value="14.3">
            <text:p>14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7(1)</text:p>
          </table:table-cell>
          <table:table-cell table:number-columns-repeated="2" table:style-name="ce82" office:value-type="float" office:value="16.5">
            <text:p>16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60:.F1468])" office:value-type="float" office:value="123.7">
            <text:p>123,70</text:p>
          </table:table-cell>
          <table:table-cell table:style-name="ce83" table:formula="of:=SUM([.G1460:.G1468])" office:value-type="float" office:value="102.7">
            <text:p>102,70</text:p>
          </table:table-cell>
          <table:table-cell table:style-name="ce102" table:formula="of:=SUBTOTAL(9;[.H1460:.H1468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461:.K1468])" office:value-type="float" office:value="0">
            <text:p>0</text:p>
          </table:table-cell>
          <table:table-cell table:style-name="ce173"/>
          <table:table-cell table:style-name="ce27" table:formula="of:=SUBTOTAL(9;[.M1468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8">
            <text:p>8</text:p>
          </table:table-cell>
          <table:table-cell table:style-name="ce68" office:value-type="float" office:value="800">
            <text:p>800</text:p>
          </table:table-cell>
          <table:table-cell table:style-name="ce82" office:value-type="float" office:value="13.4">
            <text:p>13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006-2005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0А</text:p>
          </table:table-cell>
          <table:table-cell table:style-name="ce82" office:value-type="float" office:value="10.6">
            <text:p>10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493-12032010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3">
            <text:p>8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18.09.12 к 1,2-прив 18.04.13</text:p>
          </table:table-cell>
          <table:table-cell table:style-name="ce142" office:value-type="string">
            <text:p><text:s/></text:p>
          </table:table-cell>
          <table:table-cell table:style-name="ce14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4(3)</text:p>
          </table:table-cell>
          <table:table-cell table:number-columns-repeated="2" table:style-name="ce82" office:value-type="float" office:value="12">
            <text:p>12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4 приват 27.11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5(3,4,5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<text:s/>19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7(3)</text:p>
          </table:table-cell>
          <table:table-cell table:number-columns-repeated="2" table:style-name="ce82" office:value-type="float" office:value="11">
            <text:p>11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70:.F1475])" office:value-type="float" office:value="47">
            <text:p>47,00</text:p>
          </table:table-cell>
          <table:table-cell table:style-name="ce83" table:formula="of:=SUM([.G1470:.G1475])" office:value-type="float" office:value="23">
            <text:p>23,00</text:p>
          </table:table-cell>
          <table:table-cell table:style-name="ce102" table:formula="of:=SUBTOTAL(9;[.H1470:.H1475])" office:value-type="float" office:value="4">
            <text:p>4</text:p>
          </table:table-cell>
          <table:table-cell table:style-name="ce57"/>
          <table:table-cell table:style-name="ce27"/>
          <table:table-cell table:style-name="ce27" table:formula="of:=SUBTOTAL(9;[.K1470:.K1475])" office:value-type="float" office:value="2">
            <text:p>2</text:p>
          </table:table-cell>
          <table:table-cell table:style-name="ce173"/>
          <table:table-cell table:style-name="ce27" table:formula="of:=SUBTOTAL(9;[.M1470:.M1475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9">
            <text:p>9</text:p>
          </table:table-cell>
          <table:table-cell table:style-name="ce68" office:value-type="float" office:value="900">
            <text:p>900</text:p>
          </table:table-cell>
          <table:table-cell table:style-name="ce82" office:value-type="float" office:value="13.1">
            <text:p>13,1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едено из нежилого пост 1627-2409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0А</text:p>
          </table:table-cell>
          <table:table-cell table:style-name="ce82" office:value-type="float" office:value="10.4">
            <text:p>10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пост 1191 от 20.06.08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1(3,4)</text:p>
          </table:table-cell>
          <table:table-cell table:number-columns-repeated="2" table:style-name="ce82" office:value-type="float" office:value="27.3">
            <text:p>27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2">
            <text:p>902</text:p>
          </table:table-cell>
          <table:table-cell table:number-columns-repeated="2" table:style-name="ce82" office:value-type="float" office:value="14.8">
            <text:p>1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3(3)</text:p>
          </table:table-cell>
          <table:table-cell table:number-columns-repeated="2" table:style-name="ce82" office:value-type="float" office:value="12.2">
            <text:p>12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4 (3,4)</text:p>
          </table:table-cell>
          <table:table-cell table:style-name="ce82" office:value-type="float" office:value="29.5">
            <text:p>29,50</text:p>
          </table:table-cell>
          <table:table-cell table:style-name="ce82" office:value-type="float" office:value="27.5">
            <text:p>27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1,2-приват 12.03.13</text:p>
          </table:table-cell>
          <table:table-cell table:style-name="ce142" table:number-columns-repeated="2"/>
          <table:table-cell table:style-name="ce172" office:value-type="string">
            <text:p>с (к. 3,4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7(2)</text:p>
          </table:table-cell>
          <table:table-cell table:number-columns-repeated="2" table:style-name="ce82" office:value-type="float" office:value="12.5">
            <text:p>12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9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(10,0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8">
            <text:p>908</text:p>
          </table:table-cell>
          <table:table-cell table:style-name="ce82" office:value-type="float" office:value="69.9">
            <text:p>69,90</text:p>
          </table:table-cell>
          <table:table-cell table:style-name="ce82" office:value-type="float" office:value="56">
            <text:p>56,0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,3,4)</text:p>
          </table:table-cell>
          <table:table-cell table:style-name="ce189" office:value-type="float" office:value="3">
            <text:p>3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5(1,2)</text:p>
          </table:table-cell>
          <table:table-cell table:number-columns-repeated="2"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77:.F1486])" office:value-type="float" office:value="217.3">
            <text:p>217,30</text:p>
          </table:table-cell>
          <table:table-cell table:style-name="ce83" table:formula="of:=SUM([.G1477:.G1486])" office:value-type="float" office:value="177.9">
            <text:p>177,90</text:p>
          </table:table-cell>
          <table:table-cell table:style-name="ce102" table:formula="of:=SUBTOTAL(9;[.H1477:.H1486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1477:.K1486])" office:value-type="float" office:value="1">
            <text:p>1</text:p>
          </table:table-cell>
          <table:table-cell table:style-name="ce173"/>
          <table:table-cell table:style-name="ce27" table:formula="of:=SUBTOTAL(9;[.M1477:.M1486])" office:value-type="float" office:value="8">
            <text:p>8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4401.4">
            <text:p>4401,4</text:p>
          </table:table-cell>
          <table:table-cell table:style-name="ce29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487]+[.F1476]+[.F1469]+[.F1459]+[.F1451]+[.F1440]+[.F1435]+[.F1426]+[.F1415]" office:value-type="float" office:value="1117.9">
            <text:p>1 117,90</text:p>
          </table:table-cell>
          <table:table-cell table:style-name="ce85" table:formula="of:=[.G1487]+[.G1476]+[.G1469]+[.G1459]+[.G1451]+[.G1440]+[.G1435]+[.G1426]+[.G1415]" office:value-type="float" office:value="772.1">
            <text:p>772,10</text:p>
          </table:table-cell>
          <table:table-cell table:style-name="ce103" table:formula="of:=[.H1487]+[.H1476]+[.H1469]+[.H1459]+[.H1451]+[.H1440]+[.H1435]+[.H1426]+[.H1415]" office:value-type="float" office:value="48">
            <text:p>48</text:p>
          </table:table-cell>
          <table:table-cell table:style-name="ce122"/>
          <table:table-cell table:style-name="ce29"/>
          <table:table-cell table:style-name="ce29" table:formula="of:=[.K1487]+[.K1476]+[.K1469]+[.K1459]+[.K1451]+[.K1440]+[.K1435]+[.K1426]+[.K1415]" office:value-type="float" office:value="10">
            <text:p>10</text:p>
          </table:table-cell>
          <table:table-cell table:style-name="ce174"/>
          <table:table-cell table:style-name="ce29" table:formula="of:=[.M1487]+[.M1476]+[.M1469]+[.M1459]+[.M1451]+[.M1440]+[.M1435]+[.M1426]+[.M1415]" office:value-type="float" office:value="15">
            <text:p>15</text:p>
          </table:table-cell>
          <table:table-cell table:style-name="ce197" table:formula="of:=[.F1488]/[.B1488]*100" office:value-type="float" office:value="25.3987367655746">
            <text:p>25,4</text:p>
          </table:table-cell>
          <table:table-cell table:style-name="ce159" table:number-columns-repeated="316"/>
          <table:table-cell table:style-name="ce213" table:number-columns-repeated="692"/>
          <table:table-cell table:number-columns-repeated="2"/>
        </table:table-row>
        <table:table-row table:style-name="ro17">
          <table:table-cell table:style-name="ce6" office:value-type="float" office:value="22">
            <text:p>22</text:p>
          </table:table-cell>
          <table:table-cell table:style-name="ce30" office:value-type="string">
            <text:p>КОМСОМОЛЬСКАЯ</text:p>
          </table:table-cell>
          <table:table-cell table:style-name="ce47" office:value-type="float" office:value="83">
            <text:p>83</text:p>
          </table:table-cell>
          <table:table-cell table:style-name="ce56"/>
          <table:table-cell table:style-name="ce67"/>
          <table:table-cell table:style-name="ce86" table:number-columns-repeated="2"/>
          <table:table-cell table:style-name="ce104"/>
          <table:table-cell table:style-name="ce127" office:value-type="string">
            <text:p>принята в м/с Р150/01.02.2002</text:p>
          </table:table-cell>
          <table:table-cell table:style-name="ce14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70" office:value-type="string">
            <text:p><text:s/></text:p>
          </table:table-cell>
          <table:table-cell table:style-name="ce161" office:value-type="string">
            <text:p><text:s/></text:p>
          </table:table-cell>
          <table:table-cell table:style-name="ce194"/>
          <table:table-cell table:style-name="ce152" table:number-columns-repeated="241"/>
          <table:table-cell table:number-columns-repeated="75"/>
          <table:table-cell table:style-name="ce215" table:number-columns-repeated="692"/>
          <table:table-cell table:number-columns-repeated="2"/>
        </table:table-row>
        <table:table-row table:style-name="ro7">
          <table:table-cell table:style-name="ce8"/>
          <table:table-cell table:style-name="ce33"/>
          <table:table-cell table:style-name="ce28" office:value-type="string">
            <text:p>СРН-3</text:p>
          </table:table-cell>
          <table:table-cell table:style-name="ce28" office:value-type="float" office:value="1">
            <text:p>1</text:p>
          </table:table-cell>
          <table:table-cell table:style-name="ce68" office:value-type="string">
            <text:p>1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(8,9 м2)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1(3,4)</text:p>
          </table:table-cell>
          <table:table-cell table:number-columns-repeated="2" table:style-name="ce82" office:value-type="float" office:value="27.2">
            <text:p>27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<text:s/>(ком. 3,4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3">
            <text:p>103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29.01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4(1)</text:p>
          </table:table-cell>
          <table:table-cell table:number-columns-repeated="2" table:style-name="ce82" office:value-type="float" office:value="15.2">
            <text:p>15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4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12,3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39"/>
          <table:table-cell table:style-name="ce70" office:value-type="string">
            <text:p>104б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<text:s/>(9,8 м2) в аренд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5(1,2)</text:p>
          </table:table-cell>
          <table:table-cell table:number-columns-repeated="2" table:style-name="ce82" office:value-type="float" office:value="27.1">
            <text:p>2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ом. 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106">
            <text:p>106</text:p>
          </table:table-cell>
          <table:table-cell table:style-name="ce82" office:value-type="float" office:value="14.1">
            <text:p>14,10</text:p>
          </table:table-cell>
          <table:table-cell table:style-name="ce82" office:value-type="float" office:value="10.6">
            <text:p>10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7(2,4)</text:p>
          </table:table-cell>
          <table:table-cell table:number-columns-repeated="2" table:style-name="ce82" office:value-type="float" office:value="25.6">
            <text:p>25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3 приват 02.04.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8(1,2)</text:p>
          </table:table-cell>
          <table:table-cell table:number-columns-repeated="2" table:style-name="ce82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108а, 108б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ые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490:.F1500])" office:value-type="float" office:value="137.3">
            <text:p>137,30</text:p>
          </table:table-cell>
          <table:table-cell table:style-name="ce83" table:formula="of:=SUM([.G1490:.G1500])" office:value-type="float" office:value="133.8">
            <text:p>133,80</text:p>
          </table:table-cell>
          <table:table-cell table:style-name="ce102" table:formula="of:=SUBTOTAL(9;[.H1490:.H1500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490:.K1500])" office:value-type="float" office:value="0">
            <text:p>0</text:p>
          </table:table-cell>
          <table:table-cell table:style-name="ce173"/>
          <table:table-cell table:style-name="ce27" table:formula="of:=SUBTOTAL(9;[.M1490:.M1500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2">
            <text:p>2</text:p>
          </table:table-cell>
          <table:table-cell table:style-name="ce68" office:value-type="float" office:value="200">
            <text:p>200</text:p>
          </table:table-cell>
          <table:table-cell table:number-columns-repeated="2" table:style-name="ce82" office:value-type="float" office:value="9.1">
            <text:p>9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 12,3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2">
            <text:p>2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1.04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3(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5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4(4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08.08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4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 12,4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4б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 9,4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205">
            <text:p>205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21" office:value-type="string">
            <text:p>Приват 01.10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7(2)</text:p>
          </table:table-cell>
          <table:table-cell table:number-columns-repeated="2" table:style-name="ce82" office:value-type="float" office:value="10.4">
            <text:p>10,4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.1 приват 08.04.13</text:p>
          </table:table-cell>
          <table:table-cell table:style-name="ce142" table:number-columns-repeated="2"/>
          <table:table-cell table:style-name="ce172" office:value-type="string">
            <text:p>с (к.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208(3,4)</text:p>
          </table:table-cell>
          <table:table-cell table:style-name="ce82" office:value-type="float" office:value="33.75">
            <text:p>33,75</text:p>
          </table:table-cell>
          <table:table-cell table:style-name="ce82" office:value-type="float" office:value="27.1">
            <text:p>27,10</text:p>
          </table:table-cell>
          <table:table-cell table:style-name="ce101" office:value-type="float" office:value="2">
            <text:p>2</text:p>
          </table:table-cell>
          <table:table-cell table:style-name="ce119" office:value-type="string">
            <text:p>к.3-11,4 м2, <text:s/>к.4-15,7 м2</text:p>
          </table:table-cell>
          <table:table-cell table:style-name="ce142" table:number-columns-repeated="2"/>
          <table:table-cell table:style-name="ce172" office:value-type="string">
            <text:p>С(3,4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02:.F1510])" office:value-type="float" office:value="19.5">
            <text:p>19,50</text:p>
          </table:table-cell>
          <table:table-cell table:style-name="ce83" table:formula="of:=SUM([.G1502:.G1510])" office:value-type="float" office:value="19.5">
            <text:p>19,50</text:p>
          </table:table-cell>
          <table:table-cell table:style-name="ce102" table:formula="of:=SUBTOTAL(9;[.H1502:.H1510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1502:.K1510])" office:value-type="float" office:value="0">
            <text:p>0</text:p>
          </table:table-cell>
          <table:table-cell table:style-name="ce173"/>
          <table:table-cell table:style-name="ce27" table:formula="of:=SUBTOTAL(9;[.M1502:.M1511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3">
            <text:p>3</text:p>
          </table:table-cell>
          <table:table-cell table:style-name="ce68" office:value-type="string">
            <text:p>301(1,2,3)</text:p>
          </table:table-cell>
          <table:table-cell table:number-columns-repeated="2" table:style-name="ce82" office:value-type="float" office:value="33.5">
            <text:p>33,5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3(1)</text:p>
          </table:table-cell>
          <table:table-cell table:number-columns-repeated="2" table:style-name="ce82" office:value-type="float" office:value="15.1">
            <text:p>15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4(4)</text:p>
          </table:table-cell>
          <table:table-cell table:number-columns-repeated="2" table:style-name="ce82" office:value-type="float" office:value="15.6">
            <text:p>15,6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3 приват 31.03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string">
            <text:p>переадрес</text:p>
          </table:table-cell>
          <table:table-cell table:style-name="ce71" office:value-type="string">
            <text:p>304а</text:p>
          </table:table-cell>
          <table:table-cell table:style-name="ce82" office:value-type="float" office:value="12.4">
            <text:p>12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596- 0204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4Б</text:p>
          </table:table-cell>
          <table:table-cell table:style-name="ce82" office:value-type="float" office:value="9.5">
            <text:p>9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2243-2611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7(1,2)</text:p>
          </table:table-cell>
          <table:table-cell table:number-columns-repeated="2" table:style-name="ce82" office:value-type="float" office:value="27.9">
            <text:p>27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,2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308(1)</text:p>
          </table:table-cell>
          <table:table-cell table:number-columns-repeated="2" table:style-name="ce82" office:value-type="float" office:value="15.4">
            <text:p>15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11">
            <text:p>311</text:p>
          </table:table-cell>
          <table:table-cell table:style-name="ce82" office:value-type="float" office:value="34.4">
            <text:p>34,4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322">
            <text:p>322</text:p>
          </table:table-cell>
          <table:table-cell table:style-name="ce82" office:value-type="float" office:value="16.3">
            <text:p>16,3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13:.F1519])" office:value-type="float" office:value="129.4">
            <text:p>129,40</text:p>
          </table:table-cell>
          <table:table-cell table:style-name="ce83" table:formula="of:=SUM([.G1513:.G1519])" office:value-type="float" office:value="107.5">
            <text:p>107,50</text:p>
          </table:table-cell>
          <table:table-cell table:style-name="ce102" table:formula="of:=SUBTOTAL(9;[.H1513:.H1521])" office:value-type="float" office:value="9">
            <text:p>9</text:p>
          </table:table-cell>
          <table:table-cell table:style-name="ce57"/>
          <table:table-cell table:style-name="ce27"/>
          <table:table-cell table:style-name="ce27" table:formula="of:=SUBTOTAL(9;[.K1513:.K1519])" office:value-type="float" office:value="2">
            <text:p>2</text:p>
          </table:table-cell>
          <table:table-cell table:style-name="ce173"/>
          <table:table-cell table:style-name="ce27" table:formula="of:=SUBTOTAL(9;[.M1513:.M1519])" office:value-type="float" office:value="4">
            <text:p>4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4">
            <text:p>4</text:p>
          </table:table-cell>
          <table:table-cell table:style-name="ce68" office:value-type="float" office:value="400">
            <text:p>400</text:p>
          </table:table-cell>
          <table:table-cell table:style-name="ce82" office:value-type="float" office:value="22.1">
            <text:p>22,1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2636/10.09.07/кв400-перевод из нежилого в жилое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1(2)</text:p>
          </table:table-cell>
          <table:table-cell table:number-columns-repeated="2" table:style-name="ce82" office:value-type="float" office:value="12.2">
            <text:p>12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4(3,4)</text:p>
          </table:table-cell>
          <table:table-cell table:number-columns-repeated="2" table:style-name="ce82" office:value-type="float" office:value="27.6">
            <text:p>27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4а</text:p>
          </table:table-cell>
          <table:table-cell table:style-name="ce82" office:value-type="float" office:value="12.6">
            <text:p>12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347-17082009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4б</text:p>
          </table:table-cell>
          <table:table-cell table:style-name="ce82" office:value-type="float" office:value="9.7">
            <text:p>9,7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2376/13.11.10-переведено из нежилого в жилое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5(1,2)</text:p>
          </table:table-cell>
          <table:table-cell table:style-name="ce84" office:value-type="float" office:value="29">
            <text:p>29,00</text:p>
          </table:table-cell>
          <table:table-cell table:style-name="ce84" office:value-type="float" office:value="27.2">
            <text:p>27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 к. 3,4 ( 21.03.13)</text:p>
          </table:table-cell>
          <table:table-cell table:style-name="ce142" table:number-columns-repeated="2"/>
          <table:table-cell table:style-name="ce172" office:value-type="string">
            <text:p>с (к. 2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14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408(1,2,3)</text:p>
          </table:table-cell>
          <table:table-cell table:number-columns-repeated="2" table:style-name="ce82" office:value-type="float" office:value="38.2">
            <text:p>38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1,2,3)</text:p>
          </table:table-cell>
          <table:table-cell table:style-name="ce189" office:value-type="float" office:value="3">
            <text:p>3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411">
            <text:p>411</text:p>
          </table:table-cell>
          <table:table-cell table:style-name="ce82" office:value-type="float" office:value="34.4">
            <text:p>34,4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23:.F1529])" office:value-type="float" office:value="151.4">
            <text:p>151,40</text:p>
          </table:table-cell>
          <table:table-cell table:style-name="ce83" table:formula="of:=SUM([.G1523:.G1529])" office:value-type="float" office:value="105.2">
            <text:p>105,20</text:p>
          </table:table-cell>
          <table:table-cell table:style-name="ce102" table:formula="of:=SUBTOTAL(9;[.H1523:.H1530])" office:value-type="float" office:value="8">
            <text:p>8</text:p>
          </table:table-cell>
          <table:table-cell table:style-name="ce57"/>
          <table:table-cell table:style-name="ce27"/>
          <table:table-cell table:style-name="ce27" table:formula="of:=SUBTOTAL(9;[.K1523:.K1529])" office:value-type="float" office:value="3">
            <text:p>3</text:p>
          </table:table-cell>
          <table:table-cell table:style-name="ce173"/>
          <table:table-cell table:style-name="ce27" table:formula="of:=SUBTOTAL(9;[.M1523:.M1529])" office:value-type="float" office:value="5">
            <text:p>5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5">
            <text:p>5</text:p>
          </table:table-cell>
          <table:table-cell table:style-name="ce68" office:value-type="float" office:value="500">
            <text:p>5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12,7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9,6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1(3,4)</text:p>
          </table:table-cell>
          <table:table-cell table:style-name="ce84" office:value-type="float" office:value="29.2">
            <text:p>29,20</text:p>
          </table:table-cell>
          <table:table-cell table:style-name="ce84" office:value-type="float" office:value="28.1">
            <text:p>28,1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1-приват 18.02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02">
            <text:p>502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5.09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3(2,3)</text:p>
          </table:table-cell>
          <table:table-cell table:style-name="ce82" office:value-type="float" office:value="36.9">
            <text:p>36,90</text:p>
          </table:table-cell>
          <table:table-cell table:style-name="ce82" office:value-type="float" office:value="24.2">
            <text:p>24,2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рив. к.4/050620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4а</text:p>
          </table:table-cell>
          <table:table-cell table:style-name="ce82" office:value-type="float" office:value="12.6">
            <text:p>12,6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2635/10.09.07-перевод нежилое в жилое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4б</text:p>
          </table:table-cell>
          <table:table-cell table:style-name="ce82" office:value-type="float" office:value="9.4">
            <text:p>9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2635/10.09.07-перевод нежилое в жилое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5(3,4)</text:p>
          </table:table-cell>
          <table:table-cell table:number-columns-repeated="2" table:style-name="ce82" office:value-type="float" office:value="26.4">
            <text:p>26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7(3)</text:p>
          </table:table-cell>
          <table:table-cell table:number-columns-repeated="2" table:style-name="ce82" office:value-type="float" office:value="11.4">
            <text:p>11,4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508(4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5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511">
            <text:p>511</text:p>
          </table:table-cell>
          <table:table-cell table:style-name="ce82" office:value-type="float" office:value="34.4">
            <text:p>34,40</text:p>
          </table:table-cell>
          <table:table-cell table:style-name="ce82"/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32:.F1541])" office:value-type="float" office:value="125.9">
            <text:p>125,90</text:p>
          </table:table-cell>
          <table:table-cell table:style-name="ce83" table:formula="of:=SUM([.G1532:.G1541])" office:value-type="float" office:value="90.1">
            <text:p>90,10</text:p>
          </table:table-cell>
          <table:table-cell table:style-name="ce102" table:formula="of:=SUBTOTAL(9;[.H1532:.H1542])" office:value-type="float" office:value="7">
            <text:p>7</text:p>
          </table:table-cell>
          <table:table-cell table:style-name="ce57"/>
          <table:table-cell table:style-name="ce27"/>
          <table:table-cell table:style-name="ce27" table:formula="of:=SUBTOTAL(9;[.K1532:.K1541])" office:value-type="float" office:value="2">
            <text:p>2</text:p>
          </table:table-cell>
          <table:table-cell table:style-name="ce173"/>
          <table:table-cell table:style-name="ce27" table:formula="of:=SUBTOTAL(9;[.M1532:.M1541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6">
            <text:p>6</text:p>
          </table:table-cell>
          <table:table-cell table:style-name="ce68" office:value-type="float" office:value="600">
            <text:p>6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12,5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1(1)</text:p>
          </table:table-cell>
          <table:table-cell table:number-columns-repeated="2" table:style-name="ce82" office:value-type="float" office:value="16.1">
            <text:p>16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3(4)</text:p>
          </table:table-cell>
          <table:table-cell table:number-columns-repeated="2" table:style-name="ce82" office:value-type="float" office:value="16.9">
            <text:p>16,9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4а</text:p>
          </table:table-cell>
          <table:table-cell table:style-name="ce82" office:value-type="float" office:value="12.5">
            <text:p>12,5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675-19082008</text:p>
          </table:table-cell>
          <table:table-cell table:number-columns-repeated="2" table:style-name="ce142" office:value-type="string">
            <text:p><text:s/>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4б</text:p>
          </table:table-cell>
          <table:table-cell table:style-name="ce82" office:value-type="float" office:value="9.4">
            <text:p>9,4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710-2508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5(3)</text:p>
          </table:table-cell>
          <table:table-cell table:number-columns-repeated="2" table:style-name="ce82" office:value-type="float" office:value="11.7">
            <text:p>11,7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608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03.12.1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44:.F1550])" office:value-type="float" office:value="66.6">
            <text:p>66,60</text:p>
          </table:table-cell>
          <table:table-cell table:style-name="ce83" table:formula="of:=SUM([.G1544:.G1550])" office:value-type="float" office:value="44.7">
            <text:p>44,70</text:p>
          </table:table-cell>
          <table:table-cell table:style-name="ce102" table:formula="of:=SUBTOTAL(9;[.H1544:.H1550])" office:value-type="float" office:value="5">
            <text:p>5</text:p>
          </table:table-cell>
          <table:table-cell table:style-name="ce57"/>
          <table:table-cell table:style-name="ce27"/>
          <table:table-cell table:style-name="ce27" table:formula="of:=SUBTOTAL(9;[.K1544:.K1550])" office:value-type="float" office:value="1">
            <text:p>1</text:p>
          </table:table-cell>
          <table:table-cell table:style-name="ce173"/>
          <table:table-cell table:style-name="ce27" table:formula="of:=SUBTOTAL(9;[.M1544:.M1550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7">
            <text:p>7</text:p>
          </table:table-cell>
          <table:table-cell table:style-name="ce68" office:value-type="float" office:value="700">
            <text:p>700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21,6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1(1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 14052013</text:p>
          </table:table-cell>
          <table:table-cell table:style-name="ce142" table:number-columns-repeated="2"/>
          <table:table-cell table:style-name="ce172" office:value-type="string">
            <text:p><text:s/></text:p>
          </table:table-cell>
          <table:table-cell table:style-name="ce189" office:value-type="string">
            <text:p><text:s/>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3(2)</text:p>
          </table:table-cell>
          <table:table-cell table:number-columns-repeated="2" table:style-name="ce82" office:value-type="float" office:value="11.5">
            <text:p>11,5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к 4 прив 21.01.14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4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 12,2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4б</text:p>
          </table:table-cell>
          <table:table-cell table:style-name="ce82" office:value-type="float" office:value="9.3">
            <text:p>9,3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10-0606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707(4)</text:p>
          </table:table-cell>
          <table:table-cell table:number-columns-repeated="2" table:style-name="ce82" office:value-type="float" office:value="15.2">
            <text:p>15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52:.F1557])" office:value-type="float" office:value="36">
            <text:p>36,00</text:p>
          </table:table-cell>
          <table:table-cell table:style-name="ce83" table:formula="of:=SUM([.G1552:.G1557])" office:value-type="float" office:value="26.7">
            <text:p>26,70</text:p>
          </table:table-cell>
          <table:table-cell table:style-name="ce102" table:formula="of:=SUBTOTAL(9;[.H1552:.H1557])" office:value-type="float" office:value="3">
            <text:p>3</text:p>
          </table:table-cell>
          <table:table-cell table:style-name="ce57"/>
          <table:table-cell table:style-name="ce27"/>
          <table:table-cell table:style-name="ce27" table:formula="of:=SUBTOTAL(9;[.K1552:.K1557])" office:value-type="float" office:value="1">
            <text:p>1</text:p>
          </table:table-cell>
          <table:table-cell table:style-name="ce173"/>
          <table:table-cell table:style-name="ce27" table:formula="of:=SUBTOTAL(9;[.M1552:.M1557])" office:value-type="float" office:value="0">
            <text:p>0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8">
            <text:p>8</text:p>
          </table:table-cell>
          <table:table-cell table:style-name="ce68" office:value-type="string">
            <text:p>801(1,2)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изация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4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 12,6 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5">
            <text:p>805</text:p>
          </table:table-cell>
          <table:table-cell table:style-name="ce82" office:value-type="float" office:value="78">
            <text:p>78,00</text:p>
          </table:table-cell>
          <table:table-cell table:style-name="ce82" office:value-type="float" office:value="62.6">
            <text:p>62,6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4)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806">
            <text:p>806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Приват 12.03.13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807(2)</text:p>
          </table:table-cell>
          <table:table-cell table:number-columns-repeated="2" table:style-name="ce82" office:value-type="float" office:value="11.1">
            <text:p>11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59:.F1563])" office:value-type="float" office:value="89.1">
            <text:p>89,10</text:p>
          </table:table-cell>
          <table:table-cell table:style-name="ce83" table:formula="of:=SUM([.G1559:.G1563])" office:value-type="float" office:value="73.7">
            <text:p>73,70</text:p>
          </table:table-cell>
          <table:table-cell table:style-name="ce102" table:formula="of:=SUBTOTAL(9;[.H1559:.H1563])" office:value-type="float" office:value="2">
            <text:p>2</text:p>
          </table:table-cell>
          <table:table-cell table:style-name="ce57"/>
          <table:table-cell table:style-name="ce27"/>
          <table:table-cell table:style-name="ce27" table:formula="of:=SUBTOTAL(9;[.K1559:.K1563])" office:value-type="float" office:value="0">
            <text:p>0</text:p>
          </table:table-cell>
          <table:table-cell table:style-name="ce173"/>
          <table:table-cell table:style-name="ce27" table:formula="of:=SUBTOTAL(9;[.M1559:.M1563])" office:value-type="float" office:value="1">
            <text:p>1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 office:value-type="float" office:value="9">
            <text:p>9</text:p>
          </table:table-cell>
          <table:table-cell table:style-name="ce68" office:value-type="float" office:value="900">
            <text:p>900</text:p>
          </table:table-cell>
          <table:table-cell table:style-name="ce82" office:value-type="float" office:value="13.1">
            <text:p>13,1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910-2605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0А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 office:value-type="string">
            <text:p><text:s/></text:p>
          </table:table-cell>
          <table:table-cell table:style-name="ce119" office:value-type="string">
            <text:p>Нежилое 8,9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3(1,2)</text:p>
          </table:table-cell>
          <table:table-cell table:number-columns-repeated="2" table:style-name="ce82" office:value-type="float" office:value="26.1">
            <text:p>26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4(3,4)</text:p>
          </table:table-cell>
          <table:table-cell table:number-columns-repeated="2" table:style-name="ce82" office:value-type="float" office:value="27.1">
            <text:p>27,1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4а</text:p>
          </table:table-cell>
          <table:table-cell table:style-name="ce82" office:value-type="float" office:value="11">
            <text:p>11,00</text:p>
          </table:table-cell>
          <table:table-cell table:style-name="ce82" office:value-type="float" office:value="0">
            <text:p>0,00</text:p>
          </table:table-cell>
          <table:table-cell table:style-name="ce101" office:value-type="float" office:value="1">
            <text:p>1</text:p>
          </table:table-cell>
          <table:table-cell table:style-name="ce119" office:value-type="string">
            <text:p>перевод в жп <text:s/>пост 1111-06062008</text:p>
          </table:table-cell>
          <table:table-cell table:style-name="ce142" office:value-type="string">
            <text:p>к</text:p>
          </table:table-cell>
          <table:table-cell table:style-name="ce142" office:value-type="float" office:value="1">
            <text:p>1</text:p>
          </table:table-cell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4б</text:p>
          </table:table-cell>
          <table:table-cell table:number-columns-repeated="2" table:style-name="ce82" office:value-type="float" office:value="0">
            <text:p>0,00</text:p>
          </table:table-cell>
          <table:table-cell table:style-name="ce101"/>
          <table:table-cell table:style-name="ce119" office:value-type="string">
            <text:p>Нежилое, 9,5м2</text:p>
          </table:table-cell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5(4)</text:p>
          </table:table-cell>
          <table:table-cell table:number-columns-repeated="2" table:style-name="ce82" office:value-type="float" office:value="16.2">
            <text:p>16,2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/>
          <table:table-cell table:style-name="ce189"/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string">
            <text:p>907(1)</text:p>
          </table:table-cell>
          <table:table-cell table:number-columns-repeated="2" table:style-name="ce82" office:value-type="float" office:value="15.3">
            <text:p>15,3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</text:p>
          </table:table-cell>
          <table:table-cell table:style-name="ce189" office:value-type="float" office:value="1">
            <text:p>1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7">
          <table:table-cell table:style-name="ce7"/>
          <table:table-cell table:style-name="ce28"/>
          <table:table-cell table:style-name="ce7"/>
          <table:table-cell table:style-name="ce28"/>
          <table:table-cell table:style-name="ce68" office:value-type="float" office:value="908">
            <text:p>908</text:p>
          </table:table-cell>
          <table:table-cell table:style-name="ce82" office:value-type="float" office:value="68.7">
            <text:p>68,70</text:p>
          </table:table-cell>
          <table:table-cell table:style-name="ce82" office:value-type="float" office:value="54.8">
            <text:p>54,80</text:p>
          </table:table-cell>
          <table:table-cell table:style-name="ce101" office:value-type="float" office:value="1">
            <text:p>1</text:p>
          </table:table-cell>
          <table:table-cell table:style-name="ce119"/>
          <table:table-cell table:style-name="ce142" table:number-columns-repeated="2"/>
          <table:table-cell table:style-name="ce172" office:value-type="string">
            <text:p>с (к. 3,4)</text:p>
          </table:table-cell>
          <table:table-cell table:style-name="ce189" office:value-type="float" office:value="2">
            <text:p>2</text:p>
          </table:table-cell>
          <table:table-cell table:style-name="ce195"/>
          <table:table-cell table:style-name="ce152" table:number-columns-repeated="241"/>
          <table:table-cell table:number-columns-repeated="769"/>
        </table:table-row>
        <table:table-row table:style-name="ro9">
          <table:table-cell table:style-name="ce9"/>
          <table:table-cell table:style-name="ce27" table:number-columns-repeated="2"/>
          <table:table-cell table:style-name="ce57" office:value-type="string">
            <text:p>Итого по этажу</text:p>
          </table:table-cell>
          <table:table-cell table:style-name="ce72" office:value-type="string">
            <text:p><text:s/></text:p>
          </table:table-cell>
          <table:table-cell table:style-name="ce83" table:formula="of:=SUM([.F1566:.F1573])" office:value-type="float" office:value="164.4">
            <text:p>164,40</text:p>
          </table:table-cell>
          <table:table-cell table:style-name="ce83" table:formula="of:=SUM([.G1566:.G1573])" office:value-type="float" office:value="139.5">
            <text:p>139,50</text:p>
          </table:table-cell>
          <table:table-cell table:style-name="ce102" table:formula="of:=SUBTOTAL(9;[.H1566:.H1573])" office:value-type="float" office:value="6">
            <text:p>6</text:p>
          </table:table-cell>
          <table:table-cell table:style-name="ce57"/>
          <table:table-cell table:style-name="ce27"/>
          <table:table-cell table:style-name="ce27" table:formula="of:=SUBTOTAL(9;[.K1566:.K1573])" office:value-type="float" office:value="1">
            <text:p>1</text:p>
          </table:table-cell>
          <table:table-cell table:style-name="ce173"/>
          <table:table-cell table:style-name="ce27" table:formula="of:=SUBTOTAL(9;[.M1565:.M1573])" office:value-type="float" office:value="3">
            <text:p>3</text:p>
          </table:table-cell>
          <table:table-cell table:style-name="ce196"/>
          <table:table-cell table:style-name="ce159" table:number-columns-repeated="241"/>
          <table:table-cell table:style-name="ce208" table:number-columns-repeated="75"/>
          <table:table-cell table:style-name="ce216" table:number-columns-repeated="692"/>
          <table:table-cell table:number-columns-repeated="2"/>
        </table:table-row>
        <table:table-row table:style-name="ro10">
          <table:table-cell table:style-name="ce10" office:value-type="string">
            <text:p>Всего по зданию: Sобщ, <text:s/>м2</text:p>
          </table:table-cell>
          <table:table-cell table:style-name="ce29" office:value-type="float" office:value="4534.5">
            <text:p>4534,5</text:p>
          </table:table-cell>
          <table:table-cell table:style-name="ce51"/>
          <table:table-cell table:style-name="ce58" office:value-type="string">
            <text:p>Всего по МЖП в здании </text:p>
          </table:table-cell>
          <table:table-cell table:style-name="ce73" office:value-type="string">
            <text:p><text:s/></text:p>
          </table:table-cell>
          <table:table-cell table:style-name="ce85" table:formula="of:=[.F1574]+[.F1564]+[.F1558]+[.F1551]+[.F1543]+[.F1531]+[.F1522]+[.F1512]+[.F1501]" office:value-type="float" office:value="919.6">
            <text:p>919,60</text:p>
          </table:table-cell>
          <table:table-cell table:style-name="ce85" table:formula="of:=[.G1574]+[.G1564]+[.G1558]+[.G1551]+[.G1543]+[.G1531]+[.G1522]+[.G1512]+[.G1501]" office:value-type="float" office:value="740.7">
            <text:p>740,70</text:p>
          </table:table-cell>
          <table:table-cell table:style-name="ce103" table:formula="of:=[.H1574]+[.H1564]+[.H1558]+[.H1551]+[.H1543]+[.H1531]+[.H1522]+[.H1512]+[.H1501]" office:value-type="float" office:value="48">
            <text:p>48</text:p>
          </table:table-cell>
          <table:table-cell table:style-name="ce122"/>
          <table:table-cell table:style-name="ce29"/>
          <table:table-cell table:style-name="ce29" table:formula="of:=[.K1574]+[.K1564]+[.K1558]+[.K1551]+[.K1543]+[.K1531]+[.K1522]+[.K1512]+[.K1501]" office:value-type="float" office:value="10">
            <text:p>10</text:p>
          </table:table-cell>
          <table:table-cell table:style-name="ce174"/>
          <table:table-cell table:style-name="ce29" table:formula="of:=[.M1574]+[.M1564]+[.M1558]+[.M1551]+[.M1543]+[.M1531]+[.M1522]+[.M1512]+[.M1501]" office:value-type="float" office:value="22">
            <text:p>22</text:p>
          </table:table-cell>
          <table:table-cell table:style-name="ce197" table:formula="of:=[.F1575]/[.B1575]*100" office:value-type="float" office:value="20.2800749807035">
            <text:p>20,28</text:p>
          </table:table-cell>
          <table:table-cell table:style-name="ce152" table:number-columns-repeated="316"/>
          <table:table-cell table:style-name="ce217" table:number-columns-repeated="692"/>
          <table:table-cell table:number-columns-repeated="2"/>
        </table:table-row>
        <table:table-row table:style-name="ro14">
          <table:table-cell table:style-name="ce12"/>
          <table:table-cell table:style-name="ce40"/>
          <table:table-cell table:style-name="ce12"/>
          <table:table-cell table:style-name="ce40" office:value-type="string">
            <text:p>Всего по таблице</text:p>
          </table:table-cell>
          <table:table-cell table:style-name="ce75" office:value-type="string">
            <text:p><text:s/></text:p>
          </table:table-cell>
          <table:table-cell table:style-name="ce89" table:formula="of:=[.F1575]+[.F1488]+[.F1404]+[.F1303]+[.F1261]+[.F1152]+[.F1083]+[.F1011]+[.F955]+[.F882]+[.F829]+[.F723]+[.F663]+[.F608]+[.F525]+[.F451]+[.F360]+[.F277]+[.F226]+[.F174]+[.F130]+[.F70]" office:value-type="float" office:value="23904.87">
            <text:p>23 904,87</text:p>
          </table:table-cell>
          <table:table-cell table:style-name="ce89" table:formula="of:=[.G1575]+[.G1488]+[.G1404]+[.G1303]+[.G1261]+[.G1152]+[.G1083]+[.G1011]+[.G955]+[.G882]+[.G829]+[.G723]+[.G663]+[.G608]+[.G525]+[.G451]+[.G360]+[.G277]+[.G226]+[.G174]+[.G130]+[.G70]" office:value-type="float" office:value="18594.79">
            <text:p>18 594,79</text:p>
          </table:table-cell>
          <table:table-cell table:style-name="ce110" table:formula="of:=[.H1575]+[.H1488]+[.H1404]+[.H1303]+[.H1261]+[.H1152]+[.H1083]+[.H1011]+[.H955]+[.H882]+[.H829]+[.H723]+[.H663]+[.H608]+[.H525]+[.H451]+[.H360]+[.H277]+[.H226]+[.H174]+[.H130]+[.H70]" office:value-type="float" office:value="999">
            <text:p>999</text:p>
          </table:table-cell>
          <table:table-cell table:style-name="ce131"/>
          <table:table-cell table:style-name="ce40"/>
          <table:table-cell table:style-name="ce40" table:formula="of:=[.K1575]+[.K1488]+[.K1404]+[.K1303]+[.K1261]+[.K1152]+[.K1083]+[.K1011]+[.K955]+[.K882]+[.K829]+[.K723]+[.K663]+[.K608]+[.K525]+[.K451]+[.K360]+[.K277]+[.K226]+[.K174]+[.K130]+[.K70]" office:value-type="float" office:value="119">
            <text:p>119</text:p>
          </table:table-cell>
          <table:table-cell table:style-name="ce180"/>
          <table:table-cell table:style-name="ce40" table:formula="of:=[.M1575]+[.M1488]+[.M1404]+[.M1303]+[.M1261]+[.M1152]+[.M1083]+[.M1011]+[.M955]+[.M882]+[.M829]+[.M723]+[.M663]+[.M608]+[.M525]+[.M451]+[.M360]+[.M277]+[.M226]+[.M174]+[.M130]+[.M70]" office:value-type="float" office:value="365">
            <text:p>365</text:p>
          </table:table-cell>
          <table:table-cell table:style-name="ce199"/>
          <table:table-cell table:style-name="ce152" table:number-columns-repeated="316"/>
          <table:table-cell table:style-name="ce218" table:number-columns-repeated="692"/>
          <table:table-cell table:number-columns-repeated="2"/>
        </table:table-row>
        <table:table-row table:style-name="ro4">
          <table:table-cell table:style-name="ce13"/>
          <table:table-cell table:style-name="ce41"/>
          <table:table-cell table:style-name="ce52"/>
          <table:table-cell table:style-name="ce61"/>
          <table:table-cell table:style-name="ce76"/>
          <table:table-cell table:style-name="ce90" table:number-columns-repeated="2"/>
          <table:table-cell table:style-name="ce111"/>
          <table:table-cell table:style-name="ce132"/>
          <table:table-cell table:style-name="ce151" table:number-columns-repeated="2"/>
          <table:table-cell table:style-name="ce181"/>
          <table:table-cell table:style-name="ce191"/>
          <table:table-cell table:style-name="ce20"/>
          <table:table-cell table:style-name="ce54"/>
          <table:table-cell table:style-name="ce152" table:number-columns-repeated="240"/>
          <table:table-cell table:number-columns-repeated="769"/>
        </table:table-row>
        <table:table-row table:style-name="ro4">
          <table:table-cell table:style-name="ce13"/>
          <table:table-cell table:style-name="ce41"/>
          <table:table-cell table:style-name="ce52"/>
          <table:table-cell table:style-name="ce61"/>
          <table:table-cell table:style-name="ce76"/>
          <table:table-cell table:style-name="ce91" table:number-columns-repeated="2"/>
          <table:table-cell table:style-name="ce112"/>
          <table:table-cell table:style-name="ce133"/>
          <table:table-cell table:style-name="ce152" table:number-columns-repeated="2"/>
          <table:table-cell table:style-name="ce182"/>
          <table:table-cell table:style-name="ce192"/>
          <table:table-cell table:style-name="ce20"/>
          <table:table-cell table:style-name="ce54"/>
          <table:table-cell table:style-name="ce152" table:number-columns-repeated="240"/>
          <table:table-cell table:number-columns-repeated="769"/>
        </table:table-row>
        <table:table-row table:style-name="ro23">
          <table:table-cell table:style-name="ce14"/>
          <table:table-cell table:style-name="ce42"/>
          <table:table-cell table:style-name="ce13"/>
          <table:table-cell table:style-name="ce42"/>
          <table:table-cell table:style-name="ce77"/>
          <table:table-cell table:style-name="ce92" table:number-columns-repeated="2"/>
          <table:table-cell table:style-name="ce113"/>
          <table:table-cell table:style-name="ce134" office:value-type="string">
            <text:p>Итого по бывшим общежитиям:</text:p>
          </table:table-cell>
          <table:table-cell table:style-name="ce153" office:value-type="string">
            <text:p>всего помещений в мс</text:p>
          </table:table-cell>
          <table:table-cell table:style-name="ce153" office:value-type="string">
            <text:p>в КФ</text:p>
          </table:table-cell>
          <table:table-cell table:style-name="ce153" office:value-type="string">
            <text:p>в СпФ</text:p>
          </table:table-cell>
          <table:table-cell table:style-name="ce153" office:value-type="string">
            <text:p>Итого в СН</text:p>
          </table:table-cell>
          <table:table-cell table:style-name="ce200"/>
          <table:table-cell table:style-name="ce14"/>
          <table:table-cell table:style-name="ce133" table:number-columns-repeated="240"/>
          <table:table-cell table:style-name="ce209" table:number-columns-repeated="75"/>
          <table:table-cell table:style-name="ce136" table:number-columns-repeated="692"/>
          <table:table-cell table:style-name="ce226" table:number-columns-repeated="2"/>
        </table:table-row>
        <table:table-row table:style-name="ro7">
          <table:table-cell table:style-name="ce15"/>
          <table:table-cell table:style-name="ce43"/>
          <table:table-cell table:style-name="ce53"/>
          <table:table-cell table:style-name="ce43" office:value-type="string">
            <text:p><text:s/></text:p>
          </table:table-cell>
          <table:table-cell table:style-name="ce76"/>
          <table:table-cell table:style-name="ce93" table:number-columns-repeated="2"/>
          <table:table-cell table:style-name="ce114"/>
          <table:table-cell table:style-name="ce135"/>
          <table:table-cell table:style-name="ce154" table:formula="of:=[.H1576]" office:value-type="float" office:value="999">
            <text:p>999</text:p>
          </table:table-cell>
          <table:table-cell table:style-name="ce154" table:formula="of:=[.K1576]" office:value-type="float" office:value="119">
            <text:p>119</text:p>
          </table:table-cell>
          <table:table-cell table:style-name="ce154" table:formula="of:=[.M1576]" office:value-type="float" office:value="365">
            <text:p>365</text:p>
          </table:table-cell>
          <table:table-cell table:style-name="ce154" table:formula="of:=[.J1580]-[.K1580]-[.L1580]" office:value-type="float" office:value="515">
            <text:p>515</text:p>
          </table:table-cell>
          <table:table-cell table:style-name="ce201"/>
          <table:table-cell table:style-name="ce15"/>
          <table:table-cell table:style-name="ce135" table:number-columns-repeated="240"/>
          <table:table-cell table:style-name="ce210" table:number-columns-repeated="75"/>
          <table:table-cell table:style-name="ce219" table:number-columns-repeated="692"/>
          <table:table-cell table:style-name="ce227" table:number-columns-repeated="2"/>
        </table:table-row>
        <table:table-row table:style-name="ro4" table:number-rows-repeated="124">
          <table:table-cell table:style-name="ce14"/>
          <table:table-cell table:style-name="ce41"/>
          <table:table-cell table:style-name="ce52"/>
          <table:table-cell table:style-name="ce61"/>
          <table:table-cell table:style-name="ce76"/>
          <table:table-cell table:style-name="ce91" table:number-columns-repeated="2"/>
          <table:table-cell table:style-name="ce112"/>
          <table:table-cell table:style-name="ce133"/>
          <table:table-cell table:style-name="ce152" table:number-columns-repeated="2"/>
          <table:table-cell table:style-name="ce183"/>
          <table:table-cell table:style-name="ce152"/>
          <table:table-cell table:style-name="ce20"/>
          <table:table-cell table:style-name="ce54"/>
          <table:table-cell table:style-name="ce152" table:number-columns-repeated="240"/>
          <table:table-cell table:number-columns-repeated="769"/>
        </table:table-row>
        <table:table-row table:style-name="ro4" table:number-rows-repeated="153">
          <table:table-cell table:style-name="ce14"/>
          <table:table-cell table:style-name="ce20"/>
          <table:table-cell table:style-name="ce54"/>
          <table:table-cell table:style-name="ce55"/>
          <table:table-cell table:style-name="ce78"/>
          <table:table-cell table:style-name="ce91" table:number-columns-repeated="2"/>
          <table:table-cell table:style-name="ce112"/>
          <table:table-cell table:style-name="ce133"/>
          <table:table-cell table:style-name="ce152" table:number-columns-repeated="2"/>
          <table:table-cell table:style-name="ce183"/>
          <table:table-cell table:style-name="ce152"/>
          <table:table-cell table:style-name="ce20"/>
          <table:table-cell table:style-name="ce54"/>
          <table:table-cell table:style-name="ce152" table:number-columns-repeated="240"/>
          <table:table-cell table:number-columns-repeated="769"/>
        </table:table-row>
        <table:table-row table:style-name="ro4" table:number-rows-repeated="63677">
          <table:table-cell table:style-name="ce14"/>
          <table:table-cell table:style-name="ce20"/>
          <table:table-cell table:style-name="ce54"/>
          <table:table-cell table:style-name="ce55"/>
          <table:table-cell table:style-name="ce78"/>
          <table:table-cell table:style-name="ce91" table:number-columns-repeated="2"/>
          <table:table-cell table:style-name="ce112"/>
          <table:table-cell table:style-name="ce133"/>
          <table:table-cell table:style-name="ce155" table:number-columns-repeated="2"/>
          <table:table-cell table:style-name="ce182"/>
          <table:table-cell table:style-name="ce192"/>
          <table:table-cell table:style-name="ce20"/>
          <table:table-cell table:style-name="ce54"/>
          <table:table-cell table:style-name="ce152" table:number-columns-repeated="240"/>
          <table:table-cell table:number-columns-repeated="769"/>
        </table:table-row>
        <table:table-row table:style-name="ro4" table:number-rows-repeated="9830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expression table:name="Excel_BuiltIn__FilterDatabase" table:base-cell-address="$'общежития, расшифровка поквартирно'.$A$1" table:expression="$'общая информация по общежитиям'.$a$#ссыл!:$amb$#ссыл!"/>
        <table:named-range table:name="Excel_BuiltIn__FilterDatabase 1" table:base-cell-address="$'общежития, расшифровка поквартирно'.$A$1" table:cell-range-address="$'общежития, расшифровка поквартирно'.$A$5:.$M$1576"/>
        <table:named-range table:name="__Anonymous_Sheet_DB__1" table:base-cell-address="$'общежития, расшифровка поквартирно'.$A$1" table:cell-range-address="$'общежития, расшифровка поквартирно'.$A$5:.$M$1576"/>
      </table:named-expressions>
      <table:database-ranges>
        <table:database-range table:name="__Anonymous_Sheet_DB__0" table:target-range-address="'общежития, расшифровка поквартирно'.A5:'общежития, расшифровка поквартирно'.N1576" table:display-filter-buttons="true"/>
        <table:database-range table:name="Excel_BuiltIn__FilterDatabase 1" table:target-range-address="'общежития, расшифровка поквартирно'.A5:'общежития, расшифровка поквартирно'.M1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0" number:min-integer-digits="0"/>
    </number:number-style>
    <number:number-style style:name="N116P0" style:volatile="true">
      <number:number number:decimal-places="0" number:min-integer-digits="1" number:grouping="true"/>
      <number:text>р.</number:text>
    </number:number-style>
    <number:number-style style:name="N116">
      <number:text>-</number:text>
      <number:number number: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р.</number:text>
    </number:number-style>
    <number:number-style style:name="N118">
      <number:text>-</number:text>
      <number:number number:decimal-places="2" number:min-integer-digits="1" number:grouping="true"/>
      <number:text>р.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/>
    </number:number-style>
    <number:number-style style:name="N136">
      <number:number number:decimal-places="2" number:min-integer-digits="0"/>
    </number:number-style>
    <number:number-style style:name="N140P0" style:volatile="true">
      <number:text> </number:text>
      <number:number number:decimal-places="1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min-integer-digits="1"/>
      <number:text> </number:text>
    </number:number-style>
    <number:number-style style:name="N142">
      <number:number number:decimal-places="3" number:min-integer-digits="1"/>
    </number:number-style>
    <number:number-style style:name="N144P0" style:volatile="true">
      <number:text>fl</number:text>
      <number:number number:decimal-places="0" number:min-integer-digits="1" number:grouping="true"/>
      <number:text> </number:text>
    </number:number-style>
    <number:number-style style:name="N144">
      <number:text>(fl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fl</number:text>
      <number:number number:decimal-places="2" number:min-integer-digits="1" number:grouping="true"/>
      <number:text> </number:text>
    </number:number-style>
    <number:number-style style:name="N146">
      <number:text>(fl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">
      <number:text>6</number:text>
      <number:number number:decimal-places="0" number:min-integer-digits="1"/>
      <number:text>47:</number:text>
    </number:number-style>
    <number:number-style style:name="N151P0" style:volatile="true">
      <number:text> fl</number:text>
      <number:number number:decimal-places="0" number:min-integer-digits="1" number:grouping="true"/>
      <number:text> </number:text>
    </number:number-style>
    <number:number-style style:name="N151P1" style:volatile="true">
      <number:text> fl(</number:text>
      <number:number number:decimal-places="0" number:min-integer-digits="1" number:grouping="true"/>
      <number:text>)</number:text>
    </number:number-style>
    <number:number-style style:name="N151P2" style:volatile="true">
      <number:text> fl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P0" style:volatile="true">
      <number:day number:style="long"/>
      <number:text>.</number:text>
      <number:month number:style="long"/>
      <number:text>.</number:text>
      <number:year/>
    </number:date-style>
    <number:text-style style:name="N152">
      <number:text-content/>
      <style:map style:condition="value()&gt;=0" style:apply-style-name="N152P0"/>
    </number:text-style>
    <number:currency-style style:name="N15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$</number:text>
      <number:number number:decimal-places="2" number:min-integer-digits="1" number:grouping="true"/>
      <number:text> </number:text>
    </number:number-style>
    <number:number-style style:name="N158">
      <number:text>($</number:text>
      <number:number number: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 number:style="long" number:textual="true"/>
      <number:text> </number:text>
      <number:day/>
      <number:text>, </number:text>
      <number:year number:style="long"/>
    </number:date-style>
    <number:number-style style:name="N163P0" style:volatile="true">
      <number:text> </number:text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$</number:text>
      <number:number number:decimal-places="0" number:min-integer-digits="1" number:grouping="true"/>
      <number:text> </number:text>
    </number:number-style>
    <number:number-style style:name="N167P1" style:volatile="true">
      <number:text> $(</number:text>
      <number:number number: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</number:text>
      <number:number number:decimal-places="2" number:min-integer-digits="1" number:grouping="true"/>
      <number:text> </number:text>
    </number:number-style>
    <number:number-style style:name="N169P1" style:volatile="true">
      <number:text> (</number:text>
      <number:number number:decimal-places="2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number number:decimal-places="0" number:min-integer-digits="1" number:grouping="true"/>
    </number:number-style>
    <number:number-style style:name="N174">
      <style:text-properties fo:color="#ff0000"/>
      <number:text>-</number:text>
      <number:number number:decimal-places="0" number:min-integer-digits="1" number:grouping="true"/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</number:number-style>
    <number:number-style style:name="N175">
      <style:text-properties fo:color="#ff0000"/>
      <number:text>-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р.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р.</number:text>
    </number:number-style>
    <number:number-style style:name="N17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77P0"/>
    </number:number-style>
    <number:number-style style:name="N178">
      <number:number number:decimal-places="0" number:min-integer-digits="2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80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80P0"/>
    </number:currency-style>
    <number:currency-style style:name="N18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81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8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1">01.10.2014</text:date>, <text:time>16:02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общая_20_информация_20_по_20_общежитиям" style:display-name="PageStyle_общая информация по общежитиям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общежития_2c__20_расшифровка_20_площаде_2c__20_к-во_20_проживающих._20_спец._20_комм" style:display-name="PageStyle_общежития, расшифровка площаде, к-во проживающих. спец. комм" style:page-layout-name="Mpm4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 style:display="false">
        <text:p><text:span text:style-name="MT2">Страница </text:span><text:span text:style-name="MT2"><text:page-number>1</text:page-number></text:span></text:p>
      </style:footer>
      <style:footer-left style:display="false">
        <text:p><text:span text:style-name="MT2">Страница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09T08:59:58</meta:creation-date>
    <dc:date>2014-10-01T16:02:16.37</dc:date>
    <meta:print-date>2013-12-17T14:59:35.25</meta:print-date>
    <meta:editing-cycles>1049</meta:editing-cycles>
    <meta:editing-duration>P22DT12H56M49S</meta:editing-duration>
    <meta:generator>OpenOffice.org/3.4.1$Win32 OpenOffice.org_project/341m1$Build-9593</meta:generator>
    <meta:printed-by>Снежана Полетьева</meta:printed-by>
    <meta:document-statistic meta:table-count="1" meta:cell-count="8431" meta:object-count="0"/>
    <meta:user-defined meta:name="Поле 1"/>
    <meta:user-defined meta:name="Поле 2"/>
    <meta:user-defined meta:name="Поле 3"/>
    <meta:user-defined meta:name="Поле 4"/>
  </office:meta>
</office:document-meta>
</file>